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Gentium Plus2" svg:font-family="'Gentium Plus'"/>
    <style:font-face style:name="Charis SIL:1052=1" svg:font-family="'Charis SIL:1052=1'" style:font-family-generic="system"/>
    <style:font-face style:name="Charis SIL:1058=1" svg:font-family="'Charis SIL:1058=1'" style:font-family-generic="system"/>
    <style:font-face style:name="Charis SIL:1058=1&amp;1028=1" svg:font-family="'Charis SIL:1058=1&amp;1028=1'" style:font-family-generic="system"/>
    <style:font-face style:name="Charis SIL:1058=1&amp;1044=1" svg:font-family="'Charis SIL:1058=1&amp;1044=1'" style:font-family-generic="system"/>
    <style:font-face style:name="MS Gothic" svg:font-family="'MS Gothic'" style:font-family-generic="modern" style:font-pitch="fixed"/>
    <style:font-face style:name="MS Mincho" svg:font-family="'MS Mincho'" style:font-family-generic="modern" style:font-pitch="fixed"/>
    <style:font-face style:name="Gentium Plus1" svg:font-family="'Gentium Plus'" style:font-pitch="variable"/>
    <style:font-face style:name="Gentium Plus:1026=1" svg:font-family="'Gentium Plus:1026=1'" style:font-pitch="variable"/>
    <style:font-face style:name="Gentium Plus:1029=1&amp;1032=1&amp;1053=1" svg:font-family="'Gentium Plus:1029=1&amp;1032=1&amp;1053=1'" style:font-pitch="variable"/>
    <style:font-face style:name="Gentium Plus:1029=1&amp;1032=1&amp;1053=1&amp;1058=1" svg:font-family="'Gentium Plus:1029=1&amp;1032=1&amp;1053=1&amp;1058=1'" style:font-pitch="variable"/>
    <style:font-face style:name="Gentium Plus:1029=1&amp;1032=1&amp;1058=1" svg:font-family="'Gentium Plus:1029=1&amp;1032=1&amp;1058=1'" style:font-pitch="variable"/>
    <style:font-face style:name="Gentium Plus:1029=1&amp;1053=1&amp;1058=1" svg:font-family="'Gentium Plus:1029=1&amp;1053=1&amp;1058=1'" style:font-pitch="variable"/>
    <style:font-face style:name="Gentium Plus:1029=1&amp;1058=1" svg:font-family="'Gentium Plus:1029=1&amp;1058=1'" style:font-pitch="variable"/>
    <style:font-face style:name="Gentium Plus:1030=1" svg:font-family="'Gentium Plus:1030=1'" style:font-pitch="variable"/>
    <style:font-face style:name="Gentium Plus:1050=1" svg:font-family="'Gentium Plus:1050=1'" style:font-pitch="variable"/>
    <style:font-face style:name="Gentium Plus:1054=1" svg:font-family="'Gentium Plus:1054=1'" style:font-pitch="variable"/>
    <style:font-face style:name="Gentium Plus:1058=11" svg:font-family="'Gentium Plus:1058=1'" style:font-pitch="variable"/>
    <style:font-face style:name="Gentium Plus:1058=1&amp;1043=1" svg:font-family="'Gentium Plus:1058=1&amp;1043=1'" style:font-pitch="variable"/>
    <style:font-face style:name="Gentium Plus:1058=1&amp;1054=1" svg:font-family="'Gentium Plus:1058=1&amp;1054=1'" style:font-pitch="variable"/>
    <style:font-face style:name="Gentium Plus:1058=1&amp;1060=1" svg:font-family="'Gentium Plus:1058=1&amp;1060=1'" style:font-pitch="variable"/>
    <style:font-face style:name="Gentium Plus:1058=1&amp;1078=1" svg:font-family="'Gentium Plus:1058=1&amp;1078=1'" style:font-pitch="variable"/>
    <style:font-face style:name="Gentium Plus:1060=1" svg:font-family="'Gentium Plus:1060=1'" style:font-pitch="variable"/>
    <style:font-face style:name="Gentium Plus:1078=1" svg:font-family="'Gentium Plus:1078=1'"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Charis SIL Literacy" svg:font-family="'Charis SIL Literacy'" style:font-family-generic="system" style:font-pitch="variable"/>
    <style:font-face style:name="Charis SIL SC" svg:font-family="'Charis SIL SC'" style:font-family-generic="system" style:font-pitch="variable"/>
    <style:font-face style:name="Charis SIL SC2nd" svg:font-family="'Charis SIL SC2nd'" style:font-family-generic="system" style:font-pitch="variable"/>
    <style:font-face style:name="Doulos SIL" svg:font-family="'Doulos SIL'" style:font-family-generic="system" style:font-pitch="variable"/>
    <style:font-face style:name="Gentium Plus" svg:font-family="'Gentium Plus'" style:font-family-generic="system" style:font-pitch="variable"/>
    <style:font-face style:name="Gentium Plus:1024=1" svg:font-family="'Gentium Plus:1024=1'" style:font-family-generic="system" style:font-pitch="variable"/>
    <style:font-face style:name="Gentium Plus:1024=2" svg:font-family="'Gentium Plus:1024=2'" style:font-family-generic="system" style:font-pitch="variable"/>
    <style:font-face style:name="Gentium Plus:1024=3" svg:font-family="'Gentium Plus:1024=3'" style:font-family-generic="system" style:font-pitch="variable"/>
    <style:font-face style:name="Gentium Plus:1025=1" svg:font-family="'Gentium Plus:1025=1'" style:font-family-generic="system" style:font-pitch="variable"/>
    <style:font-face style:name="Gentium Plus:1025=2" svg:font-family="'Gentium Plus:1025=2'" style:font-family-generic="system" style:font-pitch="variable"/>
    <style:font-face style:name="Gentium Plus:1027=1" svg:font-family="'Gentium Plus:1027=1'" style:font-family-generic="system" style:font-pitch="variable"/>
    <style:font-face style:name="Gentium Plus:1028=1" svg:font-family="'Gentium Plus:1028=1'" style:font-family-generic="system" style:font-pitch="variable"/>
    <style:font-face style:name="Gentium Plus:1029=1" svg:font-family="'Gentium Plus:1029=1'" style:font-family-generic="system" style:font-pitch="variable"/>
    <style:font-face style:name="Gentium Plus:1029=1&amp;1032=1" svg:font-family="'Gentium Plus:1029=1&amp;1032=1'" style:font-family-generic="system" style:font-pitch="variable"/>
    <style:font-face style:name="Gentium Plus:1029=1&amp;1053=1" svg:font-family="'Gentium Plus:1029=1&amp;1053=1'" style:font-family-generic="system" style:font-pitch="variable"/>
    <style:font-face style:name="Gentium Plus:1031=1" svg:font-family="'Gentium Plus:1031=1'" style:font-family-generic="system" style:font-pitch="variable"/>
    <style:font-face style:name="Gentium Plus:1032=1" svg:font-family="'Gentium Plus:1032=1'" style:font-family-generic="system" style:font-pitch="variable"/>
    <style:font-face style:name="Gentium Plus:1032=1&amp;1053=1" svg:font-family="'Gentium Plus:1032=1&amp;1053=1'" style:font-family-generic="system" style:font-pitch="variable"/>
    <style:font-face style:name="Gentium Plus:1033=1" svg:font-family="'Gentium Plus:1033=1'" style:font-family-generic="system" style:font-pitch="variable"/>
    <style:font-face style:name="Gentium Plus:1033=2" svg:font-family="'Gentium Plus:1033=2'" style:font-family-generic="system" style:font-pitch="variable"/>
    <style:font-face style:name="Gentium Plus:1034=0" svg:font-family="'Gentium Plus:1034=0'" style:font-family-generic="system" style:font-pitch="variable"/>
    <style:font-face style:name="Gentium Plus:1035=1" svg:font-family="'Gentium Plus:1035=1'" style:font-family-generic="system" style:font-pitch="variable"/>
    <style:font-face style:name="Gentium Plus:1036=1" svg:font-family="'Gentium Plus:1036=1'" style:font-family-generic="system" style:font-pitch="variable"/>
    <style:font-face style:name="Gentium Plus:1037=1" svg:font-family="'Gentium Plus:1037=1'" style:font-family-generic="system" style:font-pitch="variable"/>
    <style:font-face style:name="Gentium Plus:1038=1" svg:font-family="'Gentium Plus:1038=1'" style:font-family-generic="system" style:font-pitch="variable"/>
    <style:font-face style:name="Gentium Plus:1039=1" svg:font-family="'Gentium Plus:1039=1'" style:font-family-generic="system" style:font-pitch="variable"/>
    <style:font-face style:name="Gentium Plus:1040=1" svg:font-family="'Gentium Plus:1040=1'" style:font-family-generic="system" style:font-pitch="variable"/>
    <style:font-face style:name="Gentium Plus:1041=1" svg:font-family="'Gentium Plus:1041=1'" style:font-family-generic="system" style:font-pitch="variable"/>
    <style:font-face style:name="Gentium Plus:1042=1" svg:font-family="'Gentium Plus:1042=1'" style:font-family-generic="system" style:font-pitch="variable"/>
    <style:font-face style:name="Gentium Plus:1043=1" svg:font-family="'Gentium Plus:1043=1'" style:font-family-generic="system" style:font-pitch="variable"/>
    <style:font-face style:name="Gentium Plus:1044=1" svg:font-family="'Gentium Plus:1044=1'" style:font-family-generic="system" style:font-pitch="variable"/>
    <style:font-face style:name="Gentium Plus:1045=1" svg:font-family="'Gentium Plus:1045=1'" style:font-family-generic="system" style:font-pitch="variable"/>
    <style:font-face style:name="Gentium Plus:1047=1" svg:font-family="'Gentium Plus:1047=1'" style:font-family-generic="system" style:font-pitch="variable"/>
    <style:font-face style:name="Gentium Plus:1049=1" svg:font-family="'Gentium Plus:1049=1'" style:font-family-generic="system" style:font-pitch="variable"/>
    <style:font-face style:name="Gentium Plus:1052=1" svg:font-family="'Gentium Plus:1052=1'" style:font-family-generic="system" style:font-pitch="variable"/>
    <style:font-face style:name="Gentium Plus:1053=1" svg:font-family="'Gentium Plus:1053=1'" style:font-family-generic="system" style:font-pitch="variable"/>
    <style:font-face style:name="Gentium Plus:1056=1" svg:font-family="'Gentium Plus:1056=1'" style:font-family-generic="system" style:font-pitch="variable"/>
    <style:font-face style:name="Gentium Plus:1057=1" svg:font-family="'Gentium Plus:1057=1'" style:font-family-generic="system" style:font-pitch="variable"/>
    <style:font-face style:name="Gentium Plus:1058=1" svg:font-family="'Gentium Plus:1058=1'" style:font-family-generic="system" style:font-pitch="variable"/>
    <style:font-face style:name="Gentium Plus:1058=1&amp;1024=1" svg:font-family="'Gentium Plus:1058=1&amp;1024=1'" style:font-family-generic="system" style:font-pitch="variable"/>
    <style:font-face style:name="Gentium Plus:1058=1&amp;1024=2" svg:font-family="'Gentium Plus:1058=1&amp;1024=2'" style:font-family-generic="system" style:font-pitch="variable"/>
    <style:font-face style:name="Gentium Plus:1058=1&amp;1024=3" svg:font-family="'Gentium Plus:1058=1&amp;1024=3'" style:font-family-generic="system" style:font-pitch="variable"/>
    <style:font-face style:name="Gentium Plus:1058=1&amp;1027=1" svg:font-family="'Gentium Plus:1058=1&amp;1027=1'" style:font-family-generic="system" style:font-pitch="variable"/>
    <style:font-face style:name="Gentium Plus:1058=1&amp;1028=1" svg:font-family="'Gentium Plus:1058=1&amp;1028=1'" style:font-family-generic="system" style:font-pitch="variable"/>
    <style:font-face style:name="Gentium Plus:1058=1&amp;1031=1" svg:font-family="'Gentium Plus:1058=1&amp;1031=1'" style:font-family-generic="system" style:font-pitch="variable"/>
    <style:font-face style:name="Gentium Plus:1058=1&amp;1032=1" svg:font-family="'Gentium Plus:1058=1&amp;1032=1'" style:font-family-generic="system" style:font-pitch="variable"/>
    <style:font-face style:name="Gentium Plus:1058=1&amp;1032=1&amp;1053" svg:font-family="'Gentium Plus:1058=1&amp;1032=1&amp;1053'" style:font-family-generic="system" style:font-pitch="variable"/>
    <style:font-face style:name="Gentium Plus:1058=1&amp;1033=1" svg:font-family="'Gentium Plus:1058=1&amp;1033=1'" style:font-family-generic="system" style:font-pitch="variable"/>
    <style:font-face style:name="Gentium Plus:1058=1&amp;1033=2" svg:font-family="'Gentium Plus:1058=1&amp;1033=2'" style:font-family-generic="system" style:font-pitch="variable"/>
    <style:font-face style:name="Gentium Plus:1058=1&amp;1034=0" svg:font-family="'Gentium Plus:1058=1&amp;1034=0'" style:font-family-generic="system" style:font-pitch="variable"/>
    <style:font-face style:name="Gentium Plus:1058=1&amp;1035=1" svg:font-family="'Gentium Plus:1058=1&amp;1035=1'" style:font-family-generic="system" style:font-pitch="variable"/>
    <style:font-face style:name="Gentium Plus:1058=1&amp;1037=1" svg:font-family="'Gentium Plus:1058=1&amp;1037=1'" style:font-family-generic="system" style:font-pitch="variable"/>
    <style:font-face style:name="Gentium Plus:1058=1&amp;1038=1" svg:font-family="'Gentium Plus:1058=1&amp;1038=1'" style:font-family-generic="system" style:font-pitch="variable"/>
    <style:font-face style:name="Gentium Plus:1058=1&amp;1039=1" svg:font-family="'Gentium Plus:1058=1&amp;1039=1'" style:font-family-generic="system" style:font-pitch="variable"/>
    <style:font-face style:name="Gentium Plus:1058=1&amp;1040=1" svg:font-family="'Gentium Plus:1058=1&amp;1040=1'" style:font-family-generic="system" style:font-pitch="variable"/>
    <style:font-face style:name="Gentium Plus:1058=1&amp;1041=1" svg:font-family="'Gentium Plus:1058=1&amp;1041=1'" style:font-family-generic="system" style:font-pitch="variable"/>
    <style:font-face style:name="Gentium Plus:1058=1&amp;1042=1" svg:font-family="'Gentium Plus:1058=1&amp;1042=1'" style:font-family-generic="system" style:font-pitch="variable"/>
    <style:font-face style:name="Gentium Plus:1058=1&amp;1045=1" svg:font-family="'Gentium Plus:1058=1&amp;1045=1'" style:font-family-generic="system" style:font-pitch="variable"/>
    <style:font-face style:name="Gentium Plus:1058=1&amp;1053=1" svg:font-family="'Gentium Plus:1058=1&amp;1053=1'" style:font-family-generic="system" style:font-pitch="variable"/>
    <style:font-face style:name="Gentium Plus:1058=1&amp;1056=1" svg:font-family="'Gentium Plus:1058=1&amp;1056=1'" style:font-family-generic="system" style:font-pitch="variable"/>
    <style:font-face style:name="Gentium Plus:1058=1&amp;1059=1" svg:font-family="'Gentium Plus:1058=1&amp;1059=1'" style:font-family-generic="system" style:font-pitch="variable"/>
    <style:font-face style:name="Gentium Plus:1058=1&amp;1063=1" svg:font-family="'Gentium Plus:1058=1&amp;1063=1'" style:font-family-generic="system" style:font-pitch="variable"/>
    <style:font-face style:name="Gentium Plus:1058=1&amp;1064=1" svg:font-family="'Gentium Plus:1058=1&amp;1064=1'" style:font-family-generic="system" style:font-pitch="variable"/>
    <style:font-face style:name="Gentium Plus:1058=1&amp;1077=1" svg:font-family="'Gentium Plus:1058=1&amp;1077=1'" style:font-family-generic="system" style:font-pitch="variable"/>
    <style:font-face style:name="Gentium Plus:1058=1&amp;1077=2" svg:font-family="'Gentium Plus:1058=1&amp;1077=2'" style:font-family-generic="system" style:font-pitch="variable"/>
    <style:font-face style:name="Gentium Plus:1058=1&amp;1077=3" svg:font-family="'Gentium Plus:1058=1&amp;1077=3'" style:font-family-generic="system" style:font-pitch="variable"/>
    <style:font-face style:name="Gentium Plus:1058=1&amp;1077=4" svg:font-family="'Gentium Plus:1058=1&amp;1077=4'" style:font-family-generic="system" style:font-pitch="variable"/>
    <style:font-face style:name="Gentium Plus:1059=1" svg:font-family="'Gentium Plus:1059=1'" style:font-family-generic="system" style:font-pitch="variable"/>
    <style:font-face style:name="Gentium Plus:1062=1" svg:font-family="'Gentium Plus:1062=1'" style:font-family-generic="system" style:font-pitch="variable"/>
    <style:font-face style:name="Gentium Plus:1062=2" svg:font-family="'Gentium Plus:1062=2'" style:font-family-generic="system" style:font-pitch="variable"/>
    <style:font-face style:name="Gentium Plus:1062=3" svg:font-family="'Gentium Plus:1062=3'" style:font-family-generic="system" style:font-pitch="variable"/>
    <style:font-face style:name="Gentium Plus:1063=1" svg:font-family="'Gentium Plus:1063=1'" style:font-family-generic="system" style:font-pitch="variable"/>
    <style:font-face style:name="Gentium Plus:1064=1" svg:font-family="'Gentium Plus:1064=1'" style:font-family-generic="system" style:font-pitch="variable"/>
    <style:font-face style:name="Gentium Plus:1077=1" svg:font-family="'Gentium Plus:1077=1'" style:font-family-generic="system" style:font-pitch="variable"/>
    <style:font-face style:name="Gentium Plus:1077=2" svg:font-family="'Gentium Plus:1077=2'" style:font-family-generic="system" style:font-pitch="variable"/>
    <style:font-face style:name="Gentium Plus:1077=3" svg:font-family="'Gentium Plus:1077=3'" style:font-family-generic="system" style:font-pitch="variable"/>
    <style:font-face style:name="Gentium Plus:1077=4" svg:font-family="'Gentium Plus:1077=4'" style:font-family-generic="system" style:font-pitch="variable"/>
    <style:font-face style:name="SimSun" svg:font-family="SimSun, 宋体" style:font-family-generic="system" style:font-pitch="variable"/>
  </office:font-face-decls>
  <office:automatic-styles>
    <style:style style:name="Table1" style:family="table">
      <style:table-properties style:width="9.7931in" fo:margin-left="-0.0271in" table:align="left"/>
    </style:style>
    <style:style style:name="Table1.A" style:family="table-column">
      <style:table-column-properties style:column-width="1.6958in"/>
    </style:style>
    <style:style style:name="Table1.B" style:family="table-column">
      <style:table-column-properties style:column-width="0.566in"/>
    </style:style>
    <style:style style:name="Table1.C" style:family="table-column">
      <style:table-column-properties style:column-width="1.125in"/>
    </style:style>
    <style:style style:name="Table1.D" style:family="table-column">
      <style:table-column-properties style:column-width="2.875in"/>
    </style:style>
    <style:style style:name="Table1.E" style:family="table-column">
      <style:table-column-properties style:column-width="2.75in"/>
    </style:style>
    <style:style style:name="Table1.F" style:family="table-column">
      <style:table-column-properties style:column-width="0.7813in"/>
    </style:style>
    <style:style style:name="Table1.1" style:family="table-row">
      <style:table-row-properties style:min-row-height="0.1903in" style:use-optimal-row-height="false"/>
    </style:style>
    <style:style style:name="Table1.A1" style:family="table-cell">
      <style:table-cell-properties fo:padding-left="0.0799in" fo:padding-right="0.0799in" fo:padding-top="0.0403in" fo:padding-bottom="0.0403in" fo:border-left="0.0139in solid #000000" fo:border-right="none" fo:border-top="0.0139in solid #000000" fo:border-bottom="0.0139in solid #000000"/>
    </style:style>
    <style:style style:name="Table1.F1" style:family="table-cell">
      <style:table-cell-properties fo:padding-left="0.0799in" fo:padding-right="0.0799in" fo:padding-top="0.0403in" fo:padding-bottom="0.0403in" fo:border="0.0139in solid #000000"/>
    </style:style>
    <style:style style:name="Table1.C3" style:family="table-cell">
      <style:table-cell-properties fo:padding-left="0.0799in" fo:padding-right="0.0799in" fo:padding-top="0.0403in" fo:padding-bottom="0.0403in" fo:border-left="0.0139in solid #000000" fo:border-right="none" fo:border-top="0.0139in solid #000000" fo:border-bottom="0.0007in solid #000000"/>
    </style:style>
    <style:style style:name="Table1.F3" style:family="table-cell">
      <style:table-cell-properties fo:padding-left="0.0799in" fo:padding-right="0.0799in" fo:padding-top="0.0403in" fo:padding-bottom="0.0403in" fo:border-left="0.0139in solid #000000" fo:border-right="0.0139in solid #000000" fo:border-top="0.0139in solid #000000" fo:border-bottom="none"/>
    </style:style>
    <style:style style:name="Table1.C4" style:family="table-cell">
      <style:table-cell-properties fo:padding-left="0.0799in" fo:padding-right="0.0799in" fo:padding-top="0.0403in" fo:padding-bottom="0.0403in" fo:border-left="0.0139in solid #000000" fo:border-right="none" fo:border-top="0.0007in solid #000000" fo:border-bottom="0.0139in solid #000000"/>
    </style:style>
    <style:style style:name="Table1.F4" style:family="table-cell">
      <style:table-cell-properties fo:padding-left="0.0799in" fo:padding-right="0.0799in" fo:padding-top="0.0403in" fo:padding-bottom="0.0403in" fo:border-left="0.0139in solid #000000" fo:border-right="0.0139in solid #000000" fo:border-top="none" fo:border-bottom="0.0139in solid #000000"/>
    </style:style>
    <style:style style:name="Table1.B7" style:family="table-cell">
      <style:table-cell-properties fo:padding-left="0.0799in" fo:padding-right="0.0799in" fo:padding-top="0.0403in" fo:padding-bottom="0.0403in" fo:border-left="0.0139in solid #000000" fo:border-right="none" fo:border-top="0.0139in solid #000000" fo:border-bottom="none"/>
    </style:style>
    <style:style style:name="Table1.C7" style:family="table-cell">
      <style:table-cell-properties fo:padding-left="0.0799in" fo:padding-right="0.0799in" fo:padding-top="0.0403in" fo:padding-bottom="0.0403in" fo:border-left="0.0139in solid #000000" fo:border-right="none" fo:border-top="0.0007in solid #000000" fo:border-bottom="0.0007in solid #000000"/>
    </style:style>
    <style:style style:name="Table1.B8" style:family="table-cell">
      <style:table-cell-properties fo:padding-left="0.0799in" fo:padding-right="0.0799in" fo:padding-top="0.0403in" fo:padding-bottom="0.0403in" fo:border-left="0.0139in solid #000000" fo:border-right="none" fo:border-top="none" fo:border-bottom="0.0139in solid #000000"/>
    </style:style>
    <style:style style:name="Table1.F11" style:family="table-cell">
      <style:table-cell-properties fo:padding-left="0.0799in" fo:padding-right="0.0799in" fo:padding-top="0.0403in" fo:padding-bottom="0.0403in" fo:border-left="0.0139in solid #000000" fo:border-right="0.0139in solid #000000" fo:border-top="0.0139in solid #000000" fo:border-bottom="0.0007in solid #000000"/>
    </style:style>
    <style:style style:name="Table1.C17" style:family="table-cell">
      <style:table-cell-properties fo:padding-left="0.0799in" fo:padding-right="0.0799in" fo:padding-top="0.0403in" fo:padding-bottom="0.0403in" fo:border-left="0.0139in solid #000000" fo:border-right="none" fo:border-top="0.0069in solid #000000" fo:border-bottom="0.0139in solid #000000"/>
    </style:style>
    <style:style style:name="Table1.C18" style:family="table-cell">
      <style:table-cell-properties fo:padding-left="0.0799in" fo:padding-right="0.0799in" fo:padding-top="0.0403in" fo:padding-bottom="0.0403in" fo:border-left="0.0139in solid #000000" fo:border-right="none" fo:border-top="none" fo:border-bottom="0.0007in solid #000000"/>
    </style:style>
    <style:style style:name="Table3" style:family="table">
      <style:table-properties style:width="9.7931in" fo:margin-left="-0.0271in" table:align="left"/>
    </style:style>
    <style:style style:name="Table3.A" style:family="table-column">
      <style:table-column-properties style:column-width="1.6958in"/>
    </style:style>
    <style:style style:name="Table3.B" style:family="table-column">
      <style:table-column-properties style:column-width="0.566in"/>
    </style:style>
    <style:style style:name="Table3.C" style:family="table-column">
      <style:table-column-properties style:column-width="1.125in"/>
    </style:style>
    <style:style style:name="Table3.D" style:family="table-column">
      <style:table-column-properties style:column-width="2.875in"/>
    </style:style>
    <style:style style:name="Table3.E" style:family="table-column">
      <style:table-column-properties style:column-width="2.75in"/>
    </style:style>
    <style:style style:name="Table3.F" style:family="table-column">
      <style:table-column-properties style:column-width="0.7813in"/>
    </style:style>
    <style:style style:name="Table3.1" style:family="table-row">
      <style:table-row-properties style:min-row-height="0.1903in" style:use-optimal-row-height="false"/>
    </style:style>
    <style:style style:name="Table3.A1" style:family="table-cell">
      <style:table-cell-properties fo:padding-left="0.0799in" fo:padding-right="0.0799in" fo:padding-top="0.0403in" fo:padding-bottom="0.0403in" fo:border-left="0.0139in solid #000000" fo:border-right="none" fo:border-top="0.0139in solid #000000" fo:border-bottom="0.0139in solid #000000"/>
    </style:style>
    <style:style style:name="Table3.F1" style:family="table-cell">
      <style:table-cell-properties fo:padding-left="0.0799in" fo:padding-right="0.0799in" fo:padding-top="0.0403in" fo:padding-bottom="0.0403in" fo:border="0.0139in solid #000000"/>
    </style:style>
    <style:style style:name="Table3.A2" style:family="table-cell">
      <style:table-cell-properties fo:padding-left="0.0799in" fo:padding-right="0.0799in" fo:padding-top="0.0403in" fo:padding-bottom="0.0403in" fo:border-left="0.0139in solid #000000" fo:border-right="none" fo:border-top="none" fo:border-bottom="0.0139in solid #000000"/>
    </style:style>
    <style:style style:name="Table3.C2" style:family="table-cell">
      <style:table-cell-properties fo:padding-left="0.0799in" fo:padding-right="0.0799in" fo:padding-top="0.0403in" fo:padding-bottom="0.0403in" fo:border-left="0.0139in solid #000000" fo:border-right="none" fo:border-top="none" fo:border-bottom="0.0007in solid #000000"/>
    </style:style>
    <style:style style:name="Table3.F2" style:family="table-cell">
      <style:table-cell-properties fo:padding-left="0.0799in" fo:padding-right="0.0799in" fo:padding-top="0.0403in" fo:padding-bottom="0.0403in" fo:border-left="0.0139in solid #000000" fo:border-right="0.0139in solid #000000" fo:border-top="none" fo:border-bottom="0.0139in solid #000000"/>
    </style:style>
    <style:style style:name="Table3.C3" style:family="table-cell">
      <style:table-cell-properties fo:padding-left="0.0799in" fo:padding-right="0.0799in" fo:padding-top="0.0403in" fo:padding-bottom="0.0403in" fo:border-left="0.0139in solid #000000" fo:border-right="none" fo:border-top="0.0007in solid #000000" fo:border-bottom="0.0139in solid #000000"/>
    </style:style>
    <style:style style:name="Table3.C4" style:family="table-cell">
      <style:table-cell-properties fo:padding-left="0.0799in" fo:padding-right="0.0799in" fo:padding-top="0.0403in" fo:padding-bottom="0.0403in" fo:border-left="0.0139in solid #000000" fo:border-right="none" fo:border-top="0.0139in solid #000000" fo:border-bottom="0.0007in solid #000000"/>
    </style:style>
    <style:style style:name="Table3.C5" style:family="table-cell">
      <style:table-cell-properties fo:padding-left="0.0799in" fo:padding-right="0.0799in" fo:padding-top="0.0403in" fo:padding-bottom="0.0403in" fo:border-left="0.0139in solid #000000" fo:border-right="none" fo:border-top="0.0007in solid #000000" fo:border-bottom="0.0007in solid #000000"/>
    </style:style>
    <style:style style:name="Table3.A9" style:family="table-cell">
      <style:table-cell-properties fo:padding-left="0.0799in" fo:padding-right="0.0799in" fo:padding-top="0.0403in" fo:padding-bottom="0.0403in" fo:border-left="0.0139in solid #000000" fo:border-right="none" fo:border-top="0.0139in solid #000000" fo:border-bottom="none"/>
    </style:style>
    <style:style style:name="Table3.F9" style:family="table-cell">
      <style:table-cell-properties fo:padding-left="0.0799in" fo:padding-right="0.0799in" fo:padding-top="0.0403in" fo:padding-bottom="0.0403in" fo:border-left="0.0139in solid #000000" fo:border-right="0.0139in solid #000000" fo:border-top="0.0139in solid #000000" fo:border-bottom="none"/>
    </style:style>
    <style:style style:name="Table3.B13" style:family="table-cell">
      <style:table-cell-properties fo:padding-left="0.0799in" fo:padding-right="0.0799in" fo:padding-top="0.0403in" fo:padding-bottom="0.0403in" fo:border-left="0.0139in solid #000000" fo:border-right="none" fo:border-top="none" fo:border-bottom="none"/>
    </style:style>
    <style:style style:name="Table3.F13" style:family="table-cell">
      <style:table-cell-properties fo:padding-left="0.0799in" fo:padding-right="0.0799in" fo:padding-top="0.0403in" fo:padding-bottom="0.0403in" fo:border-left="0.0139in solid #000000" fo:border-right="0.0139in solid #000000" fo:border-top="none" fo:border-bottom="none"/>
    </style:style>
    <style:style style:name="Table3.C24" style:family="table-cell">
      <style:table-cell-properties fo:padding-left="0.0799in" fo:padding-right="0.0799in" fo:padding-top="0.0403in" fo:padding-bottom="0.0403in" fo:border-left="0.0139in solid #000000" fo:border-right="0.0139in solid #000000" fo:border-top="0.0007in solid #000000" fo:border-bottom="0.0139in solid #000000"/>
    </style:style>
    <style:style style:name="Table4" style:family="table">
      <style:table-properties style:width="9.7931in" fo:margin-left="-0.0271in" table:align="left"/>
    </style:style>
    <style:style style:name="Table4.A" style:family="table-column">
      <style:table-column-properties style:column-width="1.6958in"/>
    </style:style>
    <style:style style:name="Table4.B" style:family="table-column">
      <style:table-column-properties style:column-width="0.566in"/>
    </style:style>
    <style:style style:name="Table4.C" style:family="table-column">
      <style:table-column-properties style:column-width="1.125in"/>
    </style:style>
    <style:style style:name="Table4.D" style:family="table-column">
      <style:table-column-properties style:column-width="2.875in"/>
    </style:style>
    <style:style style:name="Table4.E" style:family="table-column">
      <style:table-column-properties style:column-width="2.75in"/>
    </style:style>
    <style:style style:name="Table4.F" style:family="table-column">
      <style:table-column-properties style:column-width="0.7813in"/>
    </style:style>
    <style:style style:name="Table4.1" style:family="table-row">
      <style:table-row-properties style:min-row-height="0.1903in" style:use-optimal-row-height="false"/>
    </style:style>
    <style:style style:name="Table4.A1" style:family="table-cell">
      <style:table-cell-properties fo:padding-left="0.0799in" fo:padding-right="0.0799in" fo:padding-top="0.0403in" fo:padding-bottom="0.0403in" fo:border-left="0.0139in solid #000000" fo:border-right="none" fo:border-top="0.0139in solid #000000" fo:border-bottom="0.0139in solid #000000"/>
    </style:style>
    <style:style style:name="Table4.F1" style:family="table-cell">
      <style:table-cell-properties fo:padding-left="0.0799in" fo:padding-right="0.0799in" fo:padding-top="0.0403in" fo:padding-bottom="0.0403in" fo:border="0.0139in solid #000000"/>
    </style:style>
    <style:style style:name="Table4.A2" style:family="table-cell">
      <style:table-cell-properties fo:padding-left="0.0799in" fo:padding-right="0.0799in" fo:padding-top="0.0403in" fo:padding-bottom="0.0403in" fo:border-left="0.0139in solid #000000" fo:border-right="none" fo:border-top="none" fo:border-bottom="0.0139in solid #000000"/>
    </style:style>
    <style:style style:name="Table4.C2" style:family="table-cell">
      <style:table-cell-properties fo:padding-left="0.0799in" fo:padding-right="0.0799in" fo:padding-top="0.0403in" fo:padding-bottom="0.0403in" fo:border-left="0.0139in solid #000000" fo:border-right="none" fo:border-top="0.0139in solid #000000" fo:border-bottom="0.0007in solid #000000"/>
    </style:style>
    <style:style style:name="Table4.F2" style:family="table-cell">
      <style:table-cell-properties fo:padding-left="0.0799in" fo:padding-right="0.0799in" fo:padding-top="0.0403in" fo:padding-bottom="0.0403in" fo:border-left="0.0139in solid #000000" fo:border-right="0.0139in solid #000000" fo:border-top="none" fo:border-bottom="0.0139in solid #000000"/>
    </style:style>
    <style:style style:name="Table4.C3" style:family="table-cell">
      <style:table-cell-properties fo:padding-left="0.0799in" fo:padding-right="0.0799in" fo:padding-top="0.0403in" fo:padding-bottom="0.0403in" fo:border-left="0.0139in solid #000000" fo:border-right="none" fo:border-top="0.0007in solid #000000" fo:border-bottom="0.0007in solid #000000"/>
    </style:style>
    <style:style style:name="Table4.C4" style:family="table-cell">
      <style:table-cell-properties fo:padding-left="0.0799in" fo:padding-right="0.0799in" fo:padding-top="0.0403in" fo:padding-bottom="0.0403in" fo:border-left="0.0139in solid #000000" fo:border-right="none" fo:border-top="0.0007in solid #000000" fo:border-bottom="0.0139in solid #000000"/>
    </style:style>
    <style:style style:name="Table4.F7" style:family="table-cell">
      <style:table-cell-properties fo:padding-left="0.0799in" fo:padding-right="0.0799in" fo:padding-top="0.0403in" fo:padding-bottom="0.0403in" fo:border-left="0.0139in solid #000000" fo:border-right="0.0139in solid #000000" fo:border-top="0.0139in solid #000000" fo:border-bottom="0.0007in solid #000000"/>
    </style:style>
    <style:style style:name="Table4.A9" style:family="table-cell">
      <style:table-cell-properties fo:padding-left="0.0799in" fo:padding-right="0.0799in" fo:padding-top="0.0403in" fo:padding-bottom="0.0403in" fo:border-left="0.0139in solid #000000" fo:border-right="none" fo:border-top="0.0139in solid #000000" fo:border-bottom="none"/>
    </style:style>
    <style:style style:name="Table4.C17" style:family="table-cell">
      <style:table-cell-properties fo:padding-left="0.0799in" fo:padding-right="0.0799in" fo:padding-top="0.0403in" fo:padding-bottom="0.0403in" fo:border-left="0.0139in solid #000000" fo:border-right="none" fo:border-top="none" fo:border-bottom="0.0007in solid #000000"/>
    </style:style>
    <style:style style:name="Table5" style:family="table">
      <style:table-properties style:width="9.7931in" fo:margin-left="-0.0271in" table:align="left"/>
    </style:style>
    <style:style style:name="Table5.A" style:family="table-column">
      <style:table-column-properties style:column-width="1.6958in"/>
    </style:style>
    <style:style style:name="Table5.B" style:family="table-column">
      <style:table-column-properties style:column-width="0.566in"/>
    </style:style>
    <style:style style:name="Table5.C" style:family="table-column">
      <style:table-column-properties style:column-width="1.125in"/>
    </style:style>
    <style:style style:name="Table5.D" style:family="table-column">
      <style:table-column-properties style:column-width="2.875in"/>
    </style:style>
    <style:style style:name="Table5.E" style:family="table-column">
      <style:table-column-properties style:column-width="2.75in"/>
    </style:style>
    <style:style style:name="Table5.F" style:family="table-column">
      <style:table-column-properties style:column-width="0.7813in"/>
    </style:style>
    <style:style style:name="Table5.1" style:family="table-row">
      <style:table-row-properties style:min-row-height="0.1903in" style:use-optimal-row-height="false"/>
    </style:style>
    <style:style style:name="Table5.A1" style:family="table-cell">
      <style:table-cell-properties fo:padding-left="0.0799in" fo:padding-right="0.0799in" fo:padding-top="0.0403in" fo:padding-bottom="0.0403in" fo:border-left="0.0139in solid #000000" fo:border-right="none" fo:border-top="0.0139in solid #000000" fo:border-bottom="0.0139in solid #000000"/>
    </style:style>
    <style:style style:name="Table5.F1" style:family="table-cell">
      <style:table-cell-properties fo:padding-left="0.0799in" fo:padding-right="0.0799in" fo:padding-top="0.0403in" fo:padding-bottom="0.0403in" fo:border="0.0139in solid #000000"/>
    </style:style>
    <style:style style:name="Table5.A2" style:family="table-cell">
      <style:table-cell-properties fo:padding-left="0.0799in" fo:padding-right="0.0799in" fo:padding-top="0.0403in" fo:padding-bottom="0.0403in" fo:border-left="0.0139in solid #000000" fo:border-right="none" fo:border-top="none" fo:border-bottom="0.0139in solid #000000"/>
    </style:style>
    <style:style style:name="Table5.C2" style:family="table-cell">
      <style:table-cell-properties fo:padding-left="0.0799in" fo:padding-right="0.0799in" fo:padding-top="0.0403in" fo:padding-bottom="0.0403in" fo:border-left="0.0139in solid #000000" fo:border-right="none" fo:border-top="none" fo:border-bottom="0.0007in solid #000000"/>
    </style:style>
    <style:style style:name="Table5.F2" style:family="table-cell">
      <style:table-cell-properties fo:padding-left="0.0799in" fo:padding-right="0.0799in" fo:padding-top="0.0403in" fo:padding-bottom="0.0403in" fo:border-left="0.0139in solid #000000" fo:border-right="0.0139in solid #000000" fo:border-top="none" fo:border-bottom="0.0139in solid #000000"/>
    </style:style>
    <style:style style:name="Table5.C3" style:family="table-cell">
      <style:table-cell-properties fo:padding-left="0.0799in" fo:padding-right="0.0799in" fo:padding-top="0.0403in" fo:padding-bottom="0.0403in" fo:border-left="0.0139in solid #000000" fo:border-right="none" fo:border-top="0.0007in solid #000000" fo:border-bottom="0.0139in solid #000000"/>
    </style:style>
    <style:style style:name="Table5.C4" style:family="table-cell">
      <style:table-cell-properties fo:padding-left="0.0799in" fo:padding-right="0.0799in" fo:padding-top="0.0403in" fo:padding-bottom="0.0403in" fo:border-left="0.0139in solid #000000" fo:border-right="none" fo:border-top="0.0139in solid #000000" fo:border-bottom="0.0007in solid #000000"/>
    </style:style>
    <style:style style:name="Table5.C7" style:family="table-cell">
      <style:table-cell-properties fo:padding-left="0.0799in" fo:padding-right="0.0799in" fo:padding-top="0.0403in" fo:padding-bottom="0.0403in" fo:border-left="0.0139in solid #000000" fo:border-right="none" fo:border-top="0.0007in solid #000000" fo:border-bottom="0.0007in solid #000000"/>
    </style:style>
    <style:style style:name="Table5.E17" style:family="table-cell">
      <style:table-cell-properties fo:padding-left="0.0799in" fo:padding-right="0.0799in" fo:padding-top="0.0403in" fo:padding-bottom="0.0403in" fo:border-left="0.0139in solid #000000" fo:border-right="none" fo:border-top="none" fo:border-bottom="none"/>
    </style:style>
    <style:style style:name="Table6" style:family="table">
      <style:table-properties style:width="9.7931in" fo:margin-left="-0.0271in" table:align="left"/>
    </style:style>
    <style:style style:name="Table6.A" style:family="table-column">
      <style:table-column-properties style:column-width="1.6958in"/>
    </style:style>
    <style:style style:name="Table6.B" style:family="table-column">
      <style:table-column-properties style:column-width="0.566in"/>
    </style:style>
    <style:style style:name="Table6.C" style:family="table-column">
      <style:table-column-properties style:column-width="1.125in"/>
    </style:style>
    <style:style style:name="Table6.D" style:family="table-column">
      <style:table-column-properties style:column-width="2.875in"/>
    </style:style>
    <style:style style:name="Table6.E" style:family="table-column">
      <style:table-column-properties style:column-width="2.75in"/>
    </style:style>
    <style:style style:name="Table6.F" style:family="table-column">
      <style:table-column-properties style:column-width="0.7813in"/>
    </style:style>
    <style:style style:name="Table6.1" style:family="table-row">
      <style:table-row-properties style:min-row-height="0.1903in" style:use-optimal-row-height="false"/>
    </style:style>
    <style:style style:name="Table6.A1" style:family="table-cell">
      <style:table-cell-properties fo:padding-left="0.0799in" fo:padding-right="0.0799in" fo:padding-top="0.0403in" fo:padding-bottom="0.0403in" fo:border-left="0.0139in solid #000000" fo:border-right="none" fo:border-top="0.0139in solid #000000" fo:border-bottom="0.0139in solid #000000"/>
    </style:style>
    <style:style style:name="Table6.F1" style:family="table-cell">
      <style:table-cell-properties fo:padding-left="0.0799in" fo:padding-right="0.0799in" fo:padding-top="0.0403in" fo:padding-bottom="0.0403in" fo:border="0.0139in solid #000000"/>
    </style:style>
    <style:style style:name="Table6.A2" style:family="table-cell">
      <style:table-cell-properties fo:padding-left="0.0799in" fo:padding-right="0.0799in" fo:padding-top="0.0403in" fo:padding-bottom="0.0403in" fo:border-left="0.0139in solid #000000" fo:border-right="none" fo:border-top="none" fo:border-bottom="0.0139in solid #000000"/>
    </style:style>
    <style:style style:name="Table6.C2" style:family="table-cell">
      <style:table-cell-properties fo:padding-left="0.0799in" fo:padding-right="0.0799in" fo:padding-top="0.0403in" fo:padding-bottom="0.0403in" fo:border-left="0.0139in solid #000000" fo:border-right="none" fo:border-top="none" fo:border-bottom="0.0007in solid #000000"/>
    </style:style>
    <style:style style:name="Table6.F2" style:family="table-cell">
      <style:table-cell-properties fo:padding-left="0.0799in" fo:padding-right="0.0799in" fo:padding-top="0.0403in" fo:padding-bottom="0.0403in" fo:border-left="0.0139in solid #000000" fo:border-right="0.0139in solid #000000" fo:border-top="none" fo:border-bottom="0.0139in solid #000000"/>
    </style:style>
    <style:style style:name="Table6.C3" style:family="table-cell">
      <style:table-cell-properties fo:padding-left="0.0799in" fo:padding-right="0.0799in" fo:padding-top="0.0403in" fo:padding-bottom="0.0403in" fo:border-left="0.0139in solid #000000" fo:border-right="none" fo:border-top="0.0007in solid #000000" fo:border-bottom="0.0139in solid #000000"/>
    </style:style>
    <style:style style:name="Table6.C4" style:family="table-cell">
      <style:table-cell-properties fo:padding-left="0.0799in" fo:padding-right="0.0799in" fo:padding-top="0.0403in" fo:padding-bottom="0.0403in" fo:border-left="0.0139in solid #000000" fo:border-right="none" fo:border-top="0.0139in solid #000000" fo:border-bottom="0.0007in solid #000000"/>
    </style:style>
    <style:style style:name="Table6.C11" style:family="table-cell">
      <style:table-cell-properties fo:padding-left="0.0799in" fo:padding-right="0.0799in" fo:padding-top="0.0403in" fo:padding-bottom="0.0403in" fo:border-left="0.0139in solid #000000" fo:border-right="none" fo:border-top="0.0007in solid #000000" fo:border-bottom="0.0007in solid #000000"/>
    </style:style>
    <style:style style:name="Table6.14" style:family="table-row">
      <style:table-row-properties style:min-row-height="1.7472in" style:use-optimal-row-height="false"/>
    </style:style>
    <style:style style:name="P1" style:family="paragraph" style:parent-style-name="Footer">
      <style:paragraph-properties fo:margin-top="0.1665in" fo:margin-bottom="0in">
        <style:tab-stops>
          <style:tab-stop style:position="3in" style:type="center"/>
          <style:tab-stop style:position="9.25in" style:type="right"/>
        </style:tab-stops>
      </style:paragraph-properties>
    </style:style>
    <style:style style:name="P2" style:family="paragraph" style:parent-style-name="Standard">
      <style:paragraph-properties fo:margin-top="0.0835in" fo:margin-bottom="0.0835in" fo:line-height="0.1528in"/>
    </style:style>
    <style:style style:name="P3" style:family="paragraph" style:parent-style-name="Standard">
      <style:paragraph-properties fo:margin-top="0.0835in" fo:margin-bottom="0.0835in" fo:line-height="0.1528in"/>
      <style:text-properties style:font-name="Gentium Plus" fo:font-size="10pt" style:font-size-asian="10pt" style:font-size-complex="10pt"/>
    </style:style>
    <style:style style:name="P4" style:family="paragraph" style:parent-style-name="Standard">
      <style:paragraph-properties style:snap-to-layout-grid="false"/>
      <style:text-properties style:font-name="Arial Narrow" fo:font-size="9pt" fo:font-weight="bold" style:font-size-asian="9pt" style:font-weight-asian="bold" style:font-name-complex="Arial" style:font-size-complex="9pt" style:font-weight-complex="bold"/>
    </style:style>
    <style:style style:name="P5" style:family="paragraph" style:parent-style-name="Standard">
      <style:paragraph-properties fo:text-align="center" style:justify-single-word="false" style:snap-to-layout-grid="false"/>
      <style:text-properties style:font-name="Arial Narrow" fo:font-size="9pt" fo:font-weight="bold" style:font-size-asian="9pt" style:font-weight-asian="bold" style:font-name-complex="Arial" style:font-size-complex="9pt" style:font-weight-complex="bold"/>
    </style:style>
    <style:style style:name="P6" style:family="paragraph" style:parent-style-name="Standard">
      <style:paragraph-properties fo:line-height="0.1807in"/>
      <style:text-properties style:font-name="Arial Narrow" fo:font-size="6pt" style:font-size-asian="6pt" style:font-name-complex="Arial" style:font-size-complex="6pt"/>
    </style:style>
    <style:style style:name="P7" style:family="paragraph" style:parent-style-name="Standard">
      <style:paragraph-properties fo:line-height="0.1807in" style:snap-to-layout-grid="false"/>
      <style:text-properties style:font-name="Arial Narrow" fo:font-size="6pt" style:font-size-asian="6pt" style:font-name-complex="Arial" style:font-size-complex="6pt"/>
    </style:style>
    <style:style style:name="P8" style:family="paragraph" style:parent-style-name="Standard">
      <style:paragraph-properties fo:line-height="0.222in" style:snap-to-layout-grid="false"/>
      <style:text-properties style:font-name="Arial Narrow" fo:font-size="6pt" style:font-size-asian="6pt" style:font-name-complex="Arial" style:font-size-complex="6pt"/>
    </style:style>
    <style:style style:name="P9" style:family="paragraph" style:parent-style-name="Standard">
      <style:paragraph-properties fo:line-height="0.1945in" style:snap-to-layout-grid="false"/>
      <style:text-properties style:font-name="Arial Narrow" fo:font-size="6pt" style:font-size-asian="6pt" style:font-name-complex="Arial" style:font-size-complex="6pt"/>
    </style:style>
    <style:style style:name="P10" style:family="paragraph" style:parent-style-name="Standard">
      <style:paragraph-properties fo:line-height="0.2362in" style:snap-to-layout-grid="false"/>
      <style:text-properties style:font-name="Arial Narrow" fo:font-size="10pt" style:font-size-asian="10pt" style:font-name-complex="Arial" style:font-size-complex="10pt"/>
    </style:style>
    <style:style style:name="P11" style:family="paragraph" style:parent-style-name="Standard">
      <style:paragraph-properties fo:line-height="0.2362in" style:snap-to-layout-grid="false"/>
      <style:text-properties style:font-name="Arial Narrow" fo:font-size="10pt" fo:font-weight="bold" style:font-size-asian="10pt" style:font-weight-asian="bold" style:font-name-complex="Arial" style:font-size-complex="10pt" style:font-weight-complex="bold"/>
    </style:style>
    <style:style style:name="P12" style:family="paragraph" style:parent-style-name="Standard">
      <style:paragraph-properties style:snap-to-layout-grid="false"/>
      <style:text-properties fo:color="#000000" style:font-name="Arial Narrow" fo:font-size="9pt" fo:font-weight="bold" style:font-size-asian="9pt" style:font-weight-asian="bold" style:font-name-complex="Arial" style:font-size-complex="9pt" style:font-weight-complex="bold"/>
    </style:style>
    <style:style style:name="P13" style:family="paragraph" style:parent-style-name="Standard">
      <style:paragraph-properties fo:line-height="0.222in" style:snap-to-layout-grid="false"/>
      <style:text-properties fo:color="#000000" style:font-name="Arial Narrow" fo:font-size="6pt" style:font-size-asian="6pt" style:font-name-complex="Arial" style:font-size-complex="6pt"/>
    </style:style>
    <style:style style:name="P14" style:family="paragraph" style:parent-style-name="Standard">
      <style:paragraph-properties fo:line-height="0.1945in" style:snap-to-layout-grid="false"/>
      <style:text-properties fo:color="#000000" style:font-name="Arial Narrow" fo:font-size="6pt" style:font-size-asian="6pt" style:font-name-complex="Arial" style:font-size-complex="6pt"/>
    </style:style>
    <style:style style:name="P15" style:family="paragraph" style:parent-style-name="Standard">
      <style:paragraph-properties fo:line-height="0.1807in" style:snap-to-layout-grid="false"/>
      <style:text-properties fo:color="#000000" style:font-name="Arial Narrow" fo:font-size="6pt" style:font-size-asian="6pt" style:font-name-complex="Arial" style:font-size-complex="6pt"/>
    </style:style>
    <style:style style:name="P16" style:family="paragraph" style:parent-style-name="Standard">
      <style:paragraph-properties fo:line-height="0.2362in" style:snap-to-layout-grid="false"/>
      <style:text-properties fo:color="#000000" style:font-name="Arial Narrow" fo:font-size="10pt" style:font-size-asian="10pt" style:font-name-complex="Arial" style:font-size-complex="10pt"/>
    </style:style>
    <style:style style:name="P17" style:family="paragraph" style:parent-style-name="Standard">
      <style:paragraph-properties fo:line-height="0.2in" style:snap-to-layout-grid="false"/>
      <style:text-properties fo:color="#000000" style:font-name="Arial Narrow" fo:font-size="10pt" style:font-size-asian="10pt" style:font-name-complex="Arial" style:font-size-complex="10pt"/>
    </style:style>
    <style:style style:name="P18" style:family="paragraph" style:parent-style-name="Standard">
      <style:paragraph-properties fo:line-height="0.2362in" style:snap-to-layout-grid="false"/>
      <style:text-properties fo:color="#000000" style:font-name="Gentium Plus" style:font-name-complex="Arial"/>
    </style:style>
    <style:style style:name="P19" style:family="paragraph" style:parent-style-name="Standard">
      <style:paragraph-properties fo:line-height="0.2in" style:snap-to-layout-grid="false"/>
      <style:text-properties fo:color="#000000" style:font-name="Gentium Plus" style:font-name-complex="Arial"/>
    </style:style>
    <style:style style:name="P20" style:family="paragraph" style:parent-style-name="Standard">
      <style:paragraph-properties fo:line-height="0.2362in" style:snap-to-layout-grid="false"/>
      <style:text-properties fo:color="#000000" style:font-name="Gentium Plus" fo:font-style="italic" style:font-style-asian="italic" style:font-name-complex="Arial" style:font-style-complex="italic"/>
    </style:style>
    <style:style style:name="P21" style:family="paragraph" style:parent-style-name="Standard">
      <style:paragraph-properties fo:line-height="0.2362in" style:snap-to-layout-grid="false"/>
      <style:text-properties fo:color="#000000" style:font-name="Gentium Plus:1058=1" style:font-name-complex="Arial"/>
    </style:style>
    <style:style style:name="P22" style:family="paragraph" style:parent-style-name="Standard">
      <style:paragraph-properties fo:line-height="0.2362in" style:snap-to-layout-grid="false"/>
      <style:text-properties fo:color="#000000" style:font-name="Gentium Plus:1058=1" fo:font-style="italic" style:font-style-asian="italic" style:font-name-complex="Arial" style:font-style-complex="italic"/>
    </style:style>
    <style:style style:name="P23" style:family="paragraph" style:parent-style-name="Standard">
      <style:paragraph-properties fo:line-height="0.2362in" style:snap-to-layout-grid="false"/>
      <style:text-properties fo:color="#000000" style:font-name="Gentium Plus:1029=1" style:font-name-complex="Arial"/>
    </style:style>
    <style:style style:name="P24" style:family="paragraph" style:parent-style-name="Standard">
      <style:paragraph-properties fo:line-height="0.2362in" style:snap-to-layout-grid="false"/>
      <style:text-properties fo:color="#000000" style:font-name="Gentium Plus:1041=1" style:font-name-complex="Arial"/>
    </style:style>
    <style:style style:name="P25" style:family="paragraph" style:parent-style-name="Standard">
      <style:paragraph-properties fo:line-height="0.2362in" style:snap-to-layout-grid="false"/>
      <style:text-properties fo:color="#000000" style:font-name="Gentium Plus:1058=1&amp;1041=1" style:font-name-complex="Arial"/>
    </style:style>
    <style:style style:name="P26" style:family="paragraph" style:parent-style-name="Standard">
      <style:paragraph-properties fo:line-height="0.2362in" style:snap-to-layout-grid="false"/>
      <style:text-properties fo:color="#000000" style:font-name="Gentium Plus:1057=1" style:font-name-complex="Arial"/>
    </style:style>
    <style:style style:name="P27" style:family="paragraph" style:parent-style-name="Standard">
      <style:paragraph-properties fo:line-height="0.2362in" style:snap-to-layout-grid="false"/>
      <style:text-properties fo:color="#000000" style:font-name="Gentium Plus:1027=1" style:font-name-complex="Arial"/>
    </style:style>
    <style:style style:name="P28" style:family="paragraph" style:parent-style-name="Standard">
      <style:paragraph-properties fo:line-height="0.2362in" style:snap-to-layout-grid="false"/>
      <style:text-properties fo:color="#000000" style:font-name="Gentium Plus:1058=1&amp;1027=1" style:font-name-complex="Arial"/>
    </style:style>
    <style:style style:name="P29" style:family="paragraph" style:parent-style-name="Standard">
      <style:paragraph-properties fo:line-height="0.2362in" style:snap-to-layout-grid="false"/>
      <style:text-properties fo:color="#000000" style:font-name="Gentium Plus:1056=1" style:font-name-complex="Arial"/>
    </style:style>
    <style:style style:name="P30" style:family="paragraph" style:parent-style-name="Standard">
      <style:paragraph-properties fo:line-height="0.2362in" style:snap-to-layout-grid="false"/>
      <style:text-properties fo:color="#000000" style:font-name="Gentium Plus:1058=1&amp;1056=1" style:font-name-complex="Arial"/>
    </style:style>
    <style:style style:name="P31" style:family="paragraph" style:parent-style-name="Standard">
      <style:paragraph-properties fo:line-height="0.2362in" style:snap-to-layout-grid="false"/>
      <style:text-properties fo:color="#000000" style:font-name="Gentium Plus:1032=1" style:font-name-complex="Arial"/>
    </style:style>
    <style:style style:name="P32" style:family="paragraph" style:parent-style-name="Standard">
      <style:paragraph-properties fo:line-height="0.2362in" style:snap-to-layout-grid="false"/>
      <style:text-properties fo:color="#000000" style:font-name="Gentium Plus:1058=1&amp;1032=1" style:font-name-complex="Arial"/>
    </style:style>
    <style:style style:name="P33" style:family="paragraph" style:parent-style-name="Standard">
      <style:paragraph-properties fo:line-height="0.2362in" style:snap-to-layout-grid="false"/>
      <style:text-properties fo:color="#000000" style:font-name="Gentium Plus:1031=1" style:font-name-complex="Arial"/>
    </style:style>
    <style:style style:name="P34" style:family="paragraph" style:parent-style-name="Standard">
      <style:paragraph-properties fo:line-height="0.2362in" style:snap-to-layout-grid="false"/>
      <style:text-properties fo:color="#000000" style:font-name="Gentium Plus:1058=1&amp;1031=1" style:font-name-complex="Arial"/>
    </style:style>
    <style:style style:name="P35" style:family="paragraph" style:parent-style-name="Standard">
      <style:paragraph-properties fo:line-height="0.2362in" style:snap-to-layout-grid="false"/>
      <style:text-properties fo:color="#000000" style:font-name="Gentium Plus:1053=1" fo:font-style="italic" style:font-style-asian="italic" style:font-name-complex="Arial" style:font-style-complex="italic"/>
    </style:style>
    <style:style style:name="P36" style:family="paragraph" style:parent-style-name="Standard">
      <style:paragraph-properties fo:line-height="0.2362in" style:snap-to-layout-grid="false"/>
      <style:text-properties fo:color="#000000" style:font-name="Gentium Plus:1058=1&amp;1053=1" fo:font-style="italic" style:font-style-asian="italic" style:font-name-complex="Arial" style:font-style-complex="italic"/>
    </style:style>
    <style:style style:name="P37" style:family="paragraph" style:parent-style-name="Standard">
      <style:paragraph-properties fo:line-height="0.2362in" style:snap-to-layout-grid="false"/>
      <style:text-properties fo:color="#000000" style:font-name="Gentium Plus:1063=1" style:font-name-complex="Arial"/>
    </style:style>
    <style:style style:name="P38" style:family="paragraph" style:parent-style-name="Standard">
      <style:paragraph-properties fo:line-height="0.2362in" style:snap-to-layout-grid="false"/>
      <style:text-properties fo:color="#000000" style:font-name="Gentium Plus:1058=1&amp;1063=1" style:font-name-complex="Arial"/>
    </style:style>
    <style:style style:name="P39" style:family="paragraph" style:parent-style-name="Standard">
      <style:paragraph-properties fo:line-height="0.2362in" style:snap-to-layout-grid="false"/>
      <style:text-properties fo:color="#000000" style:font-name="Gentium Plus:1064=1" style:font-name-complex="Arial"/>
    </style:style>
    <style:style style:name="P40" style:family="paragraph" style:parent-style-name="Standard">
      <style:paragraph-properties fo:line-height="0.2362in" style:snap-to-layout-grid="false"/>
      <style:text-properties fo:color="#000000" style:font-name="Gentium Plus:1058=1&amp;1064=1" style:font-name-complex="Arial"/>
    </style:style>
    <style:style style:name="P41" style:family="paragraph" style:parent-style-name="Standard">
      <style:paragraph-properties fo:line-height="0.2362in" style:snap-to-layout-grid="false"/>
      <style:text-properties fo:color="#000000" style:font-name="Gentium Plus:1025=1" style:font-name-complex="Arial"/>
    </style:style>
    <style:style style:name="P42" style:family="paragraph" style:parent-style-name="Standard">
      <style:paragraph-properties fo:line-height="0.2362in" style:snap-to-layout-grid="false"/>
      <style:text-properties fo:color="#000000" style:font-name="Gentium Plus:1025=2" style:font-name-complex="Arial"/>
    </style:style>
    <style:style style:name="P43" style:family="paragraph" style:parent-style-name="Standard">
      <style:paragraph-properties fo:line-height="0.2362in" style:snap-to-layout-grid="false"/>
      <style:text-properties fo:color="#000000" style:font-name="Gentium Plus:1038=1" style:font-name-complex="Arial"/>
    </style:style>
    <style:style style:name="P44" style:family="paragraph" style:parent-style-name="Standard">
      <style:paragraph-properties fo:line-height="0.2362in" style:snap-to-layout-grid="false"/>
      <style:text-properties fo:color="#000000" style:font-name="Gentium Plus:1058=1&amp;1038=1" style:font-name-complex="Arial"/>
    </style:style>
    <style:style style:name="P45" style:family="paragraph" style:parent-style-name="Standard">
      <style:paragraph-properties fo:line-height="0.2362in" style:snap-to-layout-grid="false"/>
      <style:text-properties fo:color="#000000" style:font-name="Gentium Plus:1049=1" style:font-name-complex="Arial"/>
    </style:style>
    <style:style style:name="P46" style:family="paragraph" style:parent-style-name="Standard">
      <style:paragraph-properties fo:line-height="0.2362in" style:snap-to-layout-grid="false"/>
      <style:text-properties fo:color="#000000" style:font-name="Gentium Plus:1024=1" style:font-name-complex="Arial"/>
    </style:style>
    <style:style style:name="P47" style:family="paragraph" style:parent-style-name="Standard">
      <style:paragraph-properties fo:line-height="0.2362in" style:snap-to-layout-grid="false"/>
      <style:text-properties fo:color="#000000" style:font-name="Gentium Plus:1058=1&amp;1024=1" style:font-name-complex="Arial"/>
    </style:style>
    <style:style style:name="P48" style:family="paragraph" style:parent-style-name="Standard">
      <style:paragraph-properties fo:line-height="0.2362in" style:snap-to-layout-grid="false"/>
      <style:text-properties fo:color="#000000" style:font-name="Gentium Plus:1024=2" style:font-name-complex="Arial"/>
    </style:style>
    <style:style style:name="P49" style:family="paragraph" style:parent-style-name="Standard">
      <style:paragraph-properties fo:line-height="0.2362in" style:snap-to-layout-grid="false"/>
      <style:text-properties fo:color="#000000" style:font-name="Gentium Plus:1058=1&amp;1024=2" style:font-name-complex="Arial"/>
    </style:style>
    <style:style style:name="P50" style:family="paragraph" style:parent-style-name="Standard">
      <style:paragraph-properties fo:line-height="0.2362in" style:snap-to-layout-grid="false"/>
      <style:text-properties fo:color="#000000" style:font-name="Gentium Plus:1024=3" style:font-name-complex="Arial"/>
    </style:style>
    <style:style style:name="P51" style:family="paragraph" style:parent-style-name="Standard">
      <style:paragraph-properties fo:line-height="0.2362in" style:snap-to-layout-grid="false"/>
      <style:text-properties fo:color="#000000" style:font-name="Gentium Plus:1058=1&amp;1024=3" style:font-name-complex="Arial"/>
    </style:style>
    <style:style style:name="P52" style:family="paragraph" style:parent-style-name="Standard">
      <style:paragraph-properties fo:line-height="0.2362in" style:snap-to-layout-grid="false"/>
      <style:text-properties fo:color="#000000" style:font-name="Gentium Plus:1035=1" style:font-name-complex="Arial"/>
    </style:style>
    <style:style style:name="P53" style:family="paragraph" style:parent-style-name="Standard">
      <style:paragraph-properties fo:line-height="0.2362in" style:snap-to-layout-grid="false"/>
      <style:text-properties fo:color="#000000" style:font-name="Gentium Plus:1058=1&amp;1035=1" style:font-name-complex="Arial"/>
    </style:style>
    <style:style style:name="P54" style:family="paragraph" style:parent-style-name="Standard">
      <style:paragraph-properties fo:line-height="0.2362in" style:snap-to-layout-grid="false"/>
      <style:text-properties fo:color="#000000" style:font-name="Gentium Plus:1059=1" style:font-name-complex="Arial"/>
    </style:style>
    <style:style style:name="P55" style:family="paragraph" style:parent-style-name="Standard">
      <style:paragraph-properties fo:line-height="0.2362in" style:snap-to-layout-grid="false"/>
      <style:text-properties fo:color="#000000" style:font-name="Gentium Plus:1058=1&amp;1059=1" style:font-name-complex="Arial"/>
    </style:style>
    <style:style style:name="P56" style:family="paragraph" style:parent-style-name="Standard">
      <style:paragraph-properties fo:line-height="0.2362in" style:snap-to-layout-grid="false"/>
      <style:text-properties fo:color="#000000" style:font-name="Gentium Plus:1040=1" style:font-name-complex="Arial"/>
    </style:style>
    <style:style style:name="P57" style:family="paragraph" style:parent-style-name="Standard">
      <style:paragraph-properties fo:line-height="0.2362in" style:snap-to-layout-grid="false"/>
      <style:text-properties fo:color="#000000" style:font-name="Gentium Plus:1058=1&amp;1040=1" style:font-name-complex="Arial"/>
    </style:style>
    <style:style style:name="P58" style:family="paragraph" style:parent-style-name="Standard">
      <style:paragraph-properties fo:line-height="0.2362in" style:snap-to-layout-grid="false"/>
      <style:text-properties fo:color="#000000" style:font-name="Gentium Plus:1039=1" style:font-name-complex="Arial"/>
    </style:style>
    <style:style style:name="P59" style:family="paragraph" style:parent-style-name="Standard">
      <style:paragraph-properties fo:line-height="0.2362in" style:snap-to-layout-grid="false"/>
      <style:text-properties fo:color="#000000" style:font-name="Gentium Plus:1058=1&amp;1039=1" style:font-name-complex="Arial"/>
    </style:style>
    <style:style style:name="P60" style:family="paragraph" style:parent-style-name="Standard">
      <style:paragraph-properties fo:line-height="0.2362in" style:snap-to-layout-grid="false"/>
      <style:text-properties fo:color="#000000" style:font-name="Gentium Plus:1037=1" style:font-name-complex="Arial"/>
    </style:style>
    <style:style style:name="P61" style:family="paragraph" style:parent-style-name="Standard">
      <style:paragraph-properties fo:line-height="0.2362in" style:snap-to-layout-grid="false"/>
      <style:text-properties fo:color="#000000" style:font-name="Gentium Plus:1058=1&amp;1037=1" style:font-name-complex="Arial"/>
    </style:style>
    <style:style style:name="P62" style:family="paragraph" style:parent-style-name="Standard">
      <style:paragraph-properties fo:line-height="0.2362in" style:snap-to-layout-grid="false"/>
      <style:text-properties fo:color="#000000" style:font-name="Gentium Plus:1033=1" style:font-name-complex="Arial"/>
    </style:style>
    <style:style style:name="P63" style:family="paragraph" style:parent-style-name="Standard">
      <style:paragraph-properties fo:line-height="0.2362in" style:snap-to-layout-grid="false"/>
      <style:text-properties fo:color="#000000" style:font-name="Gentium Plus:1058=1&amp;1033=1" style:font-name-complex="Arial"/>
    </style:style>
    <style:style style:name="P64" style:family="paragraph" style:parent-style-name="Standard">
      <style:paragraph-properties fo:line-height="0.2362in" style:snap-to-layout-grid="false"/>
      <style:text-properties fo:color="#000000" style:font-name="Gentium Plus:1033=2" style:font-name-complex="Arial"/>
    </style:style>
    <style:style style:name="P65" style:family="paragraph" style:parent-style-name="Standard">
      <style:paragraph-properties fo:line-height="0.2362in" style:snap-to-layout-grid="false"/>
      <style:text-properties fo:color="#000000" style:font-name="Gentium Plus:1058=1&amp;1033=2" style:font-name-complex="Arial"/>
    </style:style>
    <style:style style:name="P66" style:family="paragraph" style:parent-style-name="Standard">
      <style:paragraph-properties fo:line-height="0.2362in" style:snap-to-layout-grid="false"/>
      <style:text-properties fo:color="#000000" style:font-name="Gentium Plus:1034=0" style:font-name-complex="Arial"/>
    </style:style>
    <style:style style:name="P67" style:family="paragraph" style:parent-style-name="Standard">
      <style:paragraph-properties fo:line-height="0.2362in" style:snap-to-layout-grid="false"/>
      <style:text-properties fo:color="#000000" style:font-name="Gentium Plus:1058=1&amp;1034=0" style:font-name-complex="Arial"/>
    </style:style>
    <style:style style:name="P68" style:family="paragraph" style:parent-style-name="Standard">
      <style:paragraph-properties fo:line-height="0.2362in" style:snap-to-layout-grid="false"/>
      <style:text-properties fo:color="#000000" style:font-name="Gentium Plus:1036=1" style:font-name-complex="Arial"/>
    </style:style>
    <style:style style:name="P69" style:family="paragraph" style:parent-style-name="Standard">
      <style:paragraph-properties fo:line-height="0.2362in" style:snap-to-layout-grid="false"/>
      <style:text-properties fo:color="#000000" style:font-name="Gentium Plus:1042=1" style:font-name-complex="Arial"/>
    </style:style>
    <style:style style:name="P70" style:family="paragraph" style:parent-style-name="Standard">
      <style:paragraph-properties fo:line-height="0.2362in" style:snap-to-layout-grid="false"/>
      <style:text-properties fo:color="#000000" style:font-name="Gentium Plus:1058=1&amp;1042=1" style:font-name-complex="Arial"/>
    </style:style>
    <style:style style:name="P71" style:family="paragraph" style:parent-style-name="Standard">
      <style:paragraph-properties fo:line-height="0.2362in" style:snap-to-layout-grid="false"/>
      <style:text-properties fo:color="#000000" style:font-name="Gentium Plus:1045=1" style:font-name-complex="Arial"/>
    </style:style>
    <style:style style:name="P72" style:family="paragraph" style:parent-style-name="Standard">
      <style:paragraph-properties fo:line-height="0.2362in" style:snap-to-layout-grid="false"/>
      <style:text-properties fo:color="#000000" style:font-name="Gentium Plus:1058=1&amp;1045=1" style:font-name-complex="Arial"/>
    </style:style>
    <style:style style:name="P73" style:family="paragraph" style:parent-style-name="Standard">
      <style:paragraph-properties fo:line-height="0.2362in" style:snap-to-layout-grid="false"/>
      <style:text-properties fo:color="#000000" style:font-name="Gentium Plus:1044=1" style:font-name-complex="Arial"/>
    </style:style>
    <style:style style:name="P74" style:family="paragraph" style:parent-style-name="Standard">
      <style:paragraph-properties fo:line-height="0.2362in" style:snap-to-layout-grid="false"/>
      <style:text-properties fo:color="#000000" style:font-name="Charis SIL:1058=1&amp;1044=1" style:font-name-complex="Arial"/>
    </style:style>
    <style:style style:name="P75" style:family="paragraph" style:parent-style-name="Standard">
      <style:paragraph-properties fo:line-height="0.2362in" style:snap-to-layout-grid="false"/>
      <style:text-properties fo:color="#000000" style:font-name="Gentium Plus:1047=1" style:font-name-complex="Arial"/>
    </style:style>
    <style:style style:name="P76" style:family="paragraph" style:parent-style-name="Standard">
      <style:paragraph-properties fo:line-height="0.2in"/>
      <style:text-properties fo:color="#000000" style:font-name="Charis SIL SC" fo:font-size="10pt" style:font-size-asian="10pt" style:font-name-complex="Arial" style:font-size-complex="10pt"/>
    </style:style>
    <style:style style:name="P77" style:family="paragraph" style:parent-style-name="Standard">
      <style:paragraph-properties fo:line-height="0.2in" style:snap-to-layout-grid="false"/>
      <style:text-properties fo:color="#000000" style:font-name="Gentium Plus:1077=1" style:font-name-complex="Arial"/>
    </style:style>
    <style:style style:name="P78" style:family="paragraph" style:parent-style-name="Standard">
      <style:paragraph-properties fo:line-height="0.2in" style:snap-to-layout-grid="false"/>
      <style:text-properties fo:color="#000000" style:font-name="Gentium Plus:1058=1&amp;1077=1" style:font-name-complex="Arial"/>
    </style:style>
    <style:style style:name="P79" style:family="paragraph" style:parent-style-name="Standard">
      <style:paragraph-properties fo:line-height="0.2in" style:snap-to-layout-grid="false"/>
      <style:text-properties fo:color="#000000" style:font-name="Gentium Plus:1077=2" style:font-name-complex="Arial"/>
    </style:style>
    <style:style style:name="P80" style:family="paragraph" style:parent-style-name="Standard">
      <style:paragraph-properties fo:line-height="0.2in" style:snap-to-layout-grid="false"/>
      <style:text-properties fo:color="#000000" style:font-name="Gentium Plus:1058=1&amp;1077=2" style:font-name-complex="Arial"/>
    </style:style>
    <style:style style:name="P81" style:family="paragraph" style:parent-style-name="Standard">
      <style:paragraph-properties fo:line-height="0.2in" style:snap-to-layout-grid="false"/>
      <style:text-properties fo:color="#000000" style:font-name="Gentium Plus:1077=3" style:font-name-complex="Arial"/>
    </style:style>
    <style:style style:name="P82" style:family="paragraph" style:parent-style-name="Standard">
      <style:paragraph-properties fo:line-height="0.2in" style:snap-to-layout-grid="false"/>
      <style:text-properties fo:color="#000000" style:font-name="Gentium Plus:1058=1&amp;1077=3" style:font-name-complex="Arial"/>
    </style:style>
    <style:style style:name="P83" style:family="paragraph" style:parent-style-name="Standard">
      <style:paragraph-properties fo:line-height="0.2in" style:snap-to-layout-grid="false"/>
      <style:text-properties fo:color="#000000" style:font-name="Gentium Plus:1077=4" style:font-name-complex="Arial"/>
    </style:style>
    <style:style style:name="P84" style:family="paragraph" style:parent-style-name="Standard">
      <style:paragraph-properties fo:line-height="0.2in" style:snap-to-layout-grid="false"/>
      <style:text-properties fo:color="#000000" style:font-name="Gentium Plus:1058=1&amp;1077=4" style:font-name-complex="Arial"/>
    </style:style>
    <style:style style:name="P85" style:family="paragraph" style:parent-style-name="Standard">
      <style:paragraph-properties fo:line-height="0.2638in" style:snap-to-layout-grid="false"/>
      <style:text-properties fo:color="#000000" style:font-name="Gentium Plus:1029=1&amp;1032=1" style:font-name-complex="Arial"/>
    </style:style>
    <style:style style:name="P86" style:family="paragraph" style:parent-style-name="Standard">
      <style:paragraph-properties fo:line-height="0.2638in" style:snap-to-layout-grid="false"/>
      <style:text-properties fo:color="#000000" style:font-name="Gentium Plus:1029=1&amp;1053=1" fo:font-style="italic" style:font-style-asian="italic" style:font-name-complex="Arial" style:font-style-complex="italic"/>
    </style:style>
    <style:style style:name="P87" style:family="paragraph" style:parent-style-name="Standard">
      <style:paragraph-properties fo:line-height="0.2638in" style:snap-to-layout-grid="false"/>
      <style:text-properties fo:color="#000000" style:font-name="Gentium Plus:1032=1&amp;1053=1" fo:font-style="italic" style:font-style-asian="italic" style:font-name-complex="Arial" style:font-style-complex="italic"/>
    </style:style>
    <style:style style:name="P88" style:family="paragraph" style:parent-style-name="Standard">
      <style:paragraph-properties fo:line-height="0.2638in" style:snap-to-layout-grid="false"/>
      <style:text-properties fo:color="#000000" style:font-name="Gentium Plus:1058=1&amp;1032=1&amp;1053" fo:font-style="italic" style:font-style-asian="italic" style:font-name-complex="Arial" style:font-style-complex="italic"/>
    </style:style>
    <style:style style:name="P89" style:family="paragraph" style:parent-style-name="Standard">
      <style:paragraph-properties fo:line-height="0.2362in" style:snap-to-layout-grid="false"/>
      <style:text-properties fo:color="#000000" style:font-name="Gentium Plus:1058=11" style:font-name-complex="Arial"/>
    </style:style>
    <style:style style:name="P90" style:family="paragraph" style:parent-style-name="Standard">
      <style:paragraph-properties fo:line-height="0.2362in" style:snap-to-layout-grid="false"/>
      <style:text-properties fo:color="#000000" style:font-name="Gentium Plus:1029=1&amp;1058=1" style:font-name-complex="Arial"/>
    </style:style>
    <style:style style:name="P91" style:family="paragraph" style:parent-style-name="Standard">
      <style:paragraph-properties fo:line-height="0.2638in" style:snap-to-layout-grid="false"/>
      <style:text-properties fo:color="#000000" style:font-name="Gentium Plus:1029=1&amp;1032=1&amp;1058=1" style:font-name-complex="Arial"/>
    </style:style>
    <style:style style:name="P92" style:family="paragraph" style:parent-style-name="Standard">
      <style:paragraph-properties fo:line-height="0.2638in" style:snap-to-layout-grid="false"/>
      <style:text-properties fo:color="#000000" style:font-name="Gentium Plus:1029=1&amp;1053=1&amp;1058=1" fo:font-style="italic" style:font-style-asian="italic" style:font-name-complex="Arial" style:font-style-complex="italic"/>
    </style:style>
    <style:style style:name="P93" style:family="paragraph" style:parent-style-name="Standard">
      <style:paragraph-properties fo:line-height="0.2638in" style:snap-to-layout-grid="false"/>
      <style:text-properties fo:color="#000000" style:font-name="Gentium Plus:1029=1&amp;1032=1&amp;1053=1" fo:font-style="italic" style:font-style-asian="italic" style:font-name-complex="Arial" style:font-style-complex="italic"/>
    </style:style>
    <style:style style:name="P94" style:family="paragraph" style:parent-style-name="Standard">
      <style:paragraph-properties fo:line-height="0.2638in" style:snap-to-layout-grid="false"/>
      <style:text-properties fo:color="#000000" style:font-name="Gentium Plus:1029=1&amp;1032=1&amp;1053=1&amp;1058=1" fo:font-style="italic" style:font-style-asian="italic" style:font-name-complex="Arial" style:font-style-complex="italic"/>
    </style:style>
    <style:style style:name="P95" style:family="paragraph" style:parent-style-name="Standard">
      <style:paragraph-properties style:snap-to-layout-grid="false"/>
    </style:style>
    <style:style style:name="P96" style:family="paragraph" style:parent-style-name="Standard">
      <style:paragraph-properties style:snap-to-layout-grid="false"/>
      <style:text-properties style:font-name="Arial" fo:font-size="10pt" fo:font-weight="bold" style:font-size-asian="10pt" style:font-weight-asian="bold" style:font-name-complex="Arial" style:font-size-complex="10pt" style:font-weight-complex="bold"/>
    </style:style>
    <style:style style:name="P97" style:family="paragraph" style:parent-style-name="Standard">
      <style:paragraph-properties fo:line-height="0.2362in" style:snap-to-layout-grid="false"/>
    </style:style>
    <style:style style:name="P98" style:family="paragraph" style:parent-style-name="Standard">
      <style:text-properties style:font-name="Gentium Plus"/>
    </style:style>
    <style:style style:name="P99" style:family="paragraph" style:parent-style-name="Standard">
      <style:paragraph-properties fo:line-height="0.2362in" style:snap-to-layout-grid="false"/>
      <style:text-properties style:font-name="Gentium Plus" style:font-name-complex="Arial"/>
    </style:style>
    <style:style style:name="P100" style:family="paragraph" style:parent-style-name="Standard">
      <style:paragraph-properties style:snap-to-layout-grid="false"/>
      <style:text-properties style:font-name="Gentium Plus" style:font-name-complex="Arial"/>
    </style:style>
    <style:style style:name="P101" style:family="paragraph" style:parent-style-name="Standard">
      <style:paragraph-properties fo:line-height="0.2362in" style:snap-to-layout-grid="false"/>
      <style:text-properties style:font-name="Gentium Plus:1062=1" style:font-name-complex="Arial"/>
    </style:style>
    <style:style style:name="P102" style:family="paragraph" style:parent-style-name="Standard">
      <style:paragraph-properties fo:line-height="0.2362in" style:snap-to-layout-grid="false"/>
      <style:text-properties style:font-name="Gentium Plus:1062=2" style:font-name-complex="Arial"/>
    </style:style>
    <style:style style:name="P103" style:family="paragraph" style:parent-style-name="Standard">
      <style:paragraph-properties fo:line-height="0.2362in" style:snap-to-layout-grid="false"/>
      <style:text-properties style:font-name="Gentium Plus:1062=3" style:font-name-complex="Arial"/>
    </style:style>
    <style:style style:name="P104" style:family="paragraph" style:parent-style-name="Standard">
      <style:paragraph-properties fo:line-height="0.2in"/>
    </style:style>
    <style:style style:name="P105" style:family="paragraph" style:parent-style-name="Standard">
      <style:paragraph-properties style:snap-to-layout-grid="false"/>
      <style:text-properties style:font-name="Gentium Plus:1058=11" style:font-name-complex="Arial"/>
    </style:style>
    <style:style style:name="P106" style:family="paragraph" style:parent-style-name="Normal">
      <style:text-properties fo:language="es" fo:country="MX"/>
    </style:style>
    <style:style style:name="P107" style:family="paragraph" style:parent-style-name="Normal_20__28_Web_29_">
      <style:paragraph-properties fo:margin-top="0in" fo:margin-bottom="0in" fo:line-height="0.2in" style:snap-to-layout-grid="false"/>
    </style:style>
    <style:style style:name="P108" style:family="paragraph" style:parent-style-name="Normal_20__28_Web_29_">
      <style:paragraph-properties fo:margin-top="0in" fo:margin-bottom="0in" fo:line-height="0.1945in" style:snap-to-layout-grid="false"/>
      <style:text-properties fo:color="#000000" style:font-name="Arial Narrow" fo:font-size="6pt" style:font-size-asian="6pt" style:font-size-complex="6pt"/>
    </style:style>
    <style:style style:name="P109" style:family="paragraph" style:parent-style-name="Heading_20_1" style:master-page-name="MP0">
      <style:paragraph-properties style:page-number="auto" fo:break-before="page"/>
    </style:style>
    <style:style style:name="T1" style:family="text">
      <style:text-properties style:font-name="Arial Narrow"/>
    </style:style>
    <style:style style:name="T2" style:family="text">
      <style:text-properties style:font-name="Arial Narrow" fo:font-size="10pt" fo:language="fr" fo:country="BE" style:font-size-asian="10pt" style:font-size-complex="10pt"/>
    </style:style>
    <style:style style:name="T3" style:family="text">
      <style:text-properties style:font-name="Arial Narrow" fo:font-size="10pt" style:font-size-asian="10pt" style:font-name-complex="Arial" style:font-size-complex="10pt"/>
    </style:style>
    <style:style style:name="T4" style:family="text">
      <style:text-properties style:font-name="Arial Narrow" fo:font-size="10pt" fo:font-weight="bold" style:font-size-asian="10pt" style:font-weight-asian="bold" style:font-name-complex="Arial" style:font-size-complex="10pt" style:font-weight-complex="bold"/>
    </style:style>
    <style:style style:name="T5" style:family="text">
      <style:text-properties style:font-name="Arial Narrow" fo:font-size="9pt" fo:font-weight="bold" style:font-size-asian="9pt" style:font-weight-asian="bold" style:font-name-complex="Arial" style:font-size-complex="9pt" style:font-weight-complex="bold"/>
    </style:style>
    <style:style style:name="T6" style:family="text">
      <style:text-properties style:font-name="Arial Narrow" fo:font-size="9pt" fo:language="es" fo:country="MX" fo:font-weight="bold" style:font-size-asian="9pt" style:font-weight-asian="bold" style:font-name-complex="Arial" style:font-size-complex="9pt" style:font-weight-complex="bold"/>
    </style:style>
    <style:style style:name="T7" style:family="text">
      <style:text-properties style:font-name="Arial Narrow" fo:font-size="9pt" fo:language="nl" fo:country="BE" fo:font-weight="bold" style:font-size-asian="9pt" style:font-weight-asian="bold" style:font-name-complex="Arial" style:font-size-complex="9pt" style:font-weight-complex="bold"/>
    </style:style>
    <style:style style:name="T8" style:family="text">
      <style:text-properties style:font-name="Arial Narrow" fo:font-size="9pt" fo:language="pt" fo:country="PT" fo:font-weight="bold" style:font-size-asian="9pt" style:font-weight-asian="bold" style:font-name-complex="Arial" style:font-size-complex="9pt" style:font-weight-complex="bold"/>
    </style:style>
    <style:style style:name="T9" style:family="text">
      <style:text-properties style:font-name="Arial Narrow" fo:font-size="6pt" style:font-size-asian="6pt" style:font-name-complex="Arial" style:font-size-complex="6pt"/>
    </style:style>
    <style:style style:name="T10" style:family="text">
      <style:text-properties style:font-name="Arial Narrow" fo:font-size="6pt" style:font-size-asian="6pt" style:font-name-complex="Arial Narrow" style:font-size-complex="6pt"/>
    </style:style>
    <style:style style:name="T11" style:family="text">
      <style:text-properties style:font-name="Arial Narrow" fo:font-size="6pt" style:font-size-asian="6pt" style:font-name-complex="Times New Roman" style:font-size-complex="6pt"/>
    </style:style>
    <style:style style:name="T12" style:family="text">
      <style:text-properties style:font-name="Arial Narrow" fo:font-size="6pt" style:font-size-asian="6pt" style:font-size-complex="6pt"/>
    </style:style>
    <style:style style:name="T13" style:family="text">
      <style:text-properties style:font-name="Arial Narrow" fo:font-size="6pt" fo:language="es" fo:country="MX" style:font-size-asian="6pt" style:font-name-complex="Arial" style:font-size-complex="6pt"/>
    </style:style>
    <style:style style:name="T14" style:family="text">
      <style:text-properties style:font-name="Arial Narrow" fo:font-size="6pt" fo:language="es" fo:country="MX" style:font-size-asian="6pt" style:font-name-complex="Arial Narrow" style:font-size-complex="6pt"/>
    </style:style>
    <style:style style:name="T15" style:family="text">
      <style:text-properties style:font-name="Arial Narrow" fo:font-size="6pt" fo:language="es" fo:country="MX" style:font-size-asian="6pt" style:font-name-complex="Times New Roman" style:font-size-complex="6pt"/>
    </style:style>
    <style:style style:name="T16" style:family="text">
      <style:text-properties style:font-name="Arial Narrow" fo:font-size="6pt" fo:language="es" fo:country="MX" style:font-size-asian="6pt" style:font-name-complex="Charis SIL Literacy" style:font-size-complex="6pt"/>
    </style:style>
    <style:style style:name="T17" style:family="text">
      <style:text-properties style:font-name="Arial Narrow" fo:font-size="6pt" fo:language="nl" fo:country="BE" style:font-size-asian="6pt" style:font-name-complex="Arial" style:font-size-complex="6pt"/>
    </style:style>
    <style:style style:name="T18" style:family="text">
      <style:text-properties style:font-name="Arial Narrow" fo:font-size="6pt" fo:font-weight="bold" style:font-size-asian="6pt" style:font-weight-asian="bold" style:font-name-complex="Arial" style:font-size-complex="6pt" style:font-weight-complex="bold"/>
    </style:style>
    <style:style style:name="T19" style:family="text">
      <style:text-properties style:font-name="Arial Narrow" fo:font-size="6pt" fo:language="pt" fo:country="PT" style:font-size-asian="6pt" style:font-name-complex="Arial" style:font-size-complex="6pt"/>
    </style:style>
    <style:style style:name="T20" style:family="text">
      <style:text-properties style:font-name="Arial Narrow" fo:font-size="6pt" fo:language="pt" fo:country="PT" style:font-size-asian="6pt" style:font-name-complex="Times New Roman" style:font-size-complex="6pt"/>
    </style:style>
    <style:style style:name="T21" style:family="text">
      <style:text-properties style:font-name="Arial Narrow" fo:font-size="6pt" style:font-name-asian="MS Gothic" style:font-size-asian="6pt" style:font-name-complex="MS Gothic" style:font-size-complex="6pt"/>
    </style:style>
    <style:style style:name="T22" style:family="text">
      <style:text-properties style:font-name="Gentium Plus" fo:font-size="10pt" style:font-size-asian="10pt" style:font-size-complex="10pt"/>
    </style:style>
    <style:style style:name="T23" style:family="text">
      <style:text-properties style:font-name="Gentium Plus" style:font-name-complex="Arial"/>
    </style:style>
    <style:style style:name="T24" style:family="text">
      <style:text-properties style:font-name="Gentium Plus" fo:font-size="8pt" style:font-size-asian="8pt" style:font-name-complex="Arial" style:font-size-complex="8pt"/>
    </style:style>
    <style:style style:name="T25" style:family="text">
      <style:text-properties style:font-name="Arial"/>
    </style:style>
    <style:style style:name="T26" style:family="text">
      <style:text-properties style:font-name="Arial" style:font-name-complex="Arial"/>
    </style:style>
    <style:style style:name="T27" style:family="text">
      <style:text-properties style:font-name="Arial" fo:font-weight="bold" style:font-weight-asian="bold" style:font-name-complex="Arial" style:font-weight-complex="bold"/>
    </style:style>
    <style:style style:name="T28" style:family="text">
      <style:text-properties style:font-name="Arial" fo:font-size="6pt" fo:language="es" fo:country="MX" style:font-size-asian="6pt" style:font-name-complex="Arial" style:font-size-complex="6pt"/>
    </style:style>
    <style:style style:name="T29" style:family="text">
      <style:text-properties style:font-name="Arial" fo:font-size="10pt" fo:font-weight="bold" style:font-size-asian="10pt" style:font-weight-asian="bold" style:font-name-complex="Arial" style:font-size-complex="10pt" style:font-weight-complex="bold"/>
    </style:style>
    <style:style style:name="T30" style:family="text">
      <style:text-properties fo:color="#000000" style:font-name="Arial Narrow" fo:font-size="9pt" style:text-underline-style="none" fo:font-weight="bold" style:font-size-asian="9pt" style:font-weight-asian="bold" style:font-size-complex="9pt" style:font-weight-complex="bold"/>
    </style:style>
    <style:style style:name="T31" style:family="text">
      <style:text-properties fo:color="#000000" style:font-name="Arial Narrow" fo:font-size="9pt" fo:font-weight="bold" style:font-size-asian="9pt" style:font-weight-asian="bold" style:font-size-complex="9pt" style:font-weight-complex="bold"/>
    </style:style>
    <style:style style:name="T32" style:family="text">
      <style:text-properties fo:color="#000000" style:font-name="Arial Narrow" fo:font-size="10pt" style:font-size-asian="10pt" style:font-name-complex="Arial" style:font-size-complex="10pt"/>
    </style:style>
    <style:style style:name="T33" style:family="text">
      <style:text-properties fo:color="#000000" style:font-name="Arial Narrow" fo:font-size="10pt" fo:font-weight="bold" style:font-size-asian="10pt" style:font-weight-asian="bold" style:font-name-complex="Arial" style:font-size-complex="10pt" style:font-weight-complex="bold"/>
    </style:style>
    <style:style style:name="T34" style:family="text">
      <style:text-properties fo:color="#000000" style:font-name="Arial Narrow" fo:font-size="6pt" style:font-size-asian="6pt" style:font-name-complex="Arial" style:font-size-complex="6pt"/>
    </style:style>
    <style:style style:name="T35" style:family="text">
      <style:text-properties fo:color="#000000" style:font-name="Gentium Plus"/>
    </style:style>
    <style:style style:name="T36" style:family="text">
      <style:text-properties fo:color="#000000" style:font-name="Gentium Plus" style:font-name-complex="Arial"/>
    </style:style>
    <style:style style:name="T37" style:family="text">
      <style:text-properties fo:color="#000000" style:font-name="Gentium Plus" style:font-name-complex="Gentium Plus"/>
    </style:style>
    <style:style style:name="T38" style:family="text">
      <style:text-properties fo:color="#000000" style:font-name="Charis SIL:1058=1" style:font-name-complex="Arial"/>
    </style:style>
    <style:style style:name="T39" style:family="text">
      <style:text-properties fo:color="#000000" style:font-name="Gentium Plus:1058=1"/>
    </style:style>
    <style:style style:name="T40" style:family="text">
      <style:text-properties fo:color="#000000" style:font-name="Gentium Plus:1058=1" style:font-name-complex="Arial"/>
    </style:style>
    <style:style style:name="T41" style:family="text">
      <style:text-properties fo:color="#000000" style:font-name="Gentium Plus:1028=1" style:font-name-complex="Arial"/>
    </style:style>
    <style:style style:name="T42" style:family="text">
      <style:text-properties fo:color="#000000" style:font-name="Charis SIL:1058=1&amp;1028=1" style:font-name-complex="Arial"/>
    </style:style>
    <style:style style:name="T43" style:family="text">
      <style:text-properties fo:color="#000000" style:font-name="Gentium Plus:1058=1&amp;1028=1" style:font-name-complex="Arial"/>
    </style:style>
    <style:style style:name="T44" style:family="text">
      <style:text-properties fo:color="#000000" style:font-name="Gentium Plus:1043=1" style:font-name-complex="Arial"/>
    </style:style>
    <style:style style:name="T45" style:family="text">
      <style:text-properties fo:color="#000000" style:font-name="Charis SIL SC2nd" style:font-name-complex="Arial"/>
    </style:style>
    <style:style style:name="T46" style:family="text">
      <style:text-properties fo:color="#000000" style:font-name="Cambria Math" style:font-name-complex="Cambria Math"/>
    </style:style>
    <style:style style:name="T47" style:family="text">
      <style:text-properties fo:color="#000000" style:font-name="Times New Roman" style:font-name-complex="Times New Roman"/>
    </style:style>
    <style:style style:name="T48" style:family="text">
      <style:text-properties fo:color="#000000" style:font-name="Gentium Plus:1054=1" style:font-name-complex="Arial"/>
    </style:style>
    <style:style style:name="T49" style:family="text">
      <style:text-properties fo:color="#000000" style:font-name="Gentium Plus:1058=11"/>
    </style:style>
    <style:style style:name="T50" style:family="text">
      <style:text-properties fo:color="#000000" style:font-name="Gentium Plus:1058=11" style:font-name-complex="Arial"/>
    </style:style>
    <style:style style:name="T51" style:family="text">
      <style:text-properties fo:color="#000000" style:font-name="Gentium Plus:1058=11" fo:font-style="italic" style:font-style-asian="italic" style:font-name-complex="Arial" style:font-style-complex="italic"/>
    </style:style>
    <style:style style:name="T52" style:family="text">
      <style:text-properties fo:color="#000000" style:font-name="Gentium Plus:1058=1&amp;1054=1" style:font-name-complex="Arial"/>
    </style:style>
    <style:style style:name="T53" style:family="text">
      <style:text-properties fo:color="#000000" style:font-name="Gentium Plus1" style:font-name-complex="Gentium Plus1"/>
    </style:style>
    <style:style style:name="T54" style:family="text">
      <style:text-properties fo:color="#000000" style:font-name="Gentium Plus:1030=1" style:font-name-complex="Gentium Plus:1030=1"/>
    </style:style>
    <style:style style:name="T55" style:family="text">
      <style:text-properties fo:color="#000000" style:font-name="Gentium Plus:1078=1" fo:font-style="italic" style:font-style-asian="italic" style:font-name-complex="Arial" style:font-style-complex="italic"/>
    </style:style>
    <style:style style:name="T56" style:family="text">
      <style:text-properties fo:color="#000000" style:font-name="Gentium Plus:1058=1&amp;1078=1" fo:font-style="italic" style:font-style-asian="italic" style:font-name-complex="Arial" style:font-style-complex="italic"/>
    </style:style>
    <style:style style:name="T57" style:family="text">
      <style:text-properties fo:color="#000000" style:font-name="Gentium Plus:1058=1&amp;1043=1" style:font-name-complex="Arial"/>
    </style:style>
    <style:style style:name="T58" style:family="text">
      <style:text-properties fo:color="#000000" style:font-name="Gentium Plus:1058=1&amp;1043=1" fo:font-style="italic" style:font-style-asian="italic" style:font-name-complex="Arial" style:font-style-complex="italic"/>
    </style:style>
    <style:style style:name="T59" style:family="text">
      <style:text-properties fo:color="#000000" style:font-name="Gentium Plus:1058=1&amp;1043=1" fo:font-style="normal" style:font-style-asian="normal" style:font-name-complex="Arial" style:font-style-complex="normal"/>
    </style:style>
    <style:style style:name="T60" style:family="text">
      <style:text-properties style:font-name="Gentium Plus:1052=1" style:font-name-complex="Arial"/>
    </style:style>
    <style:style style:name="T61" style:family="text">
      <style:text-properties style:font-name="Charis SIL:1052=1" style:font-name-complex="Arial"/>
    </style:style>
    <style:style style:name="T62" style:family="text">
      <style:text-properties style:font-name="Gentium Plus:1026=1" style:font-name-complex="Arial"/>
    </style:style>
    <style:style style:name="T63" style:family="text">
      <style:text-properties style:font-name="Gentium Plus:1026=1" style:font-name-complex="Times New Roman"/>
    </style:style>
    <style:style style:name="T64" style:family="text">
      <style:text-properties style:font-name="Gentium Plus:1050=1" style:font-name-complex="Arial"/>
    </style:style>
    <style:style style:name="T65" style:family="text">
      <style:text-properties style:font-name="Gentium Plus:1050=1" style:font-name-complex="Times New Roman"/>
    </style:style>
    <style:style style:name="T66" style:family="text">
      <style:text-properties style:font-name="Gentium Plus:1060=1" style:font-name-complex="Arial"/>
    </style:style>
    <style:style style:name="T67" style:family="text">
      <style:text-properties style:font-name="Gentium Plus:1058=1&amp;1060=1" style:font-name-complex="Arial"/>
    </style:style>
    <style:style style:name="T68" style:family="text">
      <style:text-properties style:font-name="Gentium Plus2" fo:font-size="12pt"/>
    </style:style>
    <style:style style:name="T69" style:family="text">
      <style:text-properties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Font Features for Gentium Plus</text:h>
      <text:p text:style-name="P2"><text:span text:style-name="Default_20_Paragraph_20_Font"><text:span text:style-name="T22">When Gentium Plus is used in applications that support Graphite, and that provide an appropriate user interface, various user-controllable font features are available that allow access to alternatively-designed glyphs that might be preferable for use in some contexts. In the Graphite version of OpenOffice 3.2</text:span></text:span><text:span text:style-name="Footnote_20_Symbol"><text:span text:style-name="T22"><text:note text:id="ftn1" text:note-class="footnote"><text:note-citation>1</text:note-citation><text:note-body><text:p text:style-name="Footnote"><text:span text:style-name="Default_20_Paragraph_20_Font"><text:span text:style-name="T1"><text:s/>Download here: </text:span></text:span><text:a xlink:type="simple" xlink:href="http://www.openoffice.org/"><text:span text:style-name="Default_20_Paragraph_20_Font"><text:span text:style-name="T25">http://www.openoffice.org/</text:span></text:span></text:a><text:span text:style-name="Default_20_Paragraph_20_Font"><text:span text:style-name="T25">. Previous SIL-produced versions </text:span></text:span><text:span text:style-name="Default_20_Paragraph_20_Font"><text:span text:style-name="T26">(2.0, 2.4, 3.0) are available here: </text:span></text:span><text:a xlink:type="simple" xlink:href="http://scripts.sil.org/OOo_20_graphite" office:target-frame-name="_top" xlink:show="replace"><text:span text:style-name="Internet_20_link"><text:span text:style-name="T26">http://scripts.sil.org/OOo_20_graphite</text:span></text:span></text:a></text:p></text:note-body></text:note></text:span></text:span><text:span text:style-name="Default_20_Paragraph_20_Font"><text:span text:style-name="T22"> the font features can be turned on by choosing the font (ie Gentium Plus), followed by a colon, followed by the feature ID, and then followed by the feature setting. So, for example, if the Uppercase eng alternate “Capital N with tail” is desired, the font selection would be “Gentium Plus:1024=2”. If you wish to apply two (or more) features, you can separate them with an “&amp;”. Thus, “Gentium Plus:1024=2&amp;1058=2” would apply “Capital N with tail” plus the “Small capitals” feature.</text:span></text:span></text:p>
      <text:p text:style-name="P3">A glyph palette is available for accessing the alternate glyphs in some applications such as Adobe InDesign.</text:p>
      <text:p text:style-name="P2"><text:span text:style-name="Default_20_Paragraph_20_Font"><text:span text:style-name="T22">Ideally the selection of these font features is done in application programs, but many applications do not yet support this functionality. In response to this lack of support for features, a program called TypeTuner</text:span></text:span><text:span text:style-name="Footnote_20_Symbol"><text:span text:style-name="T22"><text:note text:id="ftn2" text:note-class="footnote"><text:note-citation>2</text:note-citation><text:note-body><text:p text:style-name="Footnote"><text:span text:style-name="Default_20_Paragraph_20_Font"><text:span text:style-name="T1"><text:s/></text:span></text:span><text:a xlink:type="simple" xlink:href="http://scripts.sil.org/TypeTuner" office:target-frame-name="_top" xlink:show="replace"><text:span text:style-name="Internet_20_link"><text:span text:style-name="T26">http://scripts.sil.org/TypeTuner</text:span></text:span></text:a></text:p></text:note-body></text:note></text:span></text:span><text:span text:style-name="Default_20_Paragraph_20_Font"><text:span text:style-name="T22"> allows users to create derivative fonts with their own feature settings based on the needs of a local project or region.</text:span></text:span></text:p>
      <text:p text:style-name="P3">In the table below, upper and lowercase pairs are shown (if they exist), even if the feature only affects one or the other. This is in order to see how the whole pair looks when a feature is applied. The following font features are available in Gentium Plu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4">Feature Name</text:p>
            </table:table-cell>
            <table:table-cell table:style-name="Table1.A1" office:value-type="string">
              <text:p text:style-name="P5">Feature ID</text:p>
            </table:table-cell>
            <table:table-cell table:style-name="Table1.A1" office:value-type="string">
              <text:p text:style-name="P5">Feature Setting</text:p>
            </table:table-cell>
            <table:table-cell table:style-name="Table1.A1" office:value-type="string">
              <text:p text:style-name="P12">Example</text:p>
            </table:table-cell>
            <table:table-cell table:style-name="Table1.A1" office:value-type="string">
              <text:p text:style-name="P12">Example with Small Capitals</text:p>
            </table:table-cell>
            <table:table-cell table:style-name="Table1.F1" office:value-type="string">
              <text:p text:style-name="P95"><text:a xlink:type="simple" xlink:href="http://scripts.sil.org/cms/scripts/page.php?site_id=nrsi&amp;item_id=TypeTuner" office:target-frame-name="_top" xlink:show="replace"><text:span text:style-name="Internet_20_link"><text:span text:style-name="T30">TypeTuner Notes</text:span></text:span></text:a><text:span text:style-name="Footnote_20_Symbol"><text:span text:style-name="T31"><text:note text:id="ftn3" text:note-class="footnote"><text:note-citation>3</text:note-citation><text:note-body><text:p text:style-name="Footnote"><text:span text:style-name="Default_20_Paragraph_20_Font"><text:span text:style-name="T1"><text:s/></text:span></text:span><text:span text:style-name="Default_20_Paragraph_20_Font"><text:span text:style-name="T27">TypeTuner legend:</text:span></text:span><text:span text:style-name="Default_20_Paragraph_20_Font"><text:span text:style-name="T26"> </text:span></text:span><text:span text:style-name="Default_20_Paragraph_20_Font"><text:span text:style-name="T27">R</text:span></text:span><text:span text:style-name="Default_20_Paragraph_20_Font"><text:span text:style-name="T26">=glyphs are Reencoded (will work with dumb rendering); </text:span></text:span><text:span text:style-name="Default_20_Paragraph_20_Font"><text:span text:style-name="T27">O</text:span></text:span><text:span text:style-name="Default_20_Paragraph_20_Font"><text:span text:style-name="T26">=OpenType rules are activated; </text:span></text:span><text:span text:style-name="Default_20_Paragraph_20_Font"><text:span text:style-name="T27">G</text:span></text:span><text:span text:style-name="Default_20_Paragraph_20_Font"><text:span text:style-name="T26">=Graphite-only feature</text:span></text:span><text:span text:style-name="Default_20_Paragraph_20_Font"><text:span text:style-name="T26"><text:line-break/>(All features are available for Graphite applications.)</text:span></text:span></text:p></text:note-body></text:note></text:span></text:span></text:p>
            </table:table-cell>
          </table:table-row>
        </table:table-header-rows>
        <table:table-row table:style-name="Table1.1">
          <table:table-cell table:style-name="Table1.F1" table:number-columns-spanned="6" office:value-type="string">
            <text:p text:style-name="P96">Language specific</text:p>
          </table:table-cell>
          <table:covered-table-cell/>
          <table:covered-table-cell/>
          <table:covered-table-cell/>
          <table:covered-table-cell/>
          <table:covered-table-cell/>
        </table:table-row>
        <table:table-row table:style-name="Table1.1">
          <table:table-cell table:style-name="Table1.A1" table:number-rows-spanned="2" office:value-type="string">
            <text:p text:style-name="P95"><text:span text:style-name="Default_20_Paragraph_20_Font"><text:span text:style-name="T5">Vietnamese-style diacritics</text:span></text:span><text:span text:style-name="Default_20_Paragraph_20_Font"><text:span text:style-name="T5"><text:line-break/></text:span></text:span><text:span text:style-name="Default_20_Paragraph_20_Font"><text:span text:style-name="T9">(U+1EA4 U+1EA5 U+1EA6 U+1EA7 U+1EA8 U+1EA9 U+1EAA U+1EAB U+1EAE U+1EAF U+1EB0 U+1EB1 U+1EB2 U+1EB3 U+1EB4 U+1EB5 U+1EBE U+1EBF U+1EC0 U+1EC1 U+1EC2 U+1EC3 U+1EC4 U+1EC5 U+1ED0 U+1ED1 U+1ED2 U+1ED3 U+1ED4 U+1ED5 U+1ED6 1ED7)</text:span></text:span></text:p>
          </table:table-cell>
          <table:table-cell table:style-name="Table1.A1" table:number-rows-spanned="2" office:value-type="string">
            <text:p text:style-name="P13">1029</text:p>
          </table:table-cell>
          <table:table-cell table:style-name="Table1.C3" office:value-type="string">
            <text:p text:style-name="P7">0=False</text:p>
          </table:table-cell>
          <table:table-cell table:style-name="Table1.C3" office:value-type="string">
            <text:p text:style-name="P18">Ấấ Ầầ Ẩẩ Ẫẫ Ắắ Ằằ Ẳẳ Ẵẵ Ếế Ềề Ểể Ễễ Ốố Ồồ Ổổ Ỗỗ</text:p>
          </table:table-cell>
          <table:table-cell table:style-name="Table1.C3" office:value-type="string">
            <text:p text:style-name="P21">Ấấ Ầầ Ẩẩ Ẫẫ Ắắ Ằằ Ẳẳ Ẵẵ Ếế Ềề Ểể Ễễ Ốố Ồồ Ổổ Ỗỗ</text:p>
          </table:table-cell>
          <table:table-cell table:style-name="Table1.F3" office:value-type="string">
            <text:p text:style-name="P14">R, O</text:p>
          </table:table-cell>
        </table:table-row>
        <table:table-row table:style-name="Table1.1">
          <table:covered-table-cell/>
          <table:covered-table-cell/>
          <table:table-cell table:style-name="Table1.C4" office:value-type="string">
            <text:p text:style-name="P7">1=True</text:p>
          </table:table-cell>
          <table:table-cell table:style-name="Table1.C4" office:value-type="string">
            <text:p text:style-name="P23">Ấấ Ầầ Ẩẩ Ẫẫ Ắắ Ằằ Ẳẳ Ẵẵ Ếế Ềề Ểể Ễễ Ốố Ồồ Ổổ Ỗỗ</text:p>
          </table:table-cell>
          <table:table-cell table:style-name="Table1.C4" office:value-type="string">
            <text:p text:style-name="P90">Ấấ Ầầ Ẩẩ Ẫẫ Ắắ Ằằ Ẳẳ Ẵẵ Ếế Ềề Ểể Ễễ Ốố Ồồ Ổổ Ỗỗ</text:p>
          </table:table-cell>
          <table:table-cell table:style-name="Table1.F4" office:value-type="string">
            <text:p text:style-name="P14"/>
          </table:table-cell>
        </table:table-row>
        <table:table-row table:style-name="Table1.1">
          <table:table-cell table:style-name="Table1.A1" table:number-rows-spanned="2" office:value-type="string">
            <text:p text:style-name="P95"><text:span text:style-name="Default_20_Paragraph_20_Font"><text:span text:style-name="T6">Romanian-style diacritics</text:span></text:span><text:span text:style-name="Default_20_Paragraph_20_Font"><text:span text:style-name="T6"><text:line-break/></text:span></text:span><text:span text:style-name="Default_20_Paragraph_20_Font"><text:span text:style-name="T13">(U+015E U+015F U+0162 U+0163)</text:span></text:span></text:p>
          </table:table-cell>
          <table:table-cell table:style-name="Table1.A1" table:number-rows-spanned="2" office:value-type="string">
            <text:p text:style-name="P13">1041</text:p>
          </table:table-cell>
          <table:table-cell table:style-name="Table1.C3" office:value-type="string">
            <text:p text:style-name="P7">0=False</text:p>
          </table:table-cell>
          <table:table-cell table:style-name="Table1.C3" office:value-type="string">
            <text:p text:style-name="P18">Şş Ţţ</text:p>
          </table:table-cell>
          <table:table-cell table:style-name="Table1.C3" office:value-type="string">
            <text:p text:style-name="P89">Şş Ţţ</text:p>
          </table:table-cell>
          <table:table-cell table:style-name="Table1.F1" table:number-rows-spanned="2" office:value-type="string">
            <text:p text:style-name="P14">R, O</text:p>
          </table:table-cell>
        </table:table-row>
        <table:table-row table:style-name="Table1.1">
          <table:covered-table-cell/>
          <table:covered-table-cell/>
          <table:table-cell table:style-name="Table1.C4" office:value-type="string">
            <text:p text:style-name="P7">1=True</text:p>
          </table:table-cell>
          <table:table-cell table:style-name="Table1.C4" office:value-type="string">
            <text:p text:style-name="P24">Şş Ţţ</text:p>
          </table:table-cell>
          <table:table-cell table:style-name="Table1.C4" office:value-type="string">
            <text:p text:style-name="P25">Şş Ţţ</text:p>
          </table:table-cell>
          <table:covered-table-cell/>
        </table:table-row>
        <table:table-row table:style-name="Table1.1">
          <table:table-cell table:style-name="Table1.A1" table:number-rows-spanned="2" office:value-type="string">
            <text:p text:style-name="P95"><text:span text:style-name="Default_20_Paragraph_20_Font"><text:span text:style-name="T6">Serbian</text:span></text:span><text:span text:style-name="Default_20_Paragraph_20_Font"><text:span text:style-name="T6">-style </text:span></text:span><text:span text:style-name="Default_20_Paragraph_20_Font"><text:span text:style-name="T6">alternates</text:span></text:span><text:span text:style-name="Default_20_Paragraph_20_Font"><text:span text:style-name="T6"><text:line-break/></text:span></text:span><text:span text:style-name="Default_20_Paragraph_20_Font"><text:span text:style-name="T13">(U+</text:span></text:span><text:span text:style-name="Default_20_Paragraph_20_Font"><text:span text:style-name="T13">0431 </text:span></text:span><text:span text:style-name="Default_20_Paragraph_20_Font"><text:span text:style-name="T13">U+</text:span></text:span><text:span text:style-name="Default_20_Paragraph_20_Font"><text:span text:style-name="T13">0433 </text:span></text:span><text:span text:style-name="Default_20_Paragraph_20_Font"><text:span text:style-name="T13">U+</text:span></text:span><text:span text:style-name="Default_20_Paragraph_20_Font"><text:span text:style-name="T13">0434 </text:span></text:span><text:span text:style-name="Default_20_Paragraph_20_Font"><text:span text:style-name="T13">U+</text:span></text:span><text:span text:style-name="Default_20_Paragraph_20_Font"><text:span text:style-name="T13">043F </text:span></text:span><text:span text:style-name="Default_20_Paragraph_20_Font"><text:span text:style-name="T13">U+</text:span></text:span><text:span text:style-name="Default_20_Paragraph_20_Font"><text:span text:style-name="T13">0442</text:span></text:span><text:span text:style-name="Default_20_Paragraph_20_Font"><text:span text:style-name="T13">)</text:span></text:span></text:p>
          </table:table-cell>
          <table:table-cell table:style-name="Table1.B7" office:value-type="string">
            <text:p text:style-name="P13">1078</text:p>
          </table:table-cell>
          <table:table-cell table:style-name="Table1.C7" office:value-type="string">
            <text:p text:style-name="P7">0=False</text:p>
          </table:table-cell>
          <table:table-cell table:style-name="Table1.C7" office:value-type="string">
            <text:p text:style-name="P20"><text:span text:style-name="T68">Б</text:span><text:span text:style-name="T69">б</text:span><text:span text:style-name="T68"> Г</text:span><text:span text:style-name="T69">г</text:span><text:span text:style-name="T68"> Д</text:span><text:span text:style-name="T69">д</text:span><text:span text:style-name="T68"> П</text:span><text:span text:style-name="T69">п</text:span> <text:span text:style-name="T68">Т</text:span>т</text:p>
          </table:table-cell>
          <table:table-cell table:style-name="Table1.C7" office:value-type="string">
            <text:p text:style-name="P97"><text:span text:style-name="Default_20_Paragraph_20_Font"><text:span text:style-name="T51">Бб Гг Дд Пп Тт</text:span></text:span></text:p>
          </table:table-cell>
          <table:table-cell table:style-name="Table1.F3" office:value-type="string">
            <text:p text:style-name="P14">R</text:p>
          </table:table-cell>
        </table:table-row>
        <table:table-row table:style-name="Table1.1">
          <table:covered-table-cell/>
          <table:table-cell table:style-name="Table1.B8" office:value-type="string">
            <text:p text:style-name="P106"/>
          </table:table-cell>
          <table:table-cell table:style-name="Table1.C4" office:value-type="string">
            <text:p text:style-name="P7">1=True</text:p>
          </table:table-cell>
          <table:table-cell table:style-name="Table1.C4" office:value-type="string">
            <text:p text:style-name="P97"><text:span text:style-name="Default_20_Paragraph_20_Font"><text:span text:style-name="T55">Бб Гг Дд Пп Тт</text:span></text:span></text:p>
          </table:table-cell>
          <table:table-cell table:style-name="Table1.C4" office:value-type="string">
            <text:p text:style-name="P97"><text:span text:style-name="Default_20_Paragraph_20_Font"><text:span text:style-name="T56">Бб Гг Дд Пп Тт</text:span></text:span></text:p>
          </table:table-cell>
          <table:table-cell table:style-name="Table1.F4" office:value-type="string">
            <text:p text:style-name="P106"/>
          </table:table-cell>
        </table:table-row>
        <text:soft-page-break/>
        <table:table-row table:style-name="Table1.1">
          <table:table-cell table:style-name="Table1.A1" table:number-rows-spanned="2" office:value-type="string">
            <text:p text:style-name="P95"><text:span text:style-name="Default_20_Paragraph_20_Font"><text:span text:style-name="T6">Chinantec tones</text:span></text:span><text:span text:style-name="Default_20_Paragraph_20_Font"><text:span text:style-name="T6"><text:line-break/></text:span></text:span><text:span text:style-name="Default_20_Paragraph_20_Font"><text:span text:style-name="T13">(U+02CB U+</text:span></text:span><text:span text:style-name="Default_20_Paragraph_20_Font"><text:span text:style-name="T28">02C8</text:span></text:span><text:span text:style-name="Default_20_Paragraph_20_Font"><text:span text:style-name="T14"> U+</text:span></text:span><text:span text:style-name="Default_20_Paragraph_20_Font"><text:span text:style-name="T13">02C9 U+02CA)</text:span></text:span></text:p>
          </table:table-cell>
          <table:table-cell table:style-name="Table1.A1" table:number-rows-spanned="2" office:value-type="string">
            <text:p text:style-name="P13">1057</text:p>
          </table:table-cell>
          <table:table-cell table:style-name="Table1.C3" office:value-type="string">
            <text:p text:style-name="P7">0=False</text:p>
          </table:table-cell>
          <table:table-cell table:style-name="Table1.C3" office:value-type="string">
            <text:p text:style-name="P18">ˋ ˈ ˉ ˊ</text:p>
          </table:table-cell>
          <table:table-cell table:style-name="Table1.A1" table:number-rows-spanned="2" office:value-type="string">
            <text:p text:style-name="P16">Small capitals are not available as there is no uppercase equivalent</text:p>
          </table:table-cell>
          <table:table-cell table:style-name="Table1.F1" table:number-rows-spanned="2" office:value-type="string">
            <text:p text:style-name="P14">R</text:p>
          </table:table-cell>
        </table:table-row>
        <table:table-row table:style-name="Table1.1">
          <table:covered-table-cell/>
          <table:covered-table-cell/>
          <table:table-cell table:style-name="Table1.C4" office:value-type="string">
            <text:p text:style-name="P7">1=True</text:p>
          </table:table-cell>
          <table:table-cell table:style-name="Table1.C4" office:value-type="string">
            <text:p text:style-name="P26">ˋ ˈ ˉ ˊ</text:p>
          </table:table-cell>
          <table:covered-table-cell/>
          <table:covered-table-cell/>
        </table:table-row>
        <table:table-row table:style-name="Table1.1">
          <table:table-cell table:style-name="Table1.A1" table:number-rows-spanned="2" office:value-type="string">
            <text:p text:style-name="P95"><text:span text:style-name="Default_20_Paragraph_20_Font"><text:span text:style-name="T5">Bridging diacritics</text:span></text:span><text:span text:style-name="Default_20_Paragraph_20_Font"><text:span text:style-name="T5"><text:line-break/></text:span></text:span><text:span text:style-name="Default_20_Paragraph_20_Font"><text:span text:style-name="T9">(U+0308 – used with “L” and “l”, </text:span></text:span><text:span text:style-name="Default_20_Paragraph_20_Font"><text:span text:style-name="T9"><text:line-break/>U+0311, U+0361 and U+035F – used with “O”, “o”, “U” and “u”.)</text:span></text:span></text:p>
          </table:table-cell>
          <table:table-cell table:style-name="Table1.A1" table:number-rows-spanned="2" office:value-type="string">
            <text:p text:style-name="P8">1052</text:p>
          </table:table-cell>
          <table:table-cell table:style-name="Table1.C3" office:value-type="string">
            <text:p text:style-name="P7">0=False</text:p>
          </table:table-cell>
          <table:table-cell table:style-name="Table1.C3" office:value-type="string">
            <text:p text:style-name="P97"><text:span text:style-name="Default_20_Paragraph_20_Font"><text:span text:style-name="T3">Naso:</text:span></text:span><text:span text:style-name="Default_20_Paragraph_20_Font"><text:span text:style-name="T26"> </text:span></text:span><text:span text:style-name="Default_20_Paragraph_20_Font"><text:span text:style-name="T26"><text:tab/></text:span></text:span><text:span text:style-name="Default_20_Paragraph_20_Font"><text:span text:style-name="T23">L̈L l̈l L̈l </text:span></text:span><text:span text:style-name="Default_20_Paragraph_20_Font"><text:span text:style-name="T23"><text:line-break/></text:span></text:span><text:span text:style-name="Default_20_Paragraph_20_Font"><text:span text:style-name="T3">Konai:</text:span></text:span><text:span text:style-name="Default_20_Paragraph_20_Font"><text:span text:style-name="T26"> </text:span></text:span><text:span text:style-name="Default_20_Paragraph_20_Font"><text:span text:style-name="T26"><text:tab/></text:span></text:span><text:span text:style-name="Default_20_Paragraph_20_Font"><text:span text:style-name="T23">ȎU Ȏu ȏu Ȏ͟U Ȏ͟u ȏ͟u</text:span></text:span><text:span text:style-name="Default_20_Paragraph_20_Font"><text:span text:style-name="T23"><text:line-break/></text:span></text:span><text:span text:style-name="Default_20_Paragraph_20_Font"><text:span text:style-name="T26"><text:tab/></text:span></text:span><text:span text:style-name="Default_20_Paragraph_20_Font"><text:span text:style-name="T23">O͡U O͡u o͡u O͟͡U O͟͡u o͟͡u</text:span></text:span></text:p>
          </table:table-cell>
          <table:table-cell table:style-name="Table1.B7" office:value-type="string">
            <text:p text:style-name="P16">Small capitals do not work properly</text:p>
          </table:table-cell>
          <table:table-cell table:style-name="Table1.F11" table:number-rows-spanned="2" office:value-type="string">
            <text:p text:style-name="P9">G</text:p>
          </table:table-cell>
        </table:table-row>
        <table:table-row table:style-name="Table1.1">
          <table:covered-table-cell/>
          <table:covered-table-cell/>
          <table:table-cell table:style-name="Table1.C4" office:value-type="string">
            <text:p text:style-name="P7">1=True</text:p>
          </table:table-cell>
          <table:table-cell table:style-name="Table1.C4" office:value-type="string">
            <text:p text:style-name="P97"><text:span text:style-name="Default_20_Paragraph_20_Font"><text:span text:style-name="T3">Naso:</text:span></text:span><text:span text:style-name="Default_20_Paragraph_20_Font"><text:span text:style-name="T26"> </text:span></text:span><text:span text:style-name="Default_20_Paragraph_20_Font"><text:span text:style-name="T26"><text:tab/></text:span></text:span><text:span text:style-name="Default_20_Paragraph_20_Font"><text:span text:style-name="T60">L̈L l̈l L̈l</text:span></text:span><text:span text:style-name="Default_20_Paragraph_20_Font"><text:span text:style-name="T61"> </text:span></text:span><text:span text:style-name="Default_20_Paragraph_20_Font"><text:span text:style-name="T23"><text:line-break/></text:span></text:span><text:span text:style-name="Default_20_Paragraph_20_Font"><text:span text:style-name="T3">Konai:</text:span></text:span><text:span text:style-name="Default_20_Paragraph_20_Font"><text:span text:style-name="T26"> </text:span></text:span><text:span text:style-name="Default_20_Paragraph_20_Font"><text:span text:style-name="T26"><text:tab/></text:span></text:span><text:span text:style-name="Default_20_Paragraph_20_Font"><text:span text:style-name="T60">ȎU Ȏu ȏu Ȏ͟U Ȏ͟u ȏ͟u </text:span></text:span><text:span text:style-name="Default_20_Paragraph_20_Font"><text:span text:style-name="T60"><text:line-break/></text:span></text:span><text:span text:style-name="Default_20_Paragraph_20_Font"><text:span text:style-name="T60"><text:tab/>O͡U O͡u o͡u O͟͡U O͟͡u o͟͡u</text:span></text:span></text:p>
          </table:table-cell>
          <table:table-cell table:style-name="Table1.B8" office:value-type="string">
            <text:p text:style-name="P10"/>
          </table:table-cell>
          <table:covered-table-cell/>
        </table:table-row>
        <table:table-row table:style-name="Table1.1">
          <table:table-cell table:style-name="Table1.F1" table:number-columns-spanned="6" office:value-type="string">
            <text:p text:style-name="P97"><text:span text:style-name="Default_20_Paragraph_20_Font"><text:span text:style-name="T4">Cyrillic</text:span></text:span><text:span text:style-name="Footnote_20_Symbol"><text:span text:style-name="T4"><text:note text:id="ftn4" text:note-class="footnote"><text:note-citation>4</text:note-citation><text:note-body><text:p text:style-name="Footnote"><text:span text:style-name="Default_20_Paragraph_20_Font"><text:span text:style-name="T1"><text:s/></text:span></text:span><text:span text:style-name="Default_20_Paragraph_20_Font"><text:span text:style-name="T26">There are also Cyrillic characters affected by the “Slant italic specials”, “Capital Ezh alternates”, “Small capitals” and “Show deprecated PUA” features. Some languages may also use the “Modifier apostrophe alternates.”</text:span></text:span></text:p></text:note-body></text:note></text:span></text:span></text:p>
          </table:table-cell>
          <table:covered-table-cell/>
          <table:covered-table-cell/>
          <table:covered-table-cell/>
          <table:covered-table-cell/>
          <table:covered-table-cell/>
        </table:table-row>
        <table:table-row table:style-name="Table1.1">
          <table:table-cell table:style-name="Table1.A1" table:number-rows-spanned="2" office:value-type="string">
            <text:p text:style-name="P95"><text:span text:style-name="Default_20_Paragraph_20_Font"><text:span text:style-name="T5">Mongolian-style Cyrillic E</text:span></text:span><text:span text:style-name="Default_20_Paragraph_20_Font"><text:span text:style-name="T5"><text:line-break/></text:span></text:span><text:span text:style-name="Default_20_Paragraph_20_Font"><text:span text:style-name="T9">(U+042D U+044D)</text:span></text:span></text:p>
          </table:table-cell>
          <table:table-cell table:style-name="Table1.A1" table:number-rows-spanned="2" office:value-type="string">
            <text:p text:style-name="P13">1027</text:p>
          </table:table-cell>
          <table:table-cell table:style-name="Table1.C3" office:value-type="string">
            <text:p text:style-name="P7">0=False</text:p>
          </table:table-cell>
          <table:table-cell table:style-name="Table1.C3" office:value-type="string">
            <text:p text:style-name="P18">Ээ</text:p>
          </table:table-cell>
          <table:table-cell table:style-name="Table1.C3" office:value-type="string">
            <text:p text:style-name="P21">Ээ</text:p>
          </table:table-cell>
          <table:table-cell table:style-name="Table1.F1" table:number-rows-spanned="2" office:value-type="string">
            <text:p text:style-name="P14">R</text:p>
          </table:table-cell>
        </table:table-row>
        <table:table-row table:style-name="Table1.1">
          <table:covered-table-cell/>
          <table:covered-table-cell/>
          <table:table-cell table:style-name="Table1.C4" office:value-type="string">
            <text:p text:style-name="P7">1=True</text:p>
          </table:table-cell>
          <table:table-cell table:style-name="Table1.C4" office:value-type="string">
            <text:p text:style-name="P27">Ээ</text:p>
          </table:table-cell>
          <table:table-cell table:style-name="Table1.C4" office:value-type="string">
            <text:p text:style-name="P28">Ээ</text:p>
          </table:table-cell>
          <table:covered-table-cell/>
        </table:table-row>
        <table:table-row table:style-name="Table1.1">
          <table:table-cell table:style-name="Table1.A1" table:number-rows-spanned="2" office:value-type="string">
            <text:p text:style-name="P95"><text:span text:style-name="Default_20_Paragraph_20_Font"><text:span text:style-name="T5">Combining breve Cyrillic form</text:span></text:span><text:span text:style-name="Default_20_Paragraph_20_Font"><text:span text:style-name="T5"><text:line-break/></text:span></text:span><text:span text:style-name="Default_20_Paragraph_20_Font"><text:span text:style-name="T9">(U+0306)</text:span></text:span></text:p>
          </table:table-cell>
          <table:table-cell table:style-name="Table1.A1" table:number-rows-spanned="2" office:value-type="string">
            <text:p text:style-name="P13">1028</text:p>
          </table:table-cell>
          <table:table-cell table:style-name="Table1.C3" office:value-type="string">
            <text:p text:style-name="P7">0=False</text:p>
          </table:table-cell>
          <table:table-cell table:style-name="Table1.C3" office:value-type="string">
            <text:p text:style-name="P97"><text:span text:style-name="Default_20_Paragraph_20_Font"><text:span text:style-name="T32">anything with</text:span></text:span><text:span text:style-name="Default_20_Paragraph_20_Font"><text:span text:style-name="T36"> ◌̆ (Ә̆ә̆)</text:span></text:span></text:p>
          </table:table-cell>
          <table:table-cell table:style-name="Table1.C3" office:value-type="string">
            <text:p text:style-name="P97"><text:span text:style-name="Default_20_Paragraph_20_Font"><text:span text:style-name="T32">anything with</text:span></text:span><text:span text:style-name="Default_20_Paragraph_20_Font"><text:span text:style-name="T38"> </text:span></text:span><text:span text:style-name="Default_20_Paragraph_20_Font"><text:span text:style-name="T40">◌̆ (Ә̆ә̆)</text:span></text:span></text:p>
          </table:table-cell>
          <table:table-cell table:style-name="Table1.F1" table:number-rows-spanned="2" office:value-type="string">
            <text:p text:style-name="P14">R (no effect if data is NFC)</text:p>
          </table:table-cell>
        </table:table-row>
        <table:table-row table:style-name="Table1.1">
          <table:covered-table-cell/>
          <table:covered-table-cell/>
          <table:table-cell table:style-name="Table1.C17" office:value-type="string">
            <text:p text:style-name="P7">1=True</text:p>
          </table:table-cell>
          <table:table-cell table:style-name="Table1.C17" office:value-type="string">
            <text:p text:style-name="P97"><text:span text:style-name="Default_20_Paragraph_20_Font"><text:span text:style-name="T32">anything with</text:span></text:span><text:span text:style-name="Default_20_Paragraph_20_Font"><text:span text:style-name="T36"> </text:span></text:span><text:span text:style-name="Default_20_Paragraph_20_Font"><text:span text:style-name="T41">◌̆ (Ә̆ә̆)</text:span></text:span></text:p>
          </table:table-cell>
          <table:table-cell table:style-name="Table1.C17" office:value-type="string">
            <text:p text:style-name="P97"><text:span text:style-name="Default_20_Paragraph_20_Font"><text:span text:style-name="T32">anything with</text:span></text:span><text:span text:style-name="Default_20_Paragraph_20_Font"><text:span text:style-name="T42"> </text:span></text:span><text:span text:style-name="Default_20_Paragraph_20_Font"><text:span text:style-name="T43">◌̆ (Ә̆ә̆)</text:span></text:span></text:p>
          </table:table-cell>
          <table:covered-table-cell/>
        </table:table-row>
        <table:table-row table:style-name="Table1.1">
          <table:table-cell table:style-name="Table1.B8" table:number-rows-spanned="2" office:value-type="string">
            <text:p text:style-name="P95"><text:span text:style-name="Default_20_Paragraph_20_Font"><text:span text:style-name="T5">Cyrillic shha alternate</text:span></text:span><text:span text:style-name="Default_20_Paragraph_20_Font"><text:span text:style-name="T5"><text:line-break/></text:span></text:span><text:span text:style-name="Default_20_Paragraph_20_Font"><text:span text:style-name="T9">(U+04BB)</text:span></text:span></text:p>
          </table:table-cell>
          <table:table-cell table:style-name="Table1.B8" table:number-rows-spanned="2" office:value-type="string">
            <text:p text:style-name="P13">1056</text:p>
          </table:table-cell>
          <table:table-cell table:style-name="Table1.C18" office:value-type="string">
            <text:p text:style-name="P7">0=False</text:p>
          </table:table-cell>
          <table:table-cell table:style-name="Table1.C18" office:value-type="string">
            <text:p text:style-name="P18">Һһ</text:p>
          </table:table-cell>
          <table:table-cell table:style-name="Table1.C18" office:value-type="string">
            <text:p text:style-name="P21">Һһ</text:p>
          </table:table-cell>
          <table:table-cell table:style-name="Table1.F4" table:number-rows-spanned="2" office:value-type="string">
            <text:p text:style-name="P14">R</text:p>
          </table:table-cell>
        </table:table-row>
        <table:table-row table:style-name="Table1.1">
          <table:covered-table-cell/>
          <table:covered-table-cell/>
          <table:table-cell table:style-name="Table1.C4" office:value-type="string">
            <text:p text:style-name="P7">1=True</text:p>
          </table:table-cell>
          <table:table-cell table:style-name="Table1.C4" office:value-type="string">
            <text:p text:style-name="P29">Һһ</text:p>
          </table:table-cell>
          <table:table-cell table:style-name="Table1.C4" office:value-type="string">
            <text:p text:style-name="P30">Һһ</text:p>
          </table:table-cell>
          <table:covered-table-cell/>
        </table:table-row>
        <table:table-row table:style-name="Table1.1">
          <table:table-cell table:style-name="Table1.F4" table:number-columns-spanned="6" office:value-type="string">
            <text:p text:style-name="P11">Tone-related</text:p>
          </table:table-cell>
          <table:covered-table-cell/>
          <table:covered-table-cell/>
          <table:covered-table-cell/>
          <table:covered-table-cell/>
          <table:covered-table-cell/>
        </table:table-row>
        <table:table-row table:style-name="Table1.1">
          <table:table-cell table:style-name="Table1.A1" table:number-rows-spanned="2" office:value-type="string">
            <text:p text:style-name="P95"><text:span text:style-name="Default_20_Paragraph_20_Font"><text:span text:style-name="T6">Tone numbers</text:span></text:span><text:span text:style-name="Default_20_Paragraph_20_Font"><text:span text:style-name="T6"><text:line-break/></text:span></text:span><text:span text:style-name="Default_20_Paragraph_20_Font"><text:span text:style-name="T13">(U+02E5 U+02E6</text:span></text:span><text:span text:style-name="Default_20_Paragraph_20_Font"><text:span text:style-name="T14"> </text:span></text:span><text:span text:style-name="Default_20_Paragraph_20_Font"><text:span text:style-name="T13">U+02E7</text:span></text:span><text:span text:style-name="Default_20_Paragraph_20_Font"><text:span text:style-name="T14"> </text:span></text:span><text:span text:style-name="Default_20_Paragraph_20_Font"><text:span text:style-name="T13">U+02E8</text:span></text:span><text:span text:style-name="Default_20_Paragraph_20_Font"><text:span text:style-name="T14"> </text:span></text:span><text:span text:style-name="Default_20_Paragraph_20_Font"><text:span text:style-name="T13">U+02E9</text:span></text:span><text:span text:style-name="Default_20_Paragraph_20_Font"><text:span text:style-name="T14"> </text:span></text:span><text:span text:style-name="Default_20_Paragraph_20_Font"><text:span text:style-name="T13">U+</text:span></text:span><text:span text:style-name="Default_20_Paragraph_20_Font"><text:span text:style-name="T14">A712 </text:span></text:span><text:span text:style-name="Default_20_Paragraph_20_Font"><text:span text:style-name="T13">U+</text:span></text:span><text:span text:style-name="Default_20_Paragraph_20_Font"><text:span text:style-name="T14">A713 </text:span></text:span><text:span text:style-name="Default_20_Paragraph_20_Font"><text:span text:style-name="T13">U+</text:span></text:span><text:span text:style-name="Default_20_Paragraph_20_Font"><text:span text:style-name="T14">A714 </text:span></text:span><text:span text:style-name="Default_20_Paragraph_20_Font"><text:span text:style-name="T13">U+</text:span></text:span><text:span text:style-name="Default_20_Paragraph_20_Font"><text:span text:style-name="T14">A715 </text:span></text:span><text:span text:style-name="Default_20_Paragraph_20_Font"><text:span text:style-name="T13">U+</text:span></text:span><text:span text:style-name="Default_20_Paragraph_20_Font"><text:span text:style-name="T14">A716)</text:span></text:span></text:p>
          </table:table-cell>
          <table:table-cell table:style-name="Table1.A1" table:number-rows-spanned="2" office:value-type="string">
            <text:p text:style-name="P8">1026</text:p>
          </table:table-cell>
          <table:table-cell table:style-name="Table1.C3" office:value-type="string">
            <text:p text:style-name="P7">0=False</text:p>
          </table:table-cell>
          <table:table-cell table:style-name="Table1.C3" office:value-type="string">
            <text:p text:style-name="P99">˥ ˦ ˧ ˨ ˩ ꜒ ꜓ ꜔ ꜕ ꜖</text:p>
          </table:table-cell>
          <table:table-cell table:style-name="Table1.A1" table:number-rows-spanned="2" office:value-type="string">
            <text:p text:style-name="P16">Small capitals are not available as there is no uppercase equivalent</text:p>
          </table:table-cell>
          <table:table-cell table:style-name="Table1.F1" table:number-rows-spanned="2" office:value-type="string">
            <text:p text:style-name="P14">G</text:p>
          </table:table-cell>
        </table:table-row>
        <table:table-row table:style-name="Table1.1">
          <table:covered-table-cell/>
          <table:covered-table-cell/>
          <table:table-cell table:style-name="Table1.C4" office:value-type="string">
            <text:p text:style-name="P7">1=True</text:p>
          </table:table-cell>
          <table:table-cell table:style-name="Table1.C4" office:value-type="string">
            <text:p text:style-name="P97"><text:span text:style-name="Default_20_Paragraph_20_Font"><text:span text:style-name="T62">˥ ˦ ˧ ˨ ˩ </text:span></text:span><text:span text:style-name="Default_20_Paragraph_20_Font"><text:span text:style-name="T63">꜒</text:span></text:span><text:span text:style-name="Default_20_Paragraph_20_Font"><text:span text:style-name="T62"> </text:span></text:span><text:span text:style-name="Default_20_Paragraph_20_Font"><text:span text:style-name="T63">꜓</text:span></text:span><text:span text:style-name="Default_20_Paragraph_20_Font"><text:span text:style-name="T62"> </text:span></text:span><text:span text:style-name="Default_20_Paragraph_20_Font"><text:span text:style-name="T63">꜔</text:span></text:span><text:span text:style-name="Default_20_Paragraph_20_Font"><text:span text:style-name="T62"> </text:span></text:span><text:span text:style-name="Default_20_Paragraph_20_Font"><text:span text:style-name="T63">꜕</text:span></text:span><text:span text:style-name="Default_20_Paragraph_20_Font"><text:span text:style-name="T62"> </text:span></text:span><text:span text:style-name="Default_20_Paragraph_20_Font"><text:span text:style-name="T63">꜖</text:span></text:span></text:p>
          </table:table-cell>
          <table:covered-table-cell/>
          <table:covered-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4">Feature Name</text:p>
            </table:table-cell>
            <table:table-cell table:style-name="Table3.A1" office:value-type="string">
              <text:p text:style-name="P5">Feature ID</text:p>
            </table:table-cell>
            <table:table-cell table:style-name="Table3.A1" office:value-type="string">
              <text:p text:style-name="P5">Feature Setting</text:p>
            </table:table-cell>
            <table:table-cell table:style-name="Table3.A1" office:value-type="string">
              <text:p text:style-name="P12">Example</text:p>
            </table:table-cell>
            <table:table-cell table:style-name="Table3.A1" office:value-type="string">
              <text:p text:style-name="P12">Example with Small Capitals</text:p>
            </table:table-cell>
            <table:table-cell table:style-name="Table3.F1" office:value-type="string">
              <text:p text:style-name="P95"><text:a xlink:type="simple" xlink:href="http://scripts.sil.org/cms/scripts/page.php?site_id=nrsi&amp;item_id=TypeTuner" office:target-frame-name="_top" xlink:show="replace"><text:span text:style-name="Internet_20_link"><text:span text:style-name="T30">TypeTuner Notes</text:span></text:span></text:a><text:span text:style-name="Footnote_20_Symbol"><text:span text:style-name="T31"><text:note text:id="ftn5" text:note-class="footnote"><text:note-citation>5</text:note-citation><text:note-body><text:p text:style-name="Footnote"><text:span text:style-name="Default_20_Paragraph_20_Font"><text:span text:style-name="T1"><text:s/></text:span></text:span><text:span text:style-name="Default_20_Paragraph_20_Font"><text:span text:style-name="T27">TypeTuner legend:</text:span></text:span><text:span text:style-name="Default_20_Paragraph_20_Font"><text:span text:style-name="T26"> </text:span></text:span><text:span text:style-name="Default_20_Paragraph_20_Font"><text:span text:style-name="T27">R</text:span></text:span><text:span text:style-name="Default_20_Paragraph_20_Font"><text:span text:style-name="T26">=glyphs are Reencoded (will work with dumb rendering); </text:span></text:span><text:span text:style-name="Default_20_Paragraph_20_Font"><text:span text:style-name="T27">O</text:span></text:span><text:span text:style-name="Default_20_Paragraph_20_Font"><text:span text:style-name="T26">=OpenType rules are activated; </text:span></text:span><text:span text:style-name="Default_20_Paragraph_20_Font"><text:span text:style-name="T27">G</text:span></text:span><text:span text:style-name="Default_20_Paragraph_20_Font"><text:span text:style-name="T26">=Graphite-only feature<text:line-break/>(All features are available for Graphite applications.)</text:span></text:span></text:p></text:note-body></text:note></text:span></text:span></text:p>
            </table:table-cell>
          </table:table-row>
        </table:table-header-rows>
        <table:table-row table:style-name="Table3.1">
          <table:table-cell table:style-name="Table3.A2" table:number-rows-spanned="2" office:value-type="string">
            <text:p text:style-name="P95"><text:span text:style-name="Default_20_Paragraph_20_Font"><text:span text:style-name="T6">Hide tone contour staves</text:span></text:span><text:span text:style-name="Default_20_Paragraph_20_Font"><text:span text:style-name="T6"><text:line-break/></text:span></text:span><text:span text:style-name="Default_20_Paragraph_20_Font"><text:span text:style-name="T13">(U+02E5 U+02E6</text:span></text:span><text:span text:style-name="Default_20_Paragraph_20_Font"><text:span text:style-name="T14"> </text:span></text:span><text:span text:style-name="Default_20_Paragraph_20_Font"><text:span text:style-name="T13">U+02E7</text:span></text:span><text:span text:style-name="Default_20_Paragraph_20_Font"><text:span text:style-name="T14"> </text:span></text:span><text:span text:style-name="Default_20_Paragraph_20_Font"><text:span text:style-name="T13">U+02E8</text:span></text:span><text:span text:style-name="Default_20_Paragraph_20_Font"><text:span text:style-name="T14"> </text:span></text:span><text:span text:style-name="Default_20_Paragraph_20_Font"><text:span text:style-name="T13">U+02E9</text:span></text:span><text:span text:style-name="Default_20_Paragraph_20_Font"><text:span text:style-name="T14"> </text:span></text:span><text:span text:style-name="Default_20_Paragraph_20_Font"><text:span text:style-name="T13">U+</text:span></text:span><text:span text:style-name="Default_20_Paragraph_20_Font"><text:span text:style-name="T14">A712 </text:span></text:span><text:span text:style-name="Default_20_Paragraph_20_Font"><text:span text:style-name="T13">U+</text:span></text:span><text:span text:style-name="Default_20_Paragraph_20_Font"><text:span text:style-name="T14">A713 </text:span></text:span><text:span text:style-name="Default_20_Paragraph_20_Font"><text:span text:style-name="T13">U+</text:span></text:span><text:span text:style-name="Default_20_Paragraph_20_Font"><text:span text:style-name="T14">A714 </text:span></text:span><text:span text:style-name="Default_20_Paragraph_20_Font"><text:span text:style-name="T13">U+</text:span></text:span><text:span text:style-name="Default_20_Paragraph_20_Font"><text:span text:style-name="T14">A715 </text:span></text:span><text:span text:style-name="Default_20_Paragraph_20_Font"><text:span text:style-name="T13">U+</text:span></text:span><text:span text:style-name="Default_20_Paragraph_20_Font"><text:span text:style-name="T14">A716)</text:span></text:span></text:p>
          </table:table-cell>
          <table:table-cell table:style-name="Table3.A2" table:number-rows-spanned="2" office:value-type="string">
            <text:p text:style-name="P8">1050</text:p>
          </table:table-cell>
          <table:table-cell table:style-name="Table3.C2" office:value-type="string">
            <text:p text:style-name="P7">0=False</text:p>
          </table:table-cell>
          <table:table-cell table:style-name="Table3.C2" office:value-type="string">
            <text:p text:style-name="P99">˥ ˦ ˧ ˨ ˩ ꜒ ꜓ ꜔ ꜕ ꜖ (˩˦˥˧˨ ꜖꜓꜒꜔꜕)</text:p>
          </table:table-cell>
          <table:table-cell table:style-name="Table3.A2" table:number-rows-spanned="2" office:value-type="string">
            <text:p text:style-name="P16">Small capitals are not available as there is no uppercase equivalent</text:p>
          </table:table-cell>
          <table:table-cell table:style-name="Table3.F2" table:number-rows-spanned="2" office:value-type="string">
            <text:p text:style-name="P14">G</text:p>
          </table:table-cell>
        </table:table-row>
        <table:table-row table:style-name="Table3.1">
          <table:covered-table-cell/>
          <table:covered-table-cell/>
          <table:table-cell table:style-name="Table3.C3" office:value-type="string">
            <text:p text:style-name="P7">1=True</text:p>
          </table:table-cell>
          <table:table-cell table:style-name="Table3.C3" office:value-type="string">
            <text:p text:style-name="P97"><text:span text:style-name="Default_20_Paragraph_20_Font"><text:span text:style-name="T64">˥ ˦ ˧ ˨ ˩ </text:span></text:span><text:span text:style-name="Default_20_Paragraph_20_Font"><text:span text:style-name="T65">꜒</text:span></text:span><text:span text:style-name="Default_20_Paragraph_20_Font"><text:span text:style-name="T64"> </text:span></text:span><text:span text:style-name="Default_20_Paragraph_20_Font"><text:span text:style-name="T65">꜓</text:span></text:span><text:span text:style-name="Default_20_Paragraph_20_Font"><text:span text:style-name="T64"> </text:span></text:span><text:span text:style-name="Default_20_Paragraph_20_Font"><text:span text:style-name="T65">꜔</text:span></text:span><text:span text:style-name="Default_20_Paragraph_20_Font"><text:span text:style-name="T64"> </text:span></text:span><text:span text:style-name="Default_20_Paragraph_20_Font"><text:span text:style-name="T65">꜕</text:span></text:span><text:span text:style-name="Default_20_Paragraph_20_Font"><text:span text:style-name="T64"> </text:span></text:span><text:span text:style-name="Default_20_Paragraph_20_Font"><text:span text:style-name="T65">꜖</text:span></text:span><text:span text:style-name="Default_20_Paragraph_20_Font"><text:span text:style-name="T64"> (˩˦˥˧˨ </text:span></text:span><text:span text:style-name="Default_20_Paragraph_20_Font"><text:span text:style-name="T65">꜖꜓꜒꜔꜕</text:span></text:span><text:span text:style-name="Default_20_Paragraph_20_Font"><text:span text:style-name="T64">)</text:span></text:span></text:p>
          </table:table-cell>
          <table:covered-table-cell/>
          <table:covered-table-cell/>
        </table:table-row>
        <table:table-row table:style-name="Table3.1">
          <table:table-cell table:style-name="Table3.A1" table:number-rows-spanned="4" office:value-type="string">
            <text:p text:style-name="P95"><text:span text:style-name="Default_20_Paragraph_20_Font"><text:span text:style-name="T5">9-level pitches</text:span></text:span><text:span text:style-name="Default_20_Paragraph_20_Font"><text:span text:style-name="T5"><text:line-break/></text:span></text:span><text:span text:style-name="Default_20_Paragraph_20_Font"><text:span text:style-name="T9">(U+</text:span></text:span><text:span text:style-name="Default_20_Paragraph_20_Font"><text:span text:style-name="T10">F1F1 </text:span></text:span><text:span text:style-name="Default_20_Paragraph_20_Font"><text:span text:style-name="T9">U+</text:span></text:span><text:span text:style-name="Default_20_Paragraph_20_Font"><text:span text:style-name="T10">F1F2 </text:span></text:span><text:span text:style-name="Default_20_Paragraph_20_Font"><text:span text:style-name="T9">U+</text:span></text:span><text:span text:style-name="Default_20_Paragraph_20_Font"><text:span text:style-name="T10">F1F3 </text:span></text:span><text:span text:style-name="Default_20_Paragraph_20_Font"><text:span text:style-name="T9">U+</text:span></text:span><text:span text:style-name="Default_20_Paragraph_20_Font"><text:span text:style-name="T10">F1F4 </text:span></text:span><text:span text:style-name="Default_20_Paragraph_20_Font"><text:span text:style-name="T9">U+</text:span></text:span><text:span text:style-name="Default_20_Paragraph_20_Font"><text:span text:style-name="T10">F1F5 </text:span></text:span><text:span text:style-name="Default_20_Paragraph_20_Font"><text:span text:style-name="T9">U+</text:span></text:span><text:span text:style-name="Default_20_Paragraph_20_Font"><text:span text:style-name="T10">F1F6 </text:span></text:span><text:span text:style-name="Default_20_Paragraph_20_Font"><text:span text:style-name="T9">U+</text:span></text:span><text:span text:style-name="Default_20_Paragraph_20_Font"><text:span text:style-name="T10">F1F7 </text:span></text:span><text:span text:style-name="Default_20_Paragraph_20_Font"><text:span text:style-name="T9">U+</text:span></text:span><text:span text:style-name="Default_20_Paragraph_20_Font"><text:span text:style-name="T10">F1F8 </text:span></text:span><text:span text:style-name="Default_20_Paragraph_20_Font"><text:span text:style-name="T9">U+</text:span></text:span><text:span text:style-name="Default_20_Paragraph_20_Font"><text:span text:style-name="T10">F1F9</text:span></text:span><text:span text:style-name="Default_20_Paragraph_20_Font"><text:span text:style-name="T9">)</text:span></text:span></text:p>
          </table:table-cell>
          <table:table-cell table:style-name="Table3.A1" table:number-rows-spanned="4" office:value-type="string">
            <text:p text:style-name="P8">1062</text:p>
          </table:table-cell>
          <table:table-cell table:style-name="Table3.C4" office:value-type="string">
            <text:p text:style-name="P7">0=Ligated</text:p>
          </table:table-cell>
          <table:table-cell table:style-name="Table3.C4" office:value-type="string">
            <text:p text:style-name="P99">         <text:s/>()</text:p>
          </table:table-cell>
          <table:table-cell table:style-name="Table3.A1" table:number-rows-spanned="4" office:value-type="string">
            <text:p text:style-name="P16">Small capitals are not available as there is no uppercase equivalent</text:p>
          </table:table-cell>
          <table:table-cell table:style-name="Table3.F1" table:number-rows-spanned="4" office:value-type="string">
            <text:p text:style-name="P14">G</text:p>
          </table:table-cell>
        </table:table-row>
        <table:table-row table:style-name="Table3.1">
          <table:covered-table-cell/>
          <table:covered-table-cell/>
          <table:table-cell table:style-name="Table3.C5" office:value-type="string">
            <text:p text:style-name="P7">1=Show tramlines</text:p>
          </table:table-cell>
          <table:table-cell table:style-name="Table3.C5" office:value-type="string">
            <text:p text:style-name="P101">         ()</text:p>
          </table:table-cell>
          <table:covered-table-cell/>
          <table:covered-table-cell/>
        </table:table-row>
        <table:table-row table:style-name="Table3.1">
          <table:covered-table-cell/>
          <table:covered-table-cell/>
          <table:table-cell table:style-name="Table3.C5" office:value-type="string">
            <text:p text:style-name="P7">2=Non-ligated</text:p>
          </table:table-cell>
          <table:table-cell table:style-name="Table3.C5" office:value-type="string">
            <text:p text:style-name="P102">         ()</text:p>
          </table:table-cell>
          <table:covered-table-cell/>
          <table:covered-table-cell/>
        </table:table-row>
        <table:table-row table:style-name="Table3.1">
          <table:covered-table-cell/>
          <table:covered-table-cell/>
          <table:table-cell table:style-name="Table3.C3" office:value-type="string">
            <text:p text:style-name="P7">3=Show tramlines, non-ligated</text:p>
          </table:table-cell>
          <table:table-cell table:style-name="Table3.C3" office:value-type="string">
            <text:p text:style-name="P103">         ()</text:p>
          </table:table-cell>
          <table:covered-table-cell/>
          <table:covered-table-cell/>
        </table:table-row>
        <table:table-row table:style-name="Table3.1">
          <table:table-cell table:style-name="Table3.F1" table:number-columns-spanned="6" office:value-type="string">
            <text:p text:style-name="P97"><text:span text:style-name="Default_20_Paragraph_20_Font"><text:span text:style-name="T29">Miscellaneous</text:span></text:span></text:p>
          </table:table-cell>
          <table:covered-table-cell/>
          <table:covered-table-cell/>
          <table:covered-table-cell/>
          <table:covered-table-cell/>
          <table:covered-table-cell/>
        </table:table-row>
        <table:table-row table:style-name="Table3.1">
          <table:table-cell table:style-name="Table3.A9" office:value-type="string">
            <text:p text:style-name="P95"><text:span text:style-name="Default_20_Paragraph_20_Font"><text:span text:style-name="T6">Literacy alternates</text:span></text:span><text:span text:style-name="Default_20_Paragraph_20_Font"><text:span text:style-name="T6"><text:line-break/></text:span></text:span><text:span text:style-name="Default_20_Paragraph_20_Font"><text:span text:style-name="T13">(U+0061 U+00E0 U+00E1 U+00E2 U+00E3 U+00E4 U+00E5 U+0101 U+0103 U+0105 U+01CE U+01DF</text:span></text:span><text:span text:style-name="Default_20_Paragraph_20_Font"><text:span text:style-name="T14"> </text:span></text:span><text:span text:style-name="Default_20_Paragraph_20_Font"><text:span text:style-name="T13">U+01E1</text:span></text:span><text:span text:style-name="Default_20_Paragraph_20_Font"><text:span text:style-name="T14"> </text:span></text:span><text:span text:style-name="Default_20_Paragraph_20_Font"><text:span text:style-name="T13">U+</text:span></text:span><text:span text:style-name="Default_20_Paragraph_20_Font"><text:span text:style-name="T14">01FB </text:span></text:span><text:span text:style-name="Default_20_Paragraph_20_Font"><text:span text:style-name="T13">U+0201</text:span></text:span><text:span text:style-name="Default_20_Paragraph_20_Font"><text:span text:style-name="T14"> </text:span></text:span><text:span text:style-name="Default_20_Paragraph_20_Font"><text:span text:style-name="T13">U+0203</text:span></text:span><text:span text:style-name="Default_20_Paragraph_20_Font"><text:span text:style-name="T14"> </text:span></text:span><text:span text:style-name="Default_20_Paragraph_20_Font"><text:span text:style-name="T13">U+0227</text:span></text:span><text:span text:style-name="Default_20_Paragraph_20_Font"><text:span text:style-name="T14"> </text:span></text:span><text:span text:style-name="Default_20_Paragraph_20_Font"><text:span text:style-name="T13">U+1E01 U+1E9A U+1EA1 U+1EA3 U+1EA5 U+1EA7 U+1EA9 U+1EAB U+1EAD U+1EAF U+1EB1 U+1EB3 U+1EB5 U+1EB7 U+</text:span></text:span><text:span text:style-name="Default_20_Paragraph_20_Font"><text:span text:style-name="T15">2C65</text:span></text:span><text:span text:style-name="Default_20_Paragraph_20_Font"><text:span text:style-name="T14"> </text:span></text:span><text:span text:style-name="Default_20_Paragraph_20_Font"><text:span text:style-name="T13">U+</text:span></text:span><text:span text:style-name="Default_20_Paragraph_20_Font"><text:span text:style-name="T14">0067 </text:span></text:span><text:span text:style-name="Default_20_Paragraph_20_Font"><text:span text:style-name="T13">U+</text:span></text:span><text:span text:style-name="Default_20_Paragraph_20_Font"><text:span text:style-name="T14">011D </text:span></text:span><text:span text:style-name="Default_20_Paragraph_20_Font"><text:span text:style-name="T13">U+</text:span></text:span><text:span text:style-name="Default_20_Paragraph_20_Font"><text:span text:style-name="T14">011F </text:span></text:span><text:span text:style-name="Default_20_Paragraph_20_Font"><text:span text:style-name="T13">U+</text:span></text:span><text:span text:style-name="Default_20_Paragraph_20_Font"><text:span text:style-name="T14">0121 </text:span></text:span><text:span text:style-name="Default_20_Paragraph_20_Font"><text:span text:style-name="T13">U+</text:span></text:span><text:span text:style-name="Default_20_Paragraph_20_Font"><text:span text:style-name="T14">0123 </text:span></text:span><text:span text:style-name="Default_20_Paragraph_20_Font"><text:span text:style-name="T13">U+01E7</text:span></text:span><text:span text:style-name="Default_20_Paragraph_20_Font"><text:span text:style-name="T14"> </text:span></text:span><text:span text:style-name="Default_20_Paragraph_20_Font"><text:span text:style-name="T13">U+01F5</text:span></text:span><text:span text:style-name="Default_20_Paragraph_20_Font"><text:span text:style-name="T14"> </text:span></text:span><text:span text:style-name="Default_20_Paragraph_20_Font"><text:span text:style-name="T13">U+01E5</text:span></text:span><text:span text:style-name="Default_20_Paragraph_20_Font"><text:span text:style-name="T14"> </text:span></text:span><text:span text:style-name="Default_20_Paragraph_20_Font"><text:span text:style-name="T13">U+1E21)</text:span></text:span></text:p>
          </table:table-cell>
          <table:table-cell table:style-name="Table3.A9" office:value-type="string">
            <text:p text:style-name="P13">1032</text:p>
          </table:table-cell>
          <table:table-cell table:style-name="Table3.C5" office:value-type="string">
            <text:p text:style-name="P7">0=False</text:p>
          </table:table-cell>
          <table:table-cell table:style-name="Table3.C5" office:value-type="string">
            <text:p text:style-name="P18">Aa Àà Áá Ââ Ãã Ää Åå Āā Ăă Ąą Ǎǎ Ǟǟ Ǡǡ Ǻǻ Ȁȁ Ȃȃ Ȧȧ Ḁḁ ẚ Ạạ Ảả Ấấ Ầầ Ẩẩ Ẫẫ Ậậ Ắắ Ằằ Ẳẳ Ẵẵ Ặặ Ⱥⱥ Gg Ĝĝ Ğğ Ġġ Ģģ Ǧǧ Ǵǵ Ǥǥ Ḡḡ</text:p>
          </table:table-cell>
          <table:table-cell table:style-name="Table3.C4" office:value-type="string">
            <text:p text:style-name="P21">Aa Àà Áá Ââ Ãã Ää Åå Āā Ăă Ąą Ǎǎ Ǟǟ Ǡǡ Ǻǻ Ȁȁ Ȃȃ Ȧȧ Ḁḁ ẚ Ạạ Ảả Ấấ Ầầ Ẩẩ Ẫẫ Ậậ Ắắ Ằằ Ẳẳ Ẵẵ Ặặ Ⱥⱥ Gg Ĝĝ Ğğ Ġġ Ģģ Ǧǧ Ǵǵ Ǥǥ Ḡḡ</text:p>
          </table:table-cell>
          <table:table-cell table:style-name="Table3.F9" office:value-type="string">
            <text:p text:style-name="P14">R</text:p>
          </table:table-cell>
        </table:table-row>
        <table:table-row table:style-name="Table3.1">
          <table:table-cell table:style-name="Table3.A2" office:value-type="string">
            <text:p text:style-name="P4"/>
          </table:table-cell>
          <table:table-cell table:style-name="Table3.A2" office:value-type="string">
            <text:p text:style-name="P13"/>
          </table:table-cell>
          <table:table-cell table:style-name="Table3.C3" office:value-type="string">
            <text:p text:style-name="P7">1=True</text:p>
          </table:table-cell>
          <table:table-cell table:style-name="Table3.C3" office:value-type="string">
            <text:p text:style-name="P31">Aa Àà Áá Ââ Ãã Ää Åå Āā Ăă Ąą Ǎǎ Ǟǟ Ǡǡ Ǻǻ Ȁȁ Ȃȃ Ȧȧ Ḁḁ ẚ Ạạ Ảả Ấấ Ầầ Ẩẩ Ẫẫ Ậậ Ắắ Ằằ Ẳẳ Ẵẵ Ặặ Ⱥⱥ Gg Ĝĝ Ğğ Ġġ Ģģ Ǧǧ Ǵǵ Ǥǥ Ḡḡ</text:p>
          </table:table-cell>
          <table:table-cell table:style-name="Table3.C3" office:value-type="string">
            <text:p text:style-name="P32">Aa Àà Áá Ââ Ãã Ää Åå Āā Ăă Ąą Ǎǎ Ǟǟ Ǡǡ Ǻǻ Ȁȁ Ȃȃ Ȧȧ Ḁḁ ẚ Ạạ Ảả Ấấ Ầầ Ẩẩ Ẫẫ Ậậ Ắắ Ằằ Ẳẳ Ẵẵ Ặặ Ⱥⱥ Gg Ĝĝ Ğğ Ġġ Ģģ Ǧǧ Ǵǵ Ǥǥ Ḡḡ</text:p>
          </table:table-cell>
          <table:table-cell table:style-name="Table3.F2" office:value-type="string">
            <text:p text:style-name="P14"/>
          </table:table-cell>
        </table:table-row>
        <table:table-row table:style-name="Table3.1">
          <table:table-cell table:style-name="Table3.A9" office:value-type="string">
            <text:p text:style-name="P95"><text:span text:style-name="Default_20_Paragraph_20_Font"><text:span text:style-name="T6">Barred-bowl forms</text:span></text:span><text:span text:style-name="Default_20_Paragraph_20_Font"><text:span text:style-name="T6"><text:line-break/></text:span></text:span><text:span text:style-name="Default_20_Paragraph_20_Font"><text:span text:style-name="T13">(U+0111 U+0180</text:span></text:span><text:span text:style-name="Default_20_Paragraph_20_Font"><text:span text:style-name="T14"> U+</text:span></text:span><text:span text:style-name="Default_20_Paragraph_20_Font"><text:span text:style-name="T13">01E5)</text:span></text:span></text:p>
          </table:table-cell>
          <table:table-cell table:style-name="Table3.A9" office:value-type="string">
            <text:p text:style-name="P13">1031</text:p>
          </table:table-cell>
          <table:table-cell table:style-name="Table3.C4" office:value-type="string">
            <text:p text:style-name="P7">0=False</text:p>
          </table:table-cell>
          <table:table-cell table:style-name="Table3.C4" office:value-type="string">
            <text:p text:style-name="P18">Đđ Ƀƀ Ǥǥ</text:p>
          </table:table-cell>
          <table:table-cell table:style-name="Table3.C4" office:value-type="string">
            <text:p text:style-name="P21">Đđ Ƀƀ Ǥǥ</text:p>
          </table:table-cell>
          <table:table-cell table:style-name="Table3.F9" office:value-type="string">
            <text:p text:style-name="P14">R</text:p>
          </table:table-cell>
        </table:table-row>
        <table:table-row table:style-name="Table3.1">
          <table:table-cell table:style-name="Table3.A2" office:value-type="string">
            <text:p text:style-name="P4"/>
          </table:table-cell>
          <table:table-cell table:style-name="Table3.A2" office:value-type="string">
            <text:p text:style-name="P13"/>
          </table:table-cell>
          <table:table-cell table:style-name="Table3.C3" office:value-type="string">
            <text:p text:style-name="P7">1=True</text:p>
          </table:table-cell>
          <table:table-cell table:style-name="Table3.C3" office:value-type="string">
            <text:p text:style-name="P33">Đđ Ƀƀ Ǥǥ</text:p>
          </table:table-cell>
          <table:table-cell table:style-name="Table3.C3" office:value-type="string">
            <text:p text:style-name="P34">Đđ Ƀƀ Ǥǥ</text:p>
          </table:table-cell>
          <table:table-cell table:style-name="Table3.F2" office:value-type="string">
            <text:p text:style-name="P14"/>
          </table:table-cell>
        </table:table-row>
        <table:table-row table:style-name="Table3.1">
          <table:table-cell table:style-name="Table3.C2" table:number-rows-spanned="2" office:value-type="string">
            <text:p text:style-name="P95"><text:span text:style-name="Default_20_Paragraph_20_Font"><text:span text:style-name="T5">Slant italic specials</text:span></text:span><text:span text:style-name="Default_20_Paragraph_20_Font"><text:span text:style-name="T5"><text:line-break/></text:span></text:span><text:span text:style-name="Default_20_Paragraph_20_Font"><text:span text:style-name="T9">(U+0061 U+00E3 U+00E0 U+00E1 U+00E2 U+00E4 U+00E5 U+0101 U+0103 U+01CE U+01DF</text:span></text:span><text:span text:style-name="Default_20_Paragraph_20_Font"><text:span text:style-name="T10"> </text:span></text:span><text:span text:style-name="Default_20_Paragraph_20_Font"><text:span text:style-name="T9">U+01E1</text:span></text:span><text:span text:style-name="Default_20_Paragraph_20_Font"><text:span text:style-name="T10"> </text:span></text:span><text:span text:style-name="Default_20_Paragraph_20_Font"><text:span text:style-name="T9">U+</text:span></text:span><text:span text:style-name="Default_20_Paragraph_20_Font"><text:span text:style-name="T10">01FB </text:span></text:span><text:span text:style-name="Default_20_Paragraph_20_Font"><text:span text:style-name="T9">U+0201</text:span></text:span><text:span text:style-name="Default_20_Paragraph_20_Font"><text:span text:style-name="T10"> </text:span></text:span><text:span text:style-name="Default_20_Paragraph_20_Font"><text:span text:style-name="T9">U+0203</text:span></text:span><text:span text:style-name="Default_20_Paragraph_20_Font"><text:span text:style-name="T10"> </text:span></text:span><text:span text:style-name="Default_20_Paragraph_20_Font"><text:span text:style-name="T9">U+0227</text:span></text:span><text:span text:style-name="Default_20_Paragraph_20_Font"><text:span text:style-name="T10"> </text:span></text:span><text:span text:style-name="Default_20_Paragraph_20_Font"><text:span text:style-name="T9">U+1E01 U+1E9A U+1EA3 U+1EA5 U+1EA7 U+1EA9 U+1EAB U+1EAD U+1EAF </text:span></text:span><text:soft-page-break/><text:span text:style-name="Default_20_Paragraph_20_Font"><text:span text:style-name="T9">U+1EB1 U+1EB3 U+1EB5 U+1EA1 U+1EB7 U+</text:span></text:span><text:span text:style-name="Default_20_Paragraph_20_Font"><text:span text:style-name="T11">2C65</text:span></text:span><text:span text:style-name="Default_20_Paragraph_20_Font"><text:span text:style-name="T10"> </text:span></text:span><text:span text:style-name="Default_20_Paragraph_20_Font"><text:span text:style-name="T9">U+0250 U+00E6 U+0066 U+1E1F U+0069 U+00EC U+00ED U+00EE U+00EF U+0129 U+012B U+012D U+012F U+01D0 U+0209</text:span></text:span><text:span text:style-name="Default_20_Paragraph_20_Font"><text:span text:style-name="T10"> </text:span></text:span><text:span text:style-name="Default_20_Paragraph_20_Font"><text:span text:style-name="T9">U+020B</text:span></text:span><text:span text:style-name="Default_20_Paragraph_20_Font"><text:span text:style-name="T10"> </text:span></text:span><text:span text:style-name="Default_20_Paragraph_20_Font"><text:span text:style-name="T9">U+1E2D U+1E2F U+1EC9 U+1ECB U+0131 U+006C U+013A U+1E37 U+1E39 U+1E3B U+1E3D U+0076 U+1E7D U+1E7F U+007A U+017A U+017C U+017E U+1E91 U+1E93 U+1E95 U+0493 U+</text:span></text:span><text:span text:style-name="Default_20_Paragraph_20_Font"><text:span text:style-name="T10">04FB </text:span></text:span><text:span text:style-name="Default_20_Paragraph_20_Font"><text:span text:style-name="T9">U+</text:span></text:span><text:span text:style-name="Default_20_Paragraph_20_Font"><text:span text:style-name="T10">F327</text:span></text:span><text:span text:style-name="Default_20_Paragraph_20_Font"><text:span text:style-name="T9">)</text:span></text:span></text:p>
          </table:table-cell>
          <table:table-cell table:style-name="Table3.B13" office:value-type="string">
            <text:p text:style-name="P13">1053</text:p>
          </table:table-cell>
          <table:table-cell table:style-name="Table3.C2" office:value-type="string">
            <text:p text:style-name="P7">0=False</text:p>
          </table:table-cell>
          <table:table-cell table:style-name="Table3.C2" office:value-type="string">
            <text:p text:style-name="P20">Aa Ãã Àà Áá Ââ Ää Åå Āā Ăă Ǎǎ Ǟǟ Ǡǡ Ǻǻ Ȁȁ Ȃȃ Ȧȧ Ḁḁ ẚ Ảả Ấấ Ầầ Ẩẩ Ẫẫ Ậậ Ắắ Ằằ Ẳẳ Ẵẵ Ạạ Ặặ Ⱥⱥ ɐ Ææ Ff Ḟḟ Ii Ìì Íí Îî Ïï Ĩĩ Īī Ĭĭ <text:soft-page-break/>Įį Ǐǐ Ȉȉ Ȋȋ Ḭḭ Ḯḯ Ỉỉ Ịị Iı Ll Ĺĺ Ḷḷ Ḹḹ Ḻḻ Ḽḽ Vv Ṽṽ Ṿṿ Zz Źź Żż Žž Ẑẑ Ẓẓ Ẕẕ Ғғ Ӻӻ </text:p>
          </table:table-cell>
          <table:table-cell table:style-name="Table3.C2" office:value-type="string">
            <text:p text:style-name="P22">Aa Ãã Àà Áá Ââ Ää Åå Āā Ăă Ǎǎ Ǟǟ Ǡǡ Ǻǻ Ȁȁ Ȃȃ Ȧȧ Ḁḁ ẚ Ảả Ấấ Ầầ Ẩẩ Ẫẫ Ậậ Ắắ Ằằ Ẳẳ Ẵẵ Ạạ Ặặ Ⱥⱥ ɐ Ææ Ff Ḟḟ Ii Ìì Íí <text:soft-page-break/>Îî Ïï Ĩĩ Īī Ĭĭ Įį Ǐǐ Ȉȉ Ȋȋ Ḭḭ Ḯḯ Ỉỉ Ịị Iı Ll Ĺĺ Ḷḷ Ḹḹ Ḻḻ Ḽḽ Vv Ṽṽ Ṿṿ Zz Źź Żż Žž Ẑẑ Ẓẓ Ẕẕ Ғғ Ӻӻ </text:p>
          </table:table-cell>
          <table:table-cell table:style-name="Table3.F13" office:value-type="string">
            <text:p text:style-name="P14">R</text:p>
          </table:table-cell>
        </table:table-row>
        <table:table-row table:style-name="Table3.1">
          <table:covered-table-cell/>
          <table:table-cell table:style-name="Table3.A2" office:value-type="string">
            <text:p text:style-name="P13"/>
          </table:table-cell>
          <table:table-cell table:style-name="Table3.C3" office:value-type="string">
            <text:p text:style-name="P7">1=True</text:p>
          </table:table-cell>
          <table:table-cell table:style-name="Table3.C3" office:value-type="string">
            <text:p text:style-name="P35">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Vv Ṽṽ Ṿṿ Zz Źź Żż Žž Ẑẑ Ẓẓ Ẕẕ Ғғ Ӻӻ </text:p>
          </table:table-cell>
          <table:table-cell table:style-name="Table3.C3" office:value-type="string">
            <text:p text:style-name="P36">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Vv Ṽṽ Ṿṿ Zz Źź Żż Žž Ẑẑ Ẓẓ Ẕẕ Ғғ Ӻӻ </text:p>
          </table:table-cell>
          <table:table-cell table:style-name="Table3.F2" office:value-type="string">
            <text:p text:style-name="P14"/>
          </table:table-cell>
        </table:table-row>
        <table:table-row table:style-name="Table3.1">
          <table:table-cell table:style-name="Table3.A1" table:number-rows-spanned="2" office:value-type="string">
            <text:p text:style-name="P95"><text:span text:style-name="Default_20_Paragraph_20_Font"><text:span text:style-name="T6">Non-European caron alternates</text:span></text:span><text:span text:style-name="Default_20_Paragraph_20_Font"><text:span text:style-name="T6"><text:line-break/></text:span></text:span><text:span text:style-name="Default_20_Paragraph_20_Font"><text:span text:style-name="T13">(U+0165 U+010F U+013D U+013E)</text:span></text:span></text:p>
          </table:table-cell>
          <table:table-cell table:style-name="Table3.A1" table:number-rows-spanned="2" office:value-type="string">
            <text:p text:style-name="P13">1063</text:p>
          </table:table-cell>
          <table:table-cell table:style-name="Table3.C4" office:value-type="string">
            <text:p text:style-name="P7">0=False</text:p>
          </table:table-cell>
          <table:table-cell table:style-name="Table3.C4" office:value-type="string">
            <text:p text:style-name="P18">Ťť Ďď Ľľ</text:p>
          </table:table-cell>
          <table:table-cell table:style-name="Table3.C4" office:value-type="string">
            <text:p text:style-name="P21">Ťť Ďď Ľľ</text:p>
          </table:table-cell>
          <table:table-cell table:style-name="Table3.F1" table:number-rows-spanned="2" office:value-type="string">
            <text:p text:style-name="P14">R</text:p>
          </table:table-cell>
        </table:table-row>
        <table:table-row table:style-name="Table3.1">
          <table:covered-table-cell/>
          <table:covered-table-cell/>
          <table:table-cell table:style-name="Table3.C3" office:value-type="string">
            <text:p text:style-name="P7">1=True</text:p>
          </table:table-cell>
          <table:table-cell table:style-name="Table3.C3" office:value-type="string">
            <text:p text:style-name="P37">Ťť Ďď Ľľ</text:p>
          </table:table-cell>
          <table:table-cell table:style-name="Table3.C3" office:value-type="string">
            <text:p text:style-name="P38">Ťť Ďď Ľľ</text:p>
          </table:table-cell>
          <table:covered-table-cell/>
        </table:table-row>
        <table:table-row table:style-name="Table3.1">
          <table:table-cell table:style-name="Table3.A1" table:number-rows-spanned="2" office:value-type="string">
            <text:p text:style-name="P95"><text:span text:style-name="Default_20_Paragraph_20_Font"><text:span text:style-name="T5">Ogonek alternate</text:span></text:span><text:span text:style-name="Default_20_Paragraph_20_Font"><text:span text:style-name="T5"><text:line-break/></text:span></text:span><text:span text:style-name="Default_20_Paragraph_20_Font"><text:span text:style-name="T9">(U+0328 U+0104 U+0105 U+0118 U+0119 U+012E U+012F U+0172 U+0173 U+01EA U+01EB</text:span></text:span><text:span text:style-name="Default_20_Paragraph_20_Font"><text:span text:style-name="T10"> </text:span></text:span><text:span text:style-name="Default_20_Paragraph_20_Font"><text:span text:style-name="T9">U+01EC U+01ED)</text:span></text:span></text:p>
          </table:table-cell>
          <table:table-cell table:style-name="Table3.A1" table:number-rows-spanned="2" office:value-type="string">
            <text:p text:style-name="P13">1043</text:p>
          </table:table-cell>
          <table:table-cell table:style-name="Table3.C4" office:value-type="string">
            <text:p text:style-name="P15">0=Curved</text:p>
          </table:table-cell>
          <table:table-cell table:style-name="Table3.C4" office:value-type="string">
            <text:p text:style-name="P97"><text:span text:style-name="Default_20_Paragraph_20_Font"><text:span text:style-name="T32">anything with</text:span></text:span><text:span text:style-name="Default_20_Paragraph_20_Font"><text:span text:style-name="T36"> ◌̨ (Ąą Ęę Įį Ųų Ǫǫ Ǭǭ)</text:span></text:span></text:p>
          </table:table-cell>
          <table:table-cell table:style-name="Table3.C4" office:value-type="string">
            <text:p text:style-name="P97"><text:span text:style-name="Default_20_Paragraph_20_Font"><text:span text:style-name="T32">anything with</text:span></text:span><text:span text:style-name="Default_20_Paragraph_20_Font"><text:span text:style-name="T38"> </text:span></text:span><text:span text:style-name="Default_20_Paragraph_20_Font"><text:span text:style-name="T40">◌̨ (Ąą Ęę Įį Ųų Ǫǫ Ǭǭ)</text:span></text:span></text:p>
          </table:table-cell>
          <table:table-cell table:style-name="Table3.F1" table:number-rows-spanned="2" office:value-type="string">
            <text:p text:style-name="P14">R</text:p>
          </table:table-cell>
        </table:table-row>
        <table:table-row table:style-name="Table3.1">
          <table:covered-table-cell/>
          <table:covered-table-cell/>
          <table:table-cell table:style-name="Table3.C3" office:value-type="string">
            <text:p text:style-name="P15">1=Straight</text:p>
          </table:table-cell>
          <table:table-cell table:style-name="Table3.C3" office:value-type="string">
            <text:p text:style-name="P97"><text:span text:style-name="Default_20_Paragraph_20_Font"><text:span text:style-name="T32">anything with</text:span></text:span><text:span text:style-name="Default_20_Paragraph_20_Font"><text:span text:style-name="T36"> </text:span></text:span><text:span text:style-name="Default_20_Paragraph_20_Font"><text:span text:style-name="T44">◌̨ (Ąą Ęę Įį Ųų Ǫǫ Ǭǭ)</text:span></text:span></text:p>
          </table:table-cell>
          <table:table-cell table:style-name="Table3.C3" office:value-type="string">
            <text:p text:style-name="P97"><text:span text:style-name="Default_20_Paragraph_20_Font"><text:span text:style-name="T32">anything with</text:span></text:span><text:span text:style-name="Default_20_Paragraph_20_Font"><text:span text:style-name="T45"> </text:span></text:span><text:span text:style-name="Default_20_Paragraph_20_Font"><text:span text:style-name="T59">◌̨ (Ąą Ęę Įį Ųų Ǫǫ Ǭǭ)</text:span></text:span></text:p>
          </table:table-cell>
          <table:covered-table-cell/>
        </table:table-row>
        <table:table-row table:style-name="Table3.1">
          <table:table-cell table:style-name="Table3.A9" office:value-type="string">
            <text:p text:style-name="P95"><text:span text:style-name="Default_20_Paragraph_20_Font"><text:span text:style-name="T5">Low-profile diacritics<text:line-break/></text:span></text:span><text:span text:style-name="Default_20_Paragraph_20_Font"><text:span text:style-name="T9">(U+0300 U+0301 U+0302 U+0303 U+0304 U+0307 U+0308 U+030C)</text:span></text:span></text:p>
          </table:table-cell>
          <table:table-cell table:style-name="Table3.A9" office:value-type="string">
            <text:p text:style-name="P13">1054</text:p>
          </table:table-cell>
          <table:table-cell table:style-name="Table3.C5" office:value-type="string">
            <text:p text:style-name="P15">0=High angle</text:p>
          </table:table-cell>
          <table:table-cell table:style-name="Table3.C5" office:value-type="string">
            <text:p text:style-name="P97"><text:span text:style-name="Default_20_Paragraph_20_Font"><text:span text:style-name="T32">anything with</text:span></text:span><text:span text:style-name="Default_20_Paragraph_20_Font"><text:span text:style-name="T36"> ◌</text:span></text:span><text:span text:style-name="Default_20_Paragraph_20_Font"><text:span text:style-name="T36">̀</text:span></text:span><text:span text:style-name="Default_20_Paragraph_20_Font"><text:span text:style-name="T36"> </text:span></text:span><text:span text:style-name="Default_20_Paragraph_20_Font"><text:span text:style-name="T36">◌</text:span></text:span><text:span text:style-name="Default_20_Paragraph_20_Font"><text:span text:style-name="T36">́</text:span></text:span><text:span text:style-name="Default_20_Paragraph_20_Font"><text:span text:style-name="T36"> </text:span></text:span><text:span text:style-name="Default_20_Paragraph_20_Font"><text:span text:style-name="T36">◌</text:span></text:span><text:span text:style-name="Default_20_Paragraph_20_Font"><text:span text:style-name="T36">̂ </text:span></text:span><text:span text:style-name="Default_20_Paragraph_20_Font"><text:span text:style-name="T36">◌</text:span></text:span><text:span text:style-name="Default_20_Paragraph_20_Font"><text:span text:style-name="T36">̃</text:span></text:span><text:span text:style-name="Default_20_Paragraph_20_Font"><text:span text:style-name="T36"> </text:span></text:span><text:span text:style-name="Default_20_Paragraph_20_Font"><text:span text:style-name="T36">◌</text:span></text:span><text:span text:style-name="Default_20_Paragraph_20_Font"><text:span text:style-name="T36">̄ </text:span></text:span><text:span text:style-name="Default_20_Paragraph_20_Font"><text:span text:style-name="T36">◌</text:span></text:span><text:span text:style-name="Default_20_Paragraph_20_Font"><text:span text:style-name="T36">̇ </text:span></text:span><text:span text:style-name="Default_20_Paragraph_20_Font"><text:span text:style-name="T36">◌</text:span></text:span><text:span text:style-name="Default_20_Paragraph_20_Font"><text:span text:style-name="T36">̈ </text:span></text:span><text:span text:style-name="Default_20_Paragraph_20_Font"><text:span text:style-name="T36">◌</text:span></text:span><text:span text:style-name="Default_20_Paragraph_20_Font"><text:span text:style-name="T36">̌</text:span></text:span><text:span text:style-name="Default_20_Paragraph_20_Font"><text:span text:style-name="T36"> (</text:span></text:span><text:span text:style-name="Default_20_Paragraph_20_Font"><text:span text:style-name="T36">áàâǎāãäȧ</text:span></text:span><text:span text:style-name="Default_20_Paragraph_20_Font"><text:span text:style-name="T36">)</text:span></text:span></text:p>
          </table:table-cell>
          <table:table-cell table:style-name="Table3.C5" office:value-type="string">
            <text:p text:style-name="P97"><text:span text:style-name="Default_20_Paragraph_20_Font"><text:span text:style-name="T32">anything with</text:span></text:span><text:span text:style-name="Default_20_Paragraph_20_Font"><text:span text:style-name="T36"> </text:span></text:span><text:span text:style-name="Default_20_Paragraph_20_Font"><text:span text:style-name="T50">◌̀ ◌́ ◌̂ ◌̃ ◌̄ ◌̇ ◌̈ ◌̌ (áàâǎāãäȧ)</text:span></text:span></text:p>
          </table:table-cell>
          <table:table-cell table:style-name="Table3.F9" office:value-type="string">
            <text:p text:style-name="P14">R</text:p>
          </table:table-cell>
        </table:table-row>
        <table:table-row table:style-name="Table3.1">
          <table:table-cell table:style-name="Table3.A2" office:value-type="string">
            <text:p text:style-name="P4"/>
          </table:table-cell>
          <table:table-cell table:style-name="Table3.A2" office:value-type="string">
            <text:p text:style-name="P13"/>
          </table:table-cell>
          <table:table-cell table:style-name="Table3.C3" office:value-type="string">
            <text:p text:style-name="P15">1=Low angle</text:p>
          </table:table-cell>
          <table:table-cell table:style-name="Table3.C3" office:value-type="string">
            <text:p text:style-name="P97"><text:span text:style-name="Default_20_Paragraph_20_Font"><text:span text:style-name="T32">anything with</text:span></text:span><text:span text:style-name="Default_20_Paragraph_20_Font"><text:span text:style-name="T36"> </text:span></text:span><text:span text:style-name="Default_20_Paragraph_20_Font"><text:span text:style-name="T48">◌̀ ◌́ ◌̂ ◌̃ ◌̄ ◌̇ ◌̈ ◌̌ (áàâǎāãäȧ)</text:span></text:span></text:p>
          </table:table-cell>
          <table:table-cell table:style-name="Table3.C3" office:value-type="string">
            <text:p text:style-name="P97"><text:span text:style-name="Default_20_Paragraph_20_Font"><text:span text:style-name="T32">anything with</text:span></text:span><text:span text:style-name="Default_20_Paragraph_20_Font"><text:span text:style-name="T36"> </text:span></text:span><text:span text:style-name="Default_20_Paragraph_20_Font"><text:span text:style-name="T52">◌̀ ◌́ ◌̂ ◌̃ ◌̄ ◌̇ ◌̈ ◌̌ (áàâǎāãäȧ)</text:span></text:span></text:p>
          </table:table-cell>
          <table:table-cell table:style-name="Table3.F2" office:value-type="string">
            <text:p text:style-name="Normal"/>
          </table:table-cell>
        </table:table-row>
        <table:table-row table:style-name="Table3.1">
          <table:table-cell table:style-name="Table3.A2" table:number-rows-spanned="2" office:value-type="string">
            <text:p text:style-name="P95"><text:span text:style-name="Default_20_Paragraph_20_Font"><text:span text:style-name="T7">Capital B-hook alternate</text:span></text:span><text:span text:style-name="Default_20_Paragraph_20_Font"><text:span text:style-name="T7"><text:line-break/></text:span></text:span><text:span text:style-name="Default_20_Paragraph_20_Font"><text:span text:style-name="T17">(U+0181)</text:span></text:span></text:p>
          </table:table-cell>
          <table:table-cell table:style-name="Table3.A2" table:number-rows-spanned="2" office:value-type="string">
            <text:p text:style-name="P13">1064</text:p>
          </table:table-cell>
          <table:table-cell table:style-name="Table3.C2" office:value-type="string">
            <text:p text:style-name="P7">0=False</text:p>
          </table:table-cell>
          <table:table-cell table:style-name="Table3.C2" office:value-type="string">
            <text:p text:style-name="P18">Ɓɓ</text:p>
          </table:table-cell>
          <table:table-cell table:style-name="Table3.C2" office:value-type="string">
            <text:p text:style-name="P21">Ɓɓ</text:p>
          </table:table-cell>
          <table:table-cell table:style-name="Table3.F2" table:number-rows-spanned="2" office:value-type="string">
            <text:p text:style-name="P14">R</text:p>
            <text:p text:style-name="P14"/>
          </table:table-cell>
        </table:table-row>
        <table:table-row table:style-name="Table3.1">
          <table:covered-table-cell/>
          <table:covered-table-cell/>
          <table:table-cell table:style-name="Table3.C3" office:value-type="string">
            <text:p text:style-name="P7">1=True</text:p>
          </table:table-cell>
          <table:table-cell table:style-name="Table3.C3" office:value-type="string">
            <text:p text:style-name="P39">Ɓɓ</text:p>
          </table:table-cell>
          <table:table-cell table:style-name="Table3.C3" office:value-type="string">
            <text:p text:style-name="P40">Ɓɓ</text:p>
          </table:table-cell>
          <table:covered-table-cell/>
        </table:table-row>
        <table:table-row table:style-name="Table3.1">
          <table:table-cell table:style-name="Table3.B13" office:value-type="string">
            <text:p text:style-name="P95"><text:span text:style-name="Default_20_Paragraph_20_Font"><text:span text:style-name="T5">Serif beta alternates</text:span></text:span><text:span text:style-name="Default_20_Paragraph_20_Font"><text:span text:style-name="T7"><text:line-break/></text:span></text:span><text:span text:style-name="Default_20_Paragraph_20_Font"><text:span text:style-name="T17">(U+03B2 </text:span></text:span><text:span text:style-name="Default_20_Paragraph_20_Font"><text:span text:style-name="T17">U+</text:span></text:span><text:span text:style-name="Default_20_Paragraph_20_Font"><text:span text:style-name="T17">1D66 </text:span></text:span><text:span text:style-name="Default_20_Paragraph_20_Font"><text:span text:style-name="T17">U+</text:span></text:span><text:span text:style-name="Default_20_Paragraph_20_Font"><text:span text:style-name="T17">1D5D)</text:span></text:span></text:p>
          </table:table-cell>
          <table:table-cell table:style-name="Table3.B13" office:value-type="string">
            <text:p text:style-name="P8">1060</text:p>
          </table:table-cell>
          <table:table-cell table:style-name="Table3.C5" office:value-type="string">
            <text:p text:style-name="P7">0=No Serif</text:p>
          </table:table-cell>
          <table:table-cell table:style-name="Table3.C5" office:value-type="string">
            <text:p text:style-name="P100">β ᵦ ᵝ</text:p>
          </table:table-cell>
          <table:table-cell table:style-name="Table3.C5" office:value-type="string">
            <text:p text:style-name="P105">β ᵦ ᵝ</text:p>
          </table:table-cell>
          <table:table-cell table:style-name="Table3.F13" office:value-type="string">
            <text:p text:style-name="Normal"><text:span text:style-name="Default_20_Paragraph_20_Font"><text:span text:style-name="T34">R</text:span></text:span></text:p>
          </table:table-cell>
        </table:table-row>
        <table:table-row table:style-name="Table3.1">
          <table:table-cell table:style-name="Table3.A2" office:value-type="string">
            <text:p text:style-name="Normal"/>
          </table:table-cell>
          <table:table-cell table:style-name="Table3.F2" office:value-type="string">
            <text:p text:style-name="Normal"/>
          </table:table-cell>
          <table:table-cell table:style-name="Table3.C24" office:value-type="string">
            <text:p text:style-name="P7">1=Serif</text:p>
          </table:table-cell>
          <table:table-cell table:style-name="Table3.C24" office:value-type="string">
            <text:p text:style-name="P97"><text:span text:style-name="Default_20_Paragraph_20_Font"><text:span text:style-name="T66">β ᵦ ᵝ</text:span></text:span></text:p>
          </table:table-cell>
          <table:table-cell table:style-name="Table3.C24" office:value-type="string">
            <text:p text:style-name="P97"><text:span text:style-name="Default_20_Paragraph_20_Font"><text:span text:style-name="T67">β ᵦ ᵝ</text:span></text:span></text:p>
          </table:table-cell>
          <table:table-cell table:style-name="Table3.F2" office:value-type="string">
            <text:p text:style-name="Normal"/>
          </table:table-cell>
        </table:table-row>
      </table:table>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ext:soft-page-break/>
          <table:table-row table:style-name="Table4.1">
            <table:table-cell table:style-name="Table4.A1" office:value-type="string">
              <text:p text:style-name="P4">Feature Name</text:p>
            </table:table-cell>
            <table:table-cell table:style-name="Table4.A1" office:value-type="string">
              <text:p text:style-name="P5">Feature ID</text:p>
            </table:table-cell>
            <table:table-cell table:style-name="Table4.A1" office:value-type="string">
              <text:p text:style-name="P5">Feature Setting</text:p>
            </table:table-cell>
            <table:table-cell table:style-name="Table4.A1" office:value-type="string">
              <text:p text:style-name="P12">Example</text:p>
            </table:table-cell>
            <table:table-cell table:style-name="Table4.A1" office:value-type="string">
              <text:p text:style-name="P12">Example with Small Capitals</text:p>
            </table:table-cell>
            <table:table-cell table:style-name="Table4.F1" office:value-type="string">
              <text:p text:style-name="P95"><text:a xlink:type="simple" xlink:href="http://scripts.sil.org/cms/scripts/page.php?site_id=nrsi&amp;item_id=TypeTuner" office:target-frame-name="_top" xlink:show="replace"><text:span text:style-name="Internet_20_link"><text:span text:style-name="T30">TypeTuner Notes</text:span></text:span></text:a><text:span text:style-name="Footnote_20_Symbol"><text:span text:style-name="T31"><text:note text:id="ftn6" text:note-class="footnote"><text:note-citation>6</text:note-citation><text:note-body><text:p text:style-name="Footnote"><text:span text:style-name="Default_20_Paragraph_20_Font"><text:span text:style-name="T1"><text:s/></text:span></text:span><text:span text:style-name="Default_20_Paragraph_20_Font"><text:span text:style-name="T27">TypeTuner legend:</text:span></text:span><text:span text:style-name="Default_20_Paragraph_20_Font"><text:span text:style-name="T26"> </text:span></text:span><text:span text:style-name="Default_20_Paragraph_20_Font"><text:span text:style-name="T27">R</text:span></text:span><text:span text:style-name="Default_20_Paragraph_20_Font"><text:span text:style-name="T26">=glyphs are Reencoded (will work with dumb rendering); </text:span></text:span><text:span text:style-name="Default_20_Paragraph_20_Font"><text:span text:style-name="T27">O</text:span></text:span><text:span text:style-name="Default_20_Paragraph_20_Font"><text:span text:style-name="T26">=OpenType rules are activated; </text:span></text:span><text:span text:style-name="Default_20_Paragraph_20_Font"><text:span text:style-name="T27">G</text:span></text:span><text:span text:style-name="Default_20_Paragraph_20_Font"><text:span text:style-name="T26">=Graphite-only feature<text:line-break/>(All features are available for Graphite applications.)</text:span></text:span></text:p></text:note-body></text:note></text:span></text:span></text:p>
            </table:table-cell>
          </table:table-row>
        </table:table-header-rows>
        <table:table-row table:style-name="Table4.1">
          <table:table-cell table:style-name="Table4.A2" table:number-rows-spanned="3" office:value-type="string">
            <text:p text:style-name="P95"><text:span text:style-name="Default_20_Paragraph_20_Font"><text:span text:style-name="T5">Rams horn alternates</text:span></text:span><text:span text:style-name="Default_20_Paragraph_20_Font"><text:span text:style-name="T5"><text:line-break/></text:span></text:span><text:span text:style-name="Default_20_Paragraph_20_Font"><text:span text:style-name="T9">(U+0264)</text:span></text:span></text:p>
          </table:table-cell>
          <table:table-cell table:style-name="Table4.A2" table:number-rows-spanned="3" office:value-type="string">
            <text:p text:style-name="P13">1025</text:p>
          </table:table-cell>
          <table:table-cell table:style-name="Table4.C2" office:value-type="string">
            <text:p text:style-name="P15">0=Small bowl</text:p>
          </table:table-cell>
          <table:table-cell table:style-name="Table4.C2" office:value-type="string">
            <text:p text:style-name="P18">ɤ</text:p>
          </table:table-cell>
          <table:table-cell table:style-name="Table4.A1" table:number-rows-spanned="3" office:value-type="string">
            <text:p text:style-name="P16">Small capitals are not available as there is no uppercase equivalent</text:p>
          </table:table-cell>
          <table:table-cell table:style-name="Table4.F2" table:number-rows-spanned="3" office:value-type="string">
            <text:p text:style-name="P14">R</text:p>
          </table:table-cell>
        </table:table-row>
        <table:table-row table:style-name="Table4.1">
          <table:covered-table-cell/>
          <table:covered-table-cell/>
          <table:table-cell table:style-name="Table4.C3" office:value-type="string">
            <text:p text:style-name="P15">1=Large bowl</text:p>
          </table:table-cell>
          <table:table-cell table:style-name="Table4.C3" office:value-type="string">
            <text:p text:style-name="P41">ɤ</text:p>
          </table:table-cell>
          <table:covered-table-cell/>
          <table:covered-table-cell/>
        </table:table-row>
        <table:table-row table:style-name="Table4.1">
          <table:covered-table-cell/>
          <table:covered-table-cell/>
          <table:table-cell table:style-name="Table4.C4" office:value-type="string">
            <text:p text:style-name="P15">2=Small gamma</text:p>
          </table:table-cell>
          <table:table-cell table:style-name="Table4.C4" office:value-type="string">
            <text:p text:style-name="P42">ɤ</text:p>
          </table:table-cell>
          <table:covered-table-cell/>
          <table:covered-table-cell/>
        </table:table-row>
        <table:table-row table:style-name="Table4.1">
          <table:table-cell table:style-name="Table4.A1" table:number-rows-spanned="2" office:value-type="string">
            <text:p text:style-name="P95"><text:span text:style-name="Default_20_Paragraph_20_Font"><text:span text:style-name="T5">Capital H-stroke alternate</text:span></text:span><text:span text:style-name="Default_20_Paragraph_20_Font"><text:span text:style-name="T5"><text:line-break/></text:span></text:span><text:span text:style-name="Default_20_Paragraph_20_Font"><text:span text:style-name="T9">(U+0126)</text:span></text:span></text:p>
          </table:table-cell>
          <table:table-cell table:style-name="Table4.A1" table:number-rows-spanned="2" office:value-type="string">
            <text:p text:style-name="P13">1038</text:p>
          </table:table-cell>
          <table:table-cell table:style-name="Table4.C2" office:value-type="string">
            <text:p text:style-name="P15">0=Horizontal stroke</text:p>
          </table:table-cell>
          <table:table-cell table:style-name="Table4.C2" office:value-type="string">
            <text:p text:style-name="P18">Ħħ</text:p>
          </table:table-cell>
          <table:table-cell table:style-name="Table4.C2" office:value-type="string">
            <text:p text:style-name="P21">Ħħ</text:p>
          </table:table-cell>
          <table:table-cell table:style-name="Table4.F1" table:number-rows-spanned="2" office:value-type="string">
            <text:p text:style-name="P14">R</text:p>
          </table:table-cell>
        </table:table-row>
        <table:table-row table:style-name="Table4.1">
          <table:covered-table-cell/>
          <table:covered-table-cell/>
          <table:table-cell table:style-name="Table4.C4" office:value-type="string">
            <text:p text:style-name="P15">1=Vertical stroke</text:p>
          </table:table-cell>
          <table:table-cell table:style-name="Table4.C4" office:value-type="string">
            <text:p text:style-name="P43">Ħħ</text:p>
          </table:table-cell>
          <table:table-cell table:style-name="Table4.C4" office:value-type="string">
            <text:p text:style-name="P44">Ħħ</text:p>
          </table:table-cell>
          <table:covered-table-cell/>
        </table:table-row>
        <table:table-row table:style-name="Table4.1">
          <table:table-cell table:style-name="Table4.C2" table:number-rows-spanned="2" office:value-type="string">
            <text:p text:style-name="P95"><text:span text:style-name="Default_20_Paragraph_20_Font"><text:span text:style-name="T7">J stroke hook alternate</text:span></text:span><text:span text:style-name="Default_20_Paragraph_20_Font"><text:span text:style-name="T7"><text:line-break/></text:span></text:span><text:span text:style-name="Default_20_Paragraph_20_Font"><text:span text:style-name="T17">(U+0284)</text:span></text:span></text:p>
          </table:table-cell>
          <table:table-cell table:style-name="Table4.C2" table:number-rows-spanned="2" office:value-type="string">
            <text:p text:style-name="P13">1049</text:p>
          </table:table-cell>
          <table:table-cell table:style-name="Table4.C2" office:value-type="string">
            <text:p text:style-name="P15">0=No serif</text:p>
          </table:table-cell>
          <table:table-cell table:style-name="Table4.C2" office:value-type="string">
            <text:p text:style-name="P18">ʄ</text:p>
          </table:table-cell>
          <table:table-cell table:style-name="Table4.C2" table:number-rows-spanned="2" office:value-type="string">
            <text:p text:style-name="P16">Small capitals are not available as there is no uppercase equivalent</text:p>
          </table:table-cell>
          <table:table-cell table:style-name="Table4.F7" table:number-rows-spanned="2" office:value-type="string">
            <text:p text:style-name="P14">R</text:p>
          </table:table-cell>
        </table:table-row>
        <table:table-row table:style-name="Table4.1">
          <table:covered-table-cell/>
          <table:covered-table-cell/>
          <table:table-cell table:style-name="Table4.C4" office:value-type="string">
            <text:p text:style-name="P15">1=Top serif</text:p>
          </table:table-cell>
          <table:table-cell table:style-name="Table4.C4" office:value-type="string">
            <text:p text:style-name="P45">ʄ</text:p>
          </table:table-cell>
          <table:covered-table-cell/>
          <table:covered-table-cell/>
        </table:table-row>
        <table:table-row table:style-name="Table4.1">
          <table:table-cell table:style-name="Table4.A9" table:number-rows-spanned="4" office:value-type="string">
            <text:p text:style-name="P95"><text:span text:style-name="Default_20_Paragraph_20_Font"><text:span text:style-name="T5">Uppercase Eng alternates</text:span></text:span><text:span text:style-name="Default_20_Paragraph_20_Font"><text:span text:style-name="T5"><text:line-break/></text:span></text:span><text:span text:style-name="Default_20_Paragraph_20_Font"><text:span text:style-name="T18">(</text:span></text:span><text:span text:style-name="Default_20_Paragraph_20_Font"><text:span text:style-name="T12">U+014A)</text:span></text:span></text:p>
          </table:table-cell>
          <table:table-cell table:style-name="Table4.A1" table:number-rows-spanned="4" office:value-type="string">
            <text:p text:style-name="P13">1024</text:p>
          </table:table-cell>
          <table:table-cell table:style-name="Table4.C2" office:value-type="string">
            <text:p text:style-name="P15">0= Large eng with descender</text:p>
          </table:table-cell>
          <table:table-cell table:style-name="Table4.C2" office:value-type="string">
            <text:p text:style-name="P18">Ŋŋ</text:p>
          </table:table-cell>
          <table:table-cell table:style-name="Table4.C2" office:value-type="string">
            <text:p text:style-name="P21">Ŋŋ</text:p>
          </table:table-cell>
          <table:table-cell table:style-name="Table4.F1" table:number-rows-spanned="4" office:value-type="string">
            <text:p text:style-name="P14">R</text:p>
          </table:table-cell>
        </table:table-row>
        <table:table-row table:style-name="Table4.1">
          <table:covered-table-cell/>
          <table:covered-table-cell/>
          <table:table-cell table:style-name="Table4.C3" office:value-type="string">
            <text:p text:style-name="P15">1=Large eng on baseline</text:p>
          </table:table-cell>
          <table:table-cell table:style-name="Table4.C3" office:value-type="string">
            <text:p text:style-name="P46">Ŋŋ</text:p>
          </table:table-cell>
          <table:table-cell table:style-name="Table4.C3" office:value-type="string">
            <text:p text:style-name="P47">Ŋŋ</text:p>
          </table:table-cell>
          <table:covered-table-cell/>
        </table:table-row>
        <table:table-row table:style-name="Table4.1">
          <table:covered-table-cell/>
          <table:covered-table-cell/>
          <table:table-cell table:style-name="Table4.C3" office:value-type="string">
            <text:p text:style-name="P15">2=Capital N with tail</text:p>
          </table:table-cell>
          <table:table-cell table:style-name="Table4.C3" office:value-type="string">
            <text:p text:style-name="P48">Ŋŋ</text:p>
          </table:table-cell>
          <table:table-cell table:style-name="Table4.C3" office:value-type="string">
            <text:p text:style-name="P49">Ŋŋ</text:p>
          </table:table-cell>
          <table:covered-table-cell/>
        </table:table-row>
        <table:table-row table:style-name="Table4.1">
          <table:covered-table-cell/>
          <table:covered-table-cell/>
          <table:table-cell table:style-name="Table4.C4" office:value-type="string">
            <text:p text:style-name="P15">3=Large eng with short stem</text:p>
          </table:table-cell>
          <table:table-cell table:style-name="Table4.C4" office:value-type="string">
            <text:p text:style-name="P50">Ŋŋ</text:p>
          </table:table-cell>
          <table:table-cell table:style-name="Table4.C4" office:value-type="string">
            <text:p text:style-name="P51">Ŋŋ</text:p>
          </table:table-cell>
          <table:covered-table-cell/>
        </table:table-row>
        <table:table-row table:style-name="Table4.1">
          <table:table-cell table:style-name="Table4.A1" table:number-rows-spanned="2" office:value-type="string">
            <text:p text:style-name="P95"><text:span text:style-name="Default_20_Paragraph_20_Font"><text:span text:style-name="T5">Capital N-left-hook alternate</text:span></text:span><text:span text:style-name="Default_20_Paragraph_20_Font"><text:span text:style-name="T5"><text:line-break/></text:span></text:span><text:span text:style-name="Default_20_Paragraph_20_Font"><text:span text:style-name="T9">(U+019D)</text:span></text:span></text:p>
          </table:table-cell>
          <table:table-cell table:style-name="Table4.A1" table:number-rows-spanned="2" office:value-type="string">
            <text:p text:style-name="P8">1035</text:p>
          </table:table-cell>
          <table:table-cell table:style-name="Table4.C2" office:value-type="string">
            <text:p text:style-name="P7">0=Uppercase style</text:p>
          </table:table-cell>
          <table:table-cell table:style-name="Table4.C2" office:value-type="string">
            <text:p text:style-name="P18">Ɲɲ</text:p>
          </table:table-cell>
          <table:table-cell table:style-name="Table4.C2" office:value-type="string">
            <text:p text:style-name="P21">Ɲɲ</text:p>
          </table:table-cell>
          <table:table-cell table:style-name="Table4.F1" table:number-rows-spanned="2" office:value-type="string">
            <text:p text:style-name="P14">R</text:p>
          </table:table-cell>
        </table:table-row>
        <table:table-row table:style-name="Table4.1">
          <table:covered-table-cell/>
          <table:covered-table-cell/>
          <table:table-cell table:style-name="Table4.C4" office:value-type="string">
            <text:p text:style-name="P7">1=Lowercase style</text:p>
          </table:table-cell>
          <table:table-cell table:style-name="Table4.C4" office:value-type="string">
            <text:p text:style-name="P52">Ɲɲ</text:p>
          </table:table-cell>
          <table:table-cell table:style-name="Table4.C4" office:value-type="string">
            <text:p text:style-name="P53">Ɲɲ</text:p>
          </table:table-cell>
          <table:covered-table-cell/>
        </table:table-row>
        <table:table-row table:style-name="Table4.1">
          <table:table-cell table:style-name="Table4.A1" table:number-rows-spanned="2" office:value-type="string">
            <text:p text:style-name="P95"><text:span text:style-name="Default_20_Paragraph_20_Font"><text:span text:style-name="T5">Open o alternate</text:span></text:span><text:span text:style-name="Default_20_Paragraph_20_Font"><text:span text:style-name="T5"><text:line-break/></text:span></text:span><text:span text:style-name="Default_20_Paragraph_20_Font"><text:span text:style-name="T9">(U+0186 U+0254 U+1D10</text:span></text:span><text:span text:style-name="Default_20_Paragraph_20_Font"><text:span text:style-name="T10"> </text:span></text:span><text:span text:style-name="Default_20_Paragraph_20_Font"><text:span text:style-name="T9">U+1D53</text:span></text:span><text:span text:style-name="Default_20_Paragraph_20_Font"><text:span text:style-name="T10"> </text:span></text:span><text:span text:style-name="Default_20_Paragraph_20_Font"><text:span text:style-name="T9">U+</text:span></text:span><text:span text:style-name="Default_20_Paragraph_20_Font"><text:span text:style-name="T11">1D97</text:span></text:span><text:span text:style-name="Default_20_Paragraph_20_Font"><text:span text:style-name="T9">)</text:span></text:span></text:p>
          </table:table-cell>
          <table:table-cell table:style-name="Table4.A1" table:number-rows-spanned="2" office:value-type="string">
            <text:p text:style-name="P13">1059</text:p>
          </table:table-cell>
          <table:table-cell table:style-name="Table4.C2" office:value-type="string">
            <text:p text:style-name="P15">0=Bottom serif</text:p>
          </table:table-cell>
          <table:table-cell table:style-name="Table4.C2" office:value-type="string">
            <text:p text:style-name="P18">Ɔɔ ᴐ ᵓ ᶗ</text:p>
          </table:table-cell>
          <table:table-cell table:style-name="Table4.C2" office:value-type="string">
            <text:p text:style-name="P21">Ɔɔ ᴐ ᵓ ᶗ</text:p>
          </table:table-cell>
          <table:table-cell table:style-name="Table4.F1" table:number-rows-spanned="2" office:value-type="string">
            <text:p text:style-name="P14">R</text:p>
          </table:table-cell>
        </table:table-row>
        <table:table-row table:style-name="Table4.1">
          <table:covered-table-cell/>
          <table:covered-table-cell/>
          <table:table-cell table:style-name="Table4.C4" office:value-type="string">
            <text:p text:style-name="P15">1=Top serif</text:p>
          </table:table-cell>
          <table:table-cell table:style-name="Table4.C4" office:value-type="string">
            <text:p text:style-name="P54">Ɔɔ ᴐ ᵓ ᶗ</text:p>
          </table:table-cell>
          <table:table-cell table:style-name="Table4.C4" office:value-type="string">
            <text:p text:style-name="P55">Ɔɔ ᴐ ᵓ ᶗ</text:p>
          </table:table-cell>
          <table:covered-table-cell/>
        </table:table-row>
        <table:table-row table:style-name="Table4.1">
          <table:table-cell table:style-name="Table4.A2" table:number-rows-spanned="2" office:value-type="string">
            <text:p text:style-name="P95"><text:span text:style-name="Default_20_Paragraph_20_Font"><text:span text:style-name="T5">Small p-hook alternate</text:span></text:span><text:span text:style-name="Default_20_Paragraph_20_Font"><text:span text:style-name="T5"><text:line-break/></text:span></text:span><text:span text:style-name="Default_20_Paragraph_20_Font"><text:span text:style-name="T9">(U+01A5)</text:span></text:span></text:p>
          </table:table-cell>
          <table:table-cell table:style-name="Table4.A2" table:number-rows-spanned="2" office:value-type="string">
            <text:p text:style-name="P13">1040</text:p>
          </table:table-cell>
          <table:table-cell table:style-name="Table4.C17" office:value-type="string">
            <text:p text:style-name="P15">0=Left hook</text:p>
          </table:table-cell>
          <table:table-cell table:style-name="Table4.C17" office:value-type="string">
            <text:p text:style-name="P18">Ƥƥ</text:p>
          </table:table-cell>
          <table:table-cell table:style-name="Table4.C17" office:value-type="string">
            <text:p text:style-name="P21">Ƥƥ</text:p>
          </table:table-cell>
          <table:table-cell table:style-name="Table4.F2" table:number-rows-spanned="2" office:value-type="string">
            <text:p text:style-name="P14">R</text:p>
          </table:table-cell>
        </table:table-row>
        <table:table-row table:style-name="Table4.1">
          <table:covered-table-cell/>
          <table:covered-table-cell/>
          <table:table-cell table:style-name="Table4.C4" office:value-type="string">
            <text:p text:style-name="P15">1=Right hook</text:p>
          </table:table-cell>
          <table:table-cell table:style-name="Table4.C4" office:value-type="string">
            <text:p text:style-name="P56">Ƥƥ</text:p>
          </table:table-cell>
          <table:table-cell table:style-name="Table4.C4" office:value-type="string">
            <text:p text:style-name="P57">Ƥƥ</text:p>
          </table:table-cell>
          <table:covered-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ext:soft-page-break/>
          <table:table-row table:style-name="Table5.1">
            <table:table-cell table:style-name="Table5.A1" office:value-type="string">
              <text:p text:style-name="P4">Feature Name</text:p>
            </table:table-cell>
            <table:table-cell table:style-name="Table5.A1" office:value-type="string">
              <text:p text:style-name="P5">Feature ID</text:p>
            </table:table-cell>
            <table:table-cell table:style-name="Table5.A1" office:value-type="string">
              <text:p text:style-name="P5">Feature Setting</text:p>
            </table:table-cell>
            <table:table-cell table:style-name="Table5.A1" office:value-type="string">
              <text:p text:style-name="P12">Example</text:p>
            </table:table-cell>
            <table:table-cell table:style-name="Table5.A1" office:value-type="string">
              <text:p text:style-name="P12">Example with Small Capitals</text:p>
            </table:table-cell>
            <table:table-cell table:style-name="Table5.F1" office:value-type="string">
              <text:p text:style-name="P95"><text:a xlink:type="simple" xlink:href="http://scripts.sil.org/cms/scripts/page.php?site_id=nrsi&amp;item_id=TypeTuner" office:target-frame-name="_top" xlink:show="replace"><text:span text:style-name="Internet_20_link"><text:span text:style-name="T30">TypeTuner Notes</text:span></text:span></text:a><text:span text:style-name="Footnote_20_Symbol"><text:span text:style-name="T31"><text:note text:id="ftn7" text:note-class="footnote"><text:note-citation>7</text:note-citation><text:note-body><text:p text:style-name="Footnote"><text:span text:style-name="Default_20_Paragraph_20_Font"><text:span text:style-name="T1"><text:s/></text:span></text:span><text:span text:style-name="Default_20_Paragraph_20_Font"><text:span text:style-name="T27">TypeTuner legend:</text:span></text:span><text:span text:style-name="Default_20_Paragraph_20_Font"><text:span text:style-name="T26"> </text:span></text:span><text:span text:style-name="Default_20_Paragraph_20_Font"><text:span text:style-name="T27">R</text:span></text:span><text:span text:style-name="Default_20_Paragraph_20_Font"><text:span text:style-name="T26">=glyphs are Reencoded (will work with dumb rendering); </text:span></text:span><text:span text:style-name="Default_20_Paragraph_20_Font"><text:span text:style-name="T27">O</text:span></text:span><text:span text:style-name="Default_20_Paragraph_20_Font"><text:span text:style-name="T26">=OpenType rules are activated; </text:span></text:span><text:span text:style-name="Default_20_Paragraph_20_Font"><text:span text:style-name="T27">G</text:span></text:span><text:span text:style-name="Default_20_Paragraph_20_Font"><text:span text:style-name="T26">=Graphite-only feature<text:line-break/>(All features are available for Graphite applications.)</text:span></text:span></text:p></text:note-body></text:note></text:span></text:span></text:p>
            </table:table-cell>
          </table:table-row>
        </table:table-header-rows>
        <table:table-row table:style-name="Table5.1">
          <table:table-cell table:style-name="Table5.A2" table:number-rows-spanned="2" office:value-type="string">
            <text:p text:style-name="P95"><text:span text:style-name="Default_20_Paragraph_20_Font"><text:span text:style-name="T8">Capital R-tail alternate</text:span></text:span><text:span text:style-name="Default_20_Paragraph_20_Font"><text:span text:style-name="T8"><text:line-break/></text:span></text:span><text:span text:style-name="Default_20_Paragraph_20_Font"><text:span text:style-name="T19">(U+</text:span></text:span><text:span text:style-name="Default_20_Paragraph_20_Font"><text:span text:style-name="T20">2C64)</text:span></text:span></text:p>
          </table:table-cell>
          <table:table-cell table:style-name="Table5.A2" table:number-rows-spanned="2" office:value-type="string">
            <text:p text:style-name="P13">1039</text:p>
          </table:table-cell>
          <table:table-cell table:style-name="Table5.C2" office:value-type="string">
            <text:p text:style-name="P15">0=Uppercase style</text:p>
          </table:table-cell>
          <table:table-cell table:style-name="Table5.C2" office:value-type="string">
            <text:p text:style-name="P18">Ɽɽ</text:p>
          </table:table-cell>
          <table:table-cell table:style-name="Table5.C2" office:value-type="string">
            <text:p text:style-name="P21">Ɽɽ</text:p>
          </table:table-cell>
          <table:table-cell table:style-name="Table5.F2" table:number-rows-spanned="2" office:value-type="string">
            <text:p text:style-name="P14">R</text:p>
          </table:table-cell>
        </table:table-row>
        <table:table-row table:style-name="Table5.1">
          <table:covered-table-cell/>
          <table:covered-table-cell/>
          <table:table-cell table:style-name="Table5.C3" office:value-type="string">
            <text:p text:style-name="P15">1=Lowercase style</text:p>
          </table:table-cell>
          <table:table-cell table:style-name="Table5.C3" office:value-type="string">
            <text:p text:style-name="P58">Ɽɽ</text:p>
          </table:table-cell>
          <table:table-cell table:style-name="Table5.C3" office:value-type="string">
            <text:p text:style-name="P59">Ɽɽ</text:p>
          </table:table-cell>
          <table:covered-table-cell/>
        </table:table-row>
        <table:table-row table:style-name="Table5.1">
          <table:table-cell table:style-name="Table5.A1" table:number-rows-spanned="2" office:value-type="string">
            <text:p text:style-name="P95"><text:span text:style-name="Default_20_Paragraph_20_Font"><text:span text:style-name="T5">Capital T-hook alternate</text:span></text:span><text:span text:style-name="Default_20_Paragraph_20_Font"><text:span text:style-name="T5"><text:line-break/></text:span></text:span><text:span text:style-name="Default_20_Paragraph_20_Font"><text:span text:style-name="T9">(U+01AC)</text:span></text:span></text:p>
          </table:table-cell>
          <table:table-cell table:style-name="Table5.A1" table:number-rows-spanned="2" office:value-type="string">
            <text:p text:style-name="P13">1037</text:p>
          </table:table-cell>
          <table:table-cell table:style-name="Table5.C4" office:value-type="string">
            <text:p text:style-name="P15">0=Left hook</text:p>
          </table:table-cell>
          <table:table-cell table:style-name="Table5.C4" office:value-type="string">
            <text:p text:style-name="P18">Ƭƭ</text:p>
          </table:table-cell>
          <table:table-cell table:style-name="Table5.C4" office:value-type="string">
            <text:p text:style-name="P21">Ƭƭ</text:p>
          </table:table-cell>
          <table:table-cell table:style-name="Table5.F1" table:number-rows-spanned="2" office:value-type="string">
            <text:p text:style-name="P14">R</text:p>
          </table:table-cell>
        </table:table-row>
        <table:table-row table:style-name="Table5.1">
          <table:covered-table-cell/>
          <table:covered-table-cell/>
          <table:table-cell table:style-name="Table5.C3" office:value-type="string">
            <text:p text:style-name="P15">1=Right hook</text:p>
          </table:table-cell>
          <table:table-cell table:style-name="Table5.C3" office:value-type="string">
            <text:p text:style-name="P60">Ƭƭ</text:p>
          </table:table-cell>
          <table:table-cell table:style-name="Table5.C3" office:value-type="string">
            <text:p text:style-name="P61">Ƭƭ</text:p>
          </table:table-cell>
          <table:covered-table-cell/>
        </table:table-row>
        <table:table-row table:style-name="Table5.1">
          <table:table-cell table:style-name="Table5.A1" table:number-rows-spanned="3" office:value-type="string">
            <text:p text:style-name="P95"><text:span text:style-name="Default_20_Paragraph_20_Font"><text:span text:style-name="T7">V-hook alternates</text:span></text:span><text:span text:style-name="Default_20_Paragraph_20_Font"><text:span text:style-name="T7"><text:line-break/></text:span></text:span><text:span text:style-name="Default_20_Paragraph_20_Font"><text:span text:style-name="T17">(U+01B2 U+028B)</text:span></text:span></text:p>
          </table:table-cell>
          <table:table-cell table:style-name="Table5.A1" table:number-rows-spanned="3" office:value-type="string">
            <text:p text:style-name="P13">1033</text:p>
          </table:table-cell>
          <table:table-cell table:style-name="Table5.C4" office:value-type="string">
            <text:p text:style-name="P15">0=Curved</text:p>
          </table:table-cell>
          <table:table-cell table:style-name="Table5.C4" office:value-type="string">
            <text:p text:style-name="P18">Ʋʋ</text:p>
          </table:table-cell>
          <table:table-cell table:style-name="Table5.C4" office:value-type="string">
            <text:p text:style-name="P21">Ʋʋ</text:p>
          </table:table-cell>
          <table:table-cell table:style-name="Table5.F1" table:number-rows-spanned="3" office:value-type="string">
            <text:p text:style-name="P14">R</text:p>
          </table:table-cell>
        </table:table-row>
        <table:table-row table:style-name="Table5.1">
          <table:covered-table-cell/>
          <table:covered-table-cell/>
          <table:table-cell table:style-name="Table5.C7" office:value-type="string">
            <text:p text:style-name="P15">1=Straight left</text:p>
          </table:table-cell>
          <table:table-cell table:style-name="Table5.C7" office:value-type="string">
            <text:p text:style-name="P62">Ʋʋ</text:p>
          </table:table-cell>
          <table:table-cell table:style-name="Table5.C7" office:value-type="string">
            <text:p text:style-name="P63">Ʋʋ</text:p>
          </table:table-cell>
          <table:covered-table-cell/>
        </table:table-row>
        <table:table-row table:style-name="Table5.1">
          <table:covered-table-cell/>
          <table:covered-table-cell/>
          <table:table-cell table:style-name="Table5.C3" office:value-type="string">
            <text:p text:style-name="P15">2=Straight left high hook</text:p>
          </table:table-cell>
          <table:table-cell table:style-name="Table5.C3" office:value-type="string">
            <text:p text:style-name="P64">Ʋʋ</text:p>
          </table:table-cell>
          <table:table-cell table:style-name="Table5.C3" office:value-type="string">
            <text:p text:style-name="P65">Ʋʋ</text:p>
          </table:table-cell>
          <table:covered-table-cell/>
        </table:table-row>
        <table:table-row table:style-name="Table5.1">
          <table:table-cell table:style-name="Table5.A1" table:number-rows-spanned="2" office:value-type="string">
            <text:p text:style-name="P95"><text:span text:style-name="Default_20_Paragraph_20_Font"><text:span text:style-name="T6">Capital Y-hook alternate</text:span></text:span><text:span text:style-name="Default_20_Paragraph_20_Font"><text:span text:style-name="T6"><text:line-break/></text:span></text:span><text:span text:style-name="Default_20_Paragraph_20_Font"><text:span text:style-name="T13">(U+01B3)</text:span></text:span></text:p>
          </table:table-cell>
          <table:table-cell table:style-name="Table5.A1" table:number-rows-spanned="2" office:value-type="string">
            <text:p text:style-name="P8">1034</text:p>
          </table:table-cell>
          <table:table-cell table:style-name="Table5.C4" office:value-type="string">
            <text:p text:style-name="P7">1=Right hook</text:p>
          </table:table-cell>
          <table:table-cell table:style-name="Table5.C4" office:value-type="string">
            <text:p text:style-name="P18">Ƴƴ</text:p>
          </table:table-cell>
          <table:table-cell table:style-name="Table5.C4" office:value-type="string">
            <text:p text:style-name="P21">Ƴƴ</text:p>
          </table:table-cell>
          <table:table-cell table:style-name="Table5.F1" table:number-rows-spanned="2" office:value-type="string">
            <text:p text:style-name="P14">R</text:p>
          </table:table-cell>
        </table:table-row>
        <table:table-row table:style-name="Table5.1">
          <table:covered-table-cell/>
          <table:covered-table-cell/>
          <table:table-cell table:style-name="Table5.C3" office:value-type="string">
            <text:p text:style-name="P7">0=Left hook</text:p>
          </table:table-cell>
          <table:table-cell table:style-name="Table5.C3" office:value-type="string">
            <text:p text:style-name="P66">Ƴƴ</text:p>
          </table:table-cell>
          <table:table-cell table:style-name="Table5.C3" office:value-type="string">
            <text:p text:style-name="P67">Ƴƴ</text:p>
          </table:table-cell>
          <table:covered-table-cell/>
        </table:table-row>
        <table:table-row table:style-name="Table5.1">
          <table:table-cell table:style-name="Table5.A1" table:number-rows-spanned="2" office:value-type="string">
            <text:p text:style-name="P95"><text:span text:style-name="Default_20_Paragraph_20_Font"><text:span text:style-name="T5">Small ezh-curl alternate</text:span></text:span><text:span text:style-name="Default_20_Paragraph_20_Font"><text:span text:style-name="T5"><text:line-break/></text:span></text:span><text:span text:style-name="Default_20_Paragraph_20_Font"><text:span text:style-name="T9">(U+0293)</text:span></text:span></text:p>
          </table:table-cell>
          <table:table-cell table:style-name="Table5.A1" table:number-rows-spanned="2" office:value-type="string">
            <text:p text:style-name="P13">1036</text:p>
          </table:table-cell>
          <table:table-cell table:style-name="Table5.C4" office:value-type="string">
            <text:p text:style-name="P15">0=Small bowl</text:p>
          </table:table-cell>
          <table:table-cell table:style-name="Table5.C4" office:value-type="string">
            <text:p text:style-name="P18">ʓ</text:p>
          </table:table-cell>
          <table:table-cell table:style-name="Table5.A1" table:number-rows-spanned="2" office:value-type="string">
            <text:p text:style-name="P16">Small capitals are not available as there is no uppercase equivalent</text:p>
          </table:table-cell>
          <table:table-cell table:style-name="Table5.F1" table:number-rows-spanned="2" office:value-type="string">
            <text:p text:style-name="P14"/>
          </table:table-cell>
        </table:table-row>
        <table:table-row table:style-name="Table5.1">
          <table:covered-table-cell/>
          <table:covered-table-cell/>
          <table:table-cell table:style-name="Table5.C3" office:value-type="string">
            <text:p text:style-name="P15">1=Large bowl</text:p>
          </table:table-cell>
          <table:table-cell table:style-name="Table5.C3" office:value-type="string">
            <text:p text:style-name="P68">ʓ</text:p>
          </table:table-cell>
          <table:covered-table-cell/>
          <table:covered-table-cell/>
        </table:table-row>
        <table:table-row table:style-name="Table5.1">
          <table:table-cell table:style-name="Table5.A1" table:number-rows-spanned="2" office:value-type="string">
            <text:p text:style-name="P95"><text:span text:style-name="Default_20_Paragraph_20_Font"><text:span text:style-name="T6">Capital Ezh alternates</text:span></text:span><text:span text:style-name="Default_20_Paragraph_20_Font"><text:span text:style-name="T6"><text:line-break/></text:span></text:span><text:span text:style-name="Default_20_Paragraph_20_Font"><text:span text:style-name="T13">(U+01B7 U+04E0)</text:span></text:span></text:p>
          </table:table-cell>
          <table:table-cell table:style-name="Table5.A1" table:number-rows-spanned="2" office:value-type="string">
            <text:p text:style-name="P13">1042</text:p>
          </table:table-cell>
          <table:table-cell table:style-name="Table5.C4" office:value-type="string">
            <text:p text:style-name="P15">0=Normal</text:p>
          </table:table-cell>
          <table:table-cell table:style-name="Table5.C4" office:value-type="string">
            <text:p text:style-name="P18">Ʒʒ Ӡӡ</text:p>
          </table:table-cell>
          <table:table-cell table:style-name="Table5.C4" office:value-type="string">
            <text:p text:style-name="P21">Ʒʒ Ӡӡ</text:p>
          </table:table-cell>
          <table:table-cell table:style-name="Table5.F1" table:number-rows-spanned="2" office:value-type="string">
            <text:p text:style-name="P14">R</text:p>
          </table:table-cell>
        </table:table-row>
        <table:table-row table:style-name="Table5.1">
          <table:covered-table-cell/>
          <table:covered-table-cell/>
          <table:table-cell table:style-name="Table5.C3" office:value-type="string">
            <text:p text:style-name="P15">1=Reversed sigma</text:p>
          </table:table-cell>
          <table:table-cell table:style-name="Table5.C3" office:value-type="string">
            <text:p text:style-name="P69">Ʒʒ Ӡӡ</text:p>
          </table:table-cell>
          <table:table-cell table:style-name="Table5.C3" office:value-type="string">
            <text:p text:style-name="P70">Ʒʒ Ӡӡ</text:p>
          </table:table-cell>
          <table:covered-table-cell/>
        </table:table-row>
        <table:table-row table:style-name="Table5.1">
          <table:table-cell table:style-name="Table5.A1" table:number-rows-spanned="2" office:value-type="string">
            <text:p text:style-name="P95"><text:span text:style-name="Default_20_Paragraph_20_Font"><text:span text:style-name="T5">OU alternates</text:span></text:span><text:span text:style-name="Default_20_Paragraph_20_Font"><text:span text:style-name="T5"><text:line-break/></text:span></text:span><text:span text:style-name="Default_20_Paragraph_20_Font"><text:span text:style-name="T9">(U+0222 U+0223)</text:span></text:span></text:p>
          </table:table-cell>
          <table:table-cell table:style-name="Table5.A1" table:number-rows-spanned="2" office:value-type="string">
            <text:p text:style-name="P13">1045</text:p>
          </table:table-cell>
          <table:table-cell table:style-name="Table5.C4" office:value-type="string">
            <text:p text:style-name="P15">0=Closed</text:p>
          </table:table-cell>
          <table:table-cell table:style-name="Table5.C4" office:value-type="string">
            <text:p text:style-name="P18">Ȣȣ</text:p>
          </table:table-cell>
          <table:table-cell table:style-name="Table5.C4" office:value-type="string">
            <text:p text:style-name="P21">Ȣȣ</text:p>
          </table:table-cell>
          <table:table-cell table:style-name="Table5.F1" table:number-rows-spanned="2" office:value-type="string">
            <text:p text:style-name="P14">R</text:p>
          </table:table-cell>
        </table:table-row>
        <table:table-row table:style-name="Table5.1">
          <table:covered-table-cell/>
          <table:covered-table-cell/>
          <table:table-cell table:style-name="Table5.C3" office:value-type="string">
            <text:p text:style-name="P15">1=Open</text:p>
          </table:table-cell>
          <table:table-cell table:style-name="Table5.C3" office:value-type="string">
            <text:p text:style-name="P71">Ȣȣ</text:p>
          </table:table-cell>
          <table:table-cell table:style-name="Table5.C3" office:value-type="string">
            <text:p text:style-name="P72">Ȣȣ</text:p>
          </table:table-cell>
          <table:covered-table-cell/>
        </table:table-row>
        <table:table-row table:style-name="Table5.1">
          <table:table-cell table:style-name="Table5.A2" table:number-rows-spanned="2" office:value-type="string">
            <text:p text:style-name="P95"><text:span text:style-name="Default_20_Paragraph_20_Font"><text:span text:style-name="T6">Modifier apostrophe alternates</text:span></text:span><text:span text:style-name="Default_20_Paragraph_20_Font"><text:span text:style-name="T6"><text:line-break/></text:span></text:span><text:span text:style-name="Default_20_Paragraph_20_Font"><text:span text:style-name="T13">(U+02BC U+</text:span></text:span><text:span text:style-name="Default_20_Paragraph_20_Font"><text:span text:style-name="T14">A78B U=A78C</text:span></text:span><text:span text:style-name="Default_20_Paragraph_20_Font"><text:span text:style-name="T13">)</text:span></text:span></text:p>
          </table:table-cell>
          <table:table-cell table:style-name="Table5.A2" table:number-rows-spanned="2" office:value-type="string">
            <text:p text:style-name="P13">1044</text:p>
          </table:table-cell>
          <table:table-cell table:style-name="Table5.C2" office:value-type="string">
            <text:p text:style-name="P15">0=Small</text:p>
          </table:table-cell>
          <table:table-cell table:style-name="Table5.C2" office:value-type="string">
            <text:p text:style-name="P18">ʼ Ꞌꞌ</text:p>
          </table:table-cell>
          <table:table-cell table:style-name="Table5.E17" office:value-type="string">
            <text:p text:style-name="P16">Small capitals are not available</text:p>
          </table:table-cell>
          <table:table-cell table:style-name="Table5.F2" table:number-rows-spanned="2" office:value-type="string">
            <text:p text:style-name="P14">R</text:p>
          </table:table-cell>
        </table:table-row>
        <table:table-row table:style-name="Table5.1">
          <table:covered-table-cell/>
          <table:covered-table-cell/>
          <table:table-cell table:style-name="Table5.C3" office:value-type="string">
            <text:p text:style-name="P15">1=Large</text:p>
          </table:table-cell>
          <table:table-cell table:style-name="Table5.C3" office:value-type="string">
            <text:p text:style-name="P73">ʼ Ꞌꞌ</text:p>
          </table:table-cell>
          <table:table-cell table:style-name="Table5.A2" office:value-type="string">
            <text:p text:style-name="P74"/>
          </table:table-cell>
          <table:covered-table-cell/>
        </table:table-row>
      </table:table>
      <text:p text:style-name="Text_20_body"/>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4">Feature Name</text:p>
            </table:table-cell>
            <table:table-cell table:style-name="Table6.A1" office:value-type="string">
              <text:p text:style-name="P5">Feature ID</text:p>
            </table:table-cell>
            <table:table-cell table:style-name="Table6.A1" office:value-type="string">
              <text:p text:style-name="P5">Feature Setting</text:p>
            </table:table-cell>
            <table:table-cell table:style-name="Table6.A1" office:value-type="string">
              <text:p text:style-name="P12">Example</text:p>
            </table:table-cell>
            <table:table-cell table:style-name="Table6.A1" office:value-type="string">
              <text:p text:style-name="P12">Example with Small Capitals</text:p>
            </table:table-cell>
            <table:table-cell table:style-name="Table6.F1" office:value-type="string">
              <text:p text:style-name="P95"><text:a xlink:type="simple" xlink:href="http://scripts.sil.org/cms/scripts/page.php?site_id=nrsi&amp;item_id=TypeTuner" office:target-frame-name="_top" xlink:show="replace"><text:span text:style-name="Internet_20_link"><text:span text:style-name="T30">TypeTuner Notes</text:span></text:span></text:a><text:span text:style-name="Footnote_20_Symbol"><text:span text:style-name="T31"><text:note text:id="ftn8" text:note-class="footnote"><text:note-citation>8</text:note-citation><text:note-body><text:p text:style-name="Footnote"><text:span text:style-name="Default_20_Paragraph_20_Font"><text:span text:style-name="T1"><text:s/></text:span></text:span><text:span text:style-name="Default_20_Paragraph_20_Font"><text:span text:style-name="T27">TypeTuner legend:</text:span></text:span><text:span text:style-name="Default_20_Paragraph_20_Font"><text:span text:style-name="T26"> </text:span></text:span><text:span text:style-name="Default_20_Paragraph_20_Font"><text:span text:style-name="T27">R</text:span></text:span><text:span text:style-name="Default_20_Paragraph_20_Font"><text:span text:style-name="T26">=glyphs are Reencoded (will work with dumb rendering); </text:span></text:span><text:span text:style-name="Default_20_Paragraph_20_Font"><text:span text:style-name="T27">O</text:span></text:span><text:span text:style-name="Default_20_Paragraph_20_Font"><text:span text:style-name="T26">=OpenType rules are activated; </text:span></text:span><text:span text:style-name="Default_20_Paragraph_20_Font"><text:span text:style-name="T27">G</text:span></text:span><text:span text:style-name="Default_20_Paragraph_20_Font"><text:span text:style-name="T26">=Graphite-only feature<text:line-break/>(All features are available for Graphite applications.)</text:span></text:span></text:p></text:note-body></text:note></text:span></text:span></text:p>
            </table:table-cell>
          </table:table-row>
        </table:table-header-rows>
        <table:table-row table:style-name="Table6.1">
          <table:table-cell table:style-name="Table6.A2" table:number-rows-spanned="2" office:value-type="string">
            <text:p text:style-name="P95"><text:span text:style-name="Default_20_Paragraph_20_Font"><text:span text:style-name="T5">Modifier colon alternate</text:span></text:span><text:span text:style-name="Default_20_Paragraph_20_Font"><text:span text:style-name="T5"><text:line-break/></text:span></text:span><text:span text:style-name="Default_20_Paragraph_20_Font"><text:span text:style-name="T9">(U+</text:span></text:span><text:span text:style-name="Default_20_Paragraph_20_Font"><text:span text:style-name="T10">A789)</text:span></text:span></text:p>
          </table:table-cell>
          <table:table-cell table:style-name="Table6.A2" table:number-rows-spanned="2" office:value-type="string">
            <text:p text:style-name="P13">1047</text:p>
          </table:table-cell>
          <table:table-cell table:style-name="Table6.C2" office:value-type="string">
            <text:p text:style-name="P15">0=Tight</text:p>
          </table:table-cell>
          <table:table-cell table:style-name="Table6.C2" office:value-type="string">
            <text:p text:style-name="P18">꞉</text:p>
          </table:table-cell>
          <table:table-cell table:style-name="Table6.A2" table:number-rows-spanned="2" office:value-type="string">
            <text:p text:style-name="P16">Small capitals are not available as there is no uppercase equivalent</text:p>
          </table:table-cell>
          <table:table-cell table:style-name="Table6.F2" table:number-rows-spanned="2" office:value-type="string">
            <text:p text:style-name="P14">R</text:p>
          </table:table-cell>
        </table:table-row>
        <table:table-row table:style-name="Table6.1">
          <table:covered-table-cell/>
          <table:covered-table-cell/>
          <table:table-cell table:style-name="Table6.C3" office:value-type="string">
            <text:p text:style-name="P15">0=Wide</text:p>
          </table:table-cell>
          <table:table-cell table:style-name="Table6.C3" office:value-type="string">
            <text:p text:style-name="P75">꞉</text:p>
          </table:table-cell>
          <table:covered-table-cell/>
          <table:covered-table-cell/>
        </table:table-row>
        <table:table-row table:style-name="Table6.1">
          <table:table-cell table:style-name="Table6.A1" table:number-rows-spanned="2" office:value-type="string">
            <text:p text:style-name="P95"><text:span text:style-name="Default_20_Paragraph_20_Font"><text:span text:style-name="T5">Empty set alternates</text:span></text:span><text:span text:style-name="Default_20_Paragraph_20_Font"><text:span text:style-name="T5"><text:line-break/></text:span></text:span><text:span text:style-name="Default_20_Paragraph_20_Font"><text:span text:style-name="T9">(U+</text:span></text:span><text:span text:style-name="Default_20_Paragraph_20_Font"><text:span text:style-name="T21">2205)</text:span></text:span></text:p>
          </table:table-cell>
          <table:table-cell table:style-name="Table6.A1" table:number-rows-spanned="2" office:value-type="string">
            <text:p text:style-name="P13">1046</text:p>
          </table:table-cell>
          <table:table-cell table:style-name="Table6.C4" office:value-type="string">
            <text:p text:style-name="P15">0=Circle</text:p>
          </table:table-cell>
          <table:table-cell table:style-name="Table6.C4" office:value-type="string">
            <text:p text:style-name="P18">∅</text:p>
          </table:table-cell>
          <table:table-cell table:style-name="Table6.A1" table:number-rows-spanned="2" office:value-type="string">
            <text:p text:style-name="P16">Small capitals are not available as there is no uppercase equivalent</text:p>
          </table:table-cell>
          <table:table-cell table:style-name="Table6.F1" table:number-rows-spanned="2" office:value-type="string">
            <text:p text:style-name="P14">R</text:p>
          </table:table-cell>
        </table:table-row>
        <table:table-row table:style-name="Table6.1">
          <table:covered-table-cell/>
          <table:covered-table-cell/>
          <table:table-cell table:style-name="Table6.C3" office:value-type="string">
            <text:p text:style-name="P15">1=Zero</text:p>
          </table:table-cell>
          <table:table-cell table:style-name="Table6.C3" office:value-type="string">
            <text:p text:style-name="P97"><text:span text:style-name="Default_20_Paragraph_20_Font"><text:span text:style-name="T46">∅</text:span></text:span></text:p>
          </table:table-cell>
          <table:covered-table-cell/>
          <table:covered-table-cell/>
        </table:table-row>
        <table:table-row table:style-name="Table6.1">
          <table:table-cell table:style-name="Table6.A1" table:number-rows-spanned="2" office:value-type="string">
            <text:p text:style-name="P95"><text:span text:style-name="Default_20_Paragraph_20_Font"><text:span text:style-name="T6">Show invisible characters</text:span></text:span><text:span text:style-name="Default_20_Paragraph_20_Font"><text:span text:style-name="T6"><text:line-break/></text:span></text:span><text:span text:style-name="Default_20_Paragraph_20_Font"><text:span text:style-name="T13">(U+00AD U+034F U+200B U+200C U+200D U+200E U+200F U+202A U+202B U+202C U+202D U+202E U+</text:span></text:span><text:span text:style-name="Default_20_Paragraph_20_Font"><text:span text:style-name="T16">2060 </text:span></text:span><text:span text:style-name="Default_20_Paragraph_20_Font"><text:span text:style-name="T13">U+</text:span></text:span><text:span text:style-name="Default_20_Paragraph_20_Font"><text:span text:style-name="T16">2061 </text:span></text:span><text:span text:style-name="Default_20_Paragraph_20_Font"><text:span text:style-name="T13">U+</text:span></text:span><text:span text:style-name="Default_20_Paragraph_20_Font"><text:span text:style-name="T16">2062 </text:span></text:span><text:span text:style-name="Default_20_Paragraph_20_Font"><text:span text:style-name="T13">U+</text:span></text:span><text:span text:style-name="Default_20_Paragraph_20_Font"><text:span text:style-name="T16">2063 </text:span></text:span><text:span text:style-name="Default_20_Paragraph_20_Font"><text:span text:style-name="T13">U+FE00 U+FE01 U+FE02 U+FE03 U+FE04 U+FE05 <text:s/>U+FE06 U+FE07 U+FE08 U+FE09 U+FE0A U+FE0B U+FE0C U+FE0D U+FE0E U+FE0F U+FEFF)</text:span></text:span></text:p>
          </table:table-cell>
          <table:table-cell table:style-name="Table6.A1" table:number-rows-spanned="2" office:value-type="string">
            <text:p text:style-name="P13">1030</text:p>
          </table:table-cell>
          <table:table-cell table:style-name="Table6.C4" office:value-type="string">
            <text:p text:style-name="P7">0=False</text:p>
          </table:table-cell>
          <table:table-cell table:style-name="Table6.C4" office:value-type="string">
            <text:p text:style-name="P97"><text:span text:style-name="Default_20_Paragraph_20_Font"><text:span text:style-name="T53">­ ͏ ​ ‌ ‍ ‎ ‏ ‪ ‫ ‬ ‭ ‮ ⁠ ⁡ ⁢ ⁣ ︀ ︁ ︂ ︃ ︄ ︅ <text:s/>︆ ︇ ︈ ︉ ︊ ︋</text:span></text:span><text:span text:style-name="Default_20_Paragraph_20_Font"><text:span text:style-name="T37"> ︌ ︍ ︎ ️ </text:span></text:span><text:span text:style-name="Default_20_Paragraph_20_Font"><text:span text:style-name="T36">﻿</text:span></text:span></text:p>
          </table:table-cell>
          <table:table-cell table:style-name="Table6.A1" table:number-rows-spanned="2" office:value-type="string">
            <text:p text:style-name="P16">Small capitals are not available as there is no uppercase equivalent</text:p>
          </table:table-cell>
          <table:table-cell table:style-name="Table6.F1" table:number-rows-spanned="2" office:value-type="string">
            <text:p text:style-name="P14">R</text:p>
          </table:table-cell>
        </table:table-row>
        <table:table-row table:style-name="Table6.1">
          <table:covered-table-cell/>
          <table:covered-table-cell/>
          <table:table-cell table:style-name="Table6.C3" office:value-type="string">
            <text:p text:style-name="P7">1=True</text:p>
          </table:table-cell>
          <table:table-cell table:style-name="Table6.C3" office:value-type="string">
            <text:p text:style-name="P97"><text:span text:style-name="Default_20_Paragraph_20_Font"><text:span text:style-name="T54">­ ͏ ​ ‌ ‍ ‎ ‏ ‪ ‫ ‬ ‭ ‮ ⁠ ⁡ ⁢ ⁣ ︀ ︁ ︂ ︃ ︄ ︅ <text:s/>︆ ︇ ︈ ︉ ︊ ︋ ︌ ︍ ︎ ️ </text:span></text:span><text:span text:style-name="Default_20_Paragraph_20_Font"><text:span text:style-name="T47">﻿</text:span></text:span></text:p>
          </table:table-cell>
          <table:covered-table-cell/>
          <table:covered-table-cell/>
        </table:table-row>
        <table:table-row table:style-name="Table6.1">
          <table:table-cell table:style-name="Table6.A1" office:value-type="string">
            <text:p text:style-name="P4">Diacritic selection</text:p>
          </table:table-cell>
          <table:table-cell table:style-name="Table6.A1" office:value-type="string">
            <text:p text:style-name="P8">1051</text:p>
          </table:table-cell>
          <table:table-cell table:style-name="Table6.A1" office:value-type="string">
            <text:p text:style-name="P7">0=False</text:p>
            <text:p text:style-name="P6">1=True</text:p>
          </table:table-cell>
          <table:table-cell table:style-name="Table6.A1" table:number-columns-spanned="2" office:value-type="string">
            <text:p text:style-name="P97"><text:span text:style-name="Default_20_Paragraph_20_Font"><text:span text:style-name="T3">Allows independent selection of diacritics (rather than the base </text:span></text:span><text:span text:style-name="Default_20_Paragraph_20_Font"><text:span text:style-name="T4">plus</text:span></text:span><text:span text:style-name="Default_20_Paragraph_20_Font"><text:span text:style-name="T3"> diacritic).</text:span></text:span></text:p>
          </table:table-cell>
          <table:covered-table-cell/>
          <table:table-cell table:style-name="Table6.F1" office:value-type="string">
            <text:p text:style-name="P9">G</text:p>
          </table:table-cell>
        </table:table-row>
        <table:table-row table:style-name="Table6.1">
          <table:table-cell table:style-name="Table6.A1" office:value-type="string">
            <text:p text:style-name="P4">Small Caps</text:p>
          </table:table-cell>
          <table:table-cell table:style-name="Table6.A1" office:value-type="string">
            <text:p text:style-name="P8">1058</text:p>
          </table:table-cell>
          <table:table-cell table:style-name="Table6.A1" office:value-type="string">
            <text:p text:style-name="P7">0=False</text:p>
            <text:p text:style-name="P6">1=True</text:p>
          </table:table-cell>
          <table:table-cell table:style-name="Table6.A1" office:value-type="string">
            <text:p text:style-name="P107"><text:span text:style-name="Default_20_Paragraph_20_Font"><text:span text:style-name="T35">a b c d e f g h i j k l m n o p q </text:span></text:span><text:span text:style-name="Default_20_Paragraph_20_Font"><text:span text:style-name="T35"><text:line-break/>r s t u v w x y z à á â ã ä å æ ç è </text:span></text:span><text:span text:style-name="Default_20_Paragraph_20_Font"><text:span text:style-name="T35"><text:line-break/>é ê ë ì í î ï ð ñ ò ó ô õ ö ø ù ú û </text:span></text:span><text:span text:style-name="Default_20_Paragraph_20_Font"><text:span text:style-name="T35"><text:line-break/>ü ý þ ÿ ā ă ą ć ĉ ċ č ď đ ē ĕ ė ę ě </text:span></text:span><text:span text:style-name="Default_20_Paragraph_20_Font"><text:span text:style-name="T35"><text:line-break/>ĝ ğ ġ ģ ĥ ħ ĩ ī ĭ į ı ĳ ĵ ķ ĺ ļ ľ ŀ ł </text:span></text:span><text:span text:style-name="Default_20_Paragraph_20_Font"><text:span text:style-name="T35"><text:line-break/>ń ņ ň ŋ ō ŏ ő œ ŕ ŗ ř ś ŝ ş š ţ ť </text:span></text:span><text:span text:style-name="Default_20_Paragraph_20_Font"><text:span text:style-name="T35"><text:line-break/>ŧ ũ ū ŭ ů ű ų ŵ ŷ ź ż ž ƀ ƃ ƅ ƈ ƌ </text:span></text:span><text:span text:style-name="Default_20_Paragraph_20_Font"><text:span text:style-name="T35"><text:line-break/>ƒ ƕ ƙ ƚ ƞ ơ ƣ ƥ ƨ ƭ ư ƴ ƶ ƹ ƽ ƿ </text:span></text:span><text:span text:style-name="Default_20_Paragraph_20_Font"><text:span text:style-name="T35"><text:line-break/>ǅ ǆ ǈ ǉ ǋ ǌ ǎ ǐ ǒ ǔ ǖ ǘ ǚ ǜ </text:span></text:span><text:span text:style-name="Default_20_Paragraph_20_Font"><text:span text:style-name="T35"><text:line-break/>ǝ ǟ ǡ ǣ ǥ ǧ ǩ ǫ ǭ ǯ ǲ ǳ ǵ ǹ ǻ </text:span></text:span><text:span text:style-name="Default_20_Paragraph_20_Font"><text:span text:style-name="T35"><text:line-break/>ǽ ǿ ȁ ȃ ȅ ȇ ȉ ȋ ȍ ȏ ȑ ȓ ȕ ȗ ș ț ȝ ȟ </text:span></text:span><text:span text:style-name="Default_20_Paragraph_20_Font"><text:span text:style-name="T35"><text:line-break/>ȣ ȥ ȧ ȩ ȫ ȭ ȯ ȱ ȳ ȼ ɂ ɇ ɉ ɋ ɍ ɏ ɐ </text:span></text:span><text:span text:style-name="Default_20_Paragraph_20_Font"><text:span text:style-name="T35"><text:line-break/>ɑ ɓ ɔ ɗ ə ɛ ɠ ɣ ɨ ɩ ɫ ɯ ɱ ɲ ɵ ɽ ʀ </text:span></text:span><text:span text:style-name="Default_20_Paragraph_20_Font"><text:span text:style-name="T35"><text:line-break/>ʃ ʈ ʉ ʊ ʋ ʌ ʒ ᵽ ḁ ḃ ḅ ḇ ḉ ḋ ḍ ḏ ḑ </text:span></text:span><text:span text:style-name="Default_20_Paragraph_20_Font"><text:span text:style-name="T35"><text:line-break/>ḓ ḕ ḗ ḙ ḛ ḝ ḟ ḡ ḣ ḥ ḧ ḩ ḫ ḭ ḯ ḱ ḳ ḵ </text:span></text:span><text:span text:style-name="Default_20_Paragraph_20_Font"><text:span text:style-name="T35"><text:line-break/></text:span></text:span><text:soft-page-break/><text:span text:style-name="Default_20_Paragraph_20_Font"><text:span text:style-name="T35">ḷ ḹ ḻ ḽ ḿ ṁ ṃ ṅ ṇ ṉ ṋ ṍ ṏ ṑ ṓ ṕ ṗ </text:span></text:span><text:span text:style-name="Default_20_Paragraph_20_Font"><text:span text:style-name="T35"><text:line-break/>ṙ ṛ ṝ ṟ ṡ ṣ ṥ ṧ ṩ ṫ ṭ ṯ ṱ ṳ ṵ ṷ ṹ ṻ </text:span></text:span><text:span text:style-name="Default_20_Paragraph_20_Font"><text:span text:style-name="T35"><text:line-break/>ṽ ṿ ẁ ẃ ẅ ẇ ẉ ẋ ẍ ẏ ẑ ẓ ẕ ạ ả ấ </text:span></text:span><text:span text:style-name="Default_20_Paragraph_20_Font"><text:span text:style-name="T35"><text:line-break/>ầ ẩ ẫ ậ ắ ằ ẳ ẵ ặ ẹ ẻ ẽ ế ề ể ễ ệ ỉ </text:span></text:span><text:span text:style-name="Default_20_Paragraph_20_Font"><text:span text:style-name="T35"><text:line-break/>ị ọ ỏ ố ồ ổ ỗ ộ ớ ờ ở ỡ ợ ụ ủ ứ </text:span></text:span><text:span text:style-name="Default_20_Paragraph_20_Font"><text:span text:style-name="T35"><text:line-break/></text:span></text:span><text:span text:style-name="Default_20_Paragraph_20_Font"><text:span text:style-name="T35">ừ ử ữ ự ỳ ỵ ỷ ỹ ỻ ỽ ỿ ⱡ ⱥ ⱦ ⱨ ⱪ ⱬ </text:span></text:span><text:span text:style-name="Default_20_Paragraph_20_Font"><text:span text:style-name="T35"><text:line-break/>ⱳ ⱶ ꜧ ꜩ ꜫ ꜭ ꜯ ꜳ ꜵ ꝁ ꝏ ꞌ</text:span></text:span><text:span text:style-name="Default_20_Paragraph_20_Font"><text:span text:style-name="T35"><text:line-break/>а б в г д е ж з и й к л м н о п р </text:span></text:span><text:span text:style-name="Default_20_Paragraph_20_Font"><text:span text:style-name="T35"><text:line-break/></text:span></text:span><text:span text:style-name="Default_20_Paragraph_20_Font"><text:span text:style-name="T35">с т у ф х ц ч ш щ ъ ы ь э ю я ѐ </text:span></text:span><text:span text:style-name="Default_20_Paragraph_20_Font"><text:span text:style-name="T35"><text:line-break/>ё ђ ѓ є ѕ і ї ј љ њ ћ ќ ѝ ў џ ѣ ѳ </text:span></text:span><text:span text:style-name="Default_20_Paragraph_20_Font"><text:span text:style-name="T35"><text:line-break/>ѵ ҋ ҍ ҏ ґ ғ ҕ җ ҙ қ ҝ ҟ ҡ ң ҥ ҧ ҩ </text:span></text:span><text:span text:style-name="Default_20_Paragraph_20_Font"><text:span text:style-name="T35"><text:line-break/>ҫ ҭ ү ұ ҳ ҵ ҷ ҹ һ ҽ ҿ ӂ ӄ ӆ ӈ ӊ </text:span></text:span><text:span text:style-name="Default_20_Paragraph_20_Font"><text:span text:style-name="T35"><text:line-break/>ӌ ӎ ӏ ӑ ӓ ӕ ӗ ә ӛ ӝ ӟ ӡ ӣ ӥ ӧ ө ӫ </text:span></text:span><text:span text:style-name="Default_20_Paragraph_20_Font"><text:span text:style-name="T35"><text:line-break/>ӭ ӯ ӱ ӳ ӵ ӷ ӹ ӻ ӽ ӿ ԁ ԃ ԅ ԇ ԉ ԋ </text:span></text:span><text:span text:style-name="Default_20_Paragraph_20_Font"><text:span text:style-name="T35"><text:line-break/>ԍ ԏ ԑ ԓ ԕ ԗ ԙ ԛ ԝ ԟ ԡ ԣ</text:span></text:span></text:p>
          </table:table-cell>
          <table:table-cell table:style-name="Table6.A1" office:value-type="string">
            <text:p text:style-name="P107"><text:span text:style-name="Default_20_Paragraph_20_Font"><text:span text:style-name="T39">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text:span></text:span><text:soft-page-break/><text:span text:style-name="Default_20_Paragraph_20_Font"><text:span text:style-name="T39">ẓ ẕ ạ ả ấ ầ ẩ ẫ ậ ắ ằ ẳ ẵ ặ ẹ ẻ ẽ ế ề ể ễ ệ ỉ ị ọ ỏ ố ồ ổ ỗ ộ ớ ờ ở ỡ ợ ụ ủ ứ ừ ử ữ ự ỳ ỵ ỷ ỹ </text:span></text:span><text:span text:style-name="Default_20_Paragraph_20_Font"><text:span text:style-name="T49">ỻ ỽ ỿ ⱡ ⱥ ⱦ ⱨ ⱪ ⱬ ⱳ ⱶ ꜧ ꜩ ꜫ ꜭ ꜯ ꜳ ꜵ ꝁ ꝏ ꞌ</text:span></text:span><text:span text:style-name="Default_20_Paragraph_20_Font"><text:span text:style-name="T39"><text:line-break/>а б в г д е ж з и й к л м н о п р с т у ф х ц ч ш щ ъ ы ь э ю я ѐ ё ђ ѓ є ѕ і ї ј љ њ ћ ќ ѝ ў џ ѣ ѳ ѵ ҋ ҍ ҏ ґ ғ ҕ җ ҙ қ ҝ ҟ ҡ ң ҥ ҧ ҩ ҫ ҭ ү ұ ҳ ҵ ҷ ҹ һ ҽ </text:span></text:span><text:span text:style-name="Default_20_Paragraph_20_Font"><text:span text:style-name="T39">ҿ ӂ ӄ ӆ ӈ ӊ ӌ ӎ ӏ ӑ ӓ ӕ ӗ ә ӛ ӝ ӟ ӡ ӣ ӥ ӧ ө ӫ ӭ ӯ ӱ ӳ ӵ ӷ ӹ ӻ ӽ ӿ ԁ ԃ ԅ ԇ ԉ ԋ ԍ ԏ ԑ </text:span></text:span><text:span text:style-name="Default_20_Paragraph_20_Font"><text:span text:style-name="T49">ԓ ԕ ԗ ԙ ԛ ԝ ԟ ԡ ԣ</text:span></text:span></text:p>
          </table:table-cell>
          <table:table-cell table:style-name="Table6.F1" office:value-type="string">
            <text:p text:style-name="P108">R</text:p>
          </table:table-cell>
        </table:table-row>
        <table:table-row table:style-name="Table6.1">
          <table:table-cell table:style-name="Table6.A1" table:number-rows-spanned="5" office:value-type="string">
            <text:p text:style-name="P4">Show deprecated PUA</text:p>
          </table:table-cell>
          <table:table-cell table:style-name="Table6.A1" table:number-rows-spanned="5" office:value-type="string">
            <text:p text:style-name="P8">1077</text:p>
          </table:table-cell>
          <table:table-cell table:style-name="Table6.C4" office:value-type="string">
            <text:p text:style-name="P7">0=None</text:p>
            <text:p text:style-name="P6"/>
          </table:table-cell>
          <table:table-cell table:style-name="Table6.C4" office:value-type="string">
            <text:p text:style-name="P19">  ◌ ◌ ◌ ◌ ◌ ◌ ◌◌ ◌ ◌     <text:s/>                                                                                                                                                                        </text:p>
          </table:table-cell>
          <table:table-cell table:style-name="Table6.C4" office:value-type="string">
            <text:p text:style-name="P17">Small capitals are available for a limited set:</text:p>
            <text:p text:style-name="P104"><text:span text:style-name="Default_20_Paragraph_20_Font"><text:span text:style-name="T40">                     </text:span></text:span><text:span text:style-name="Default_20_Paragraph_20_Font"><text:span text:style-name="T36"><text:line-break/></text:span></text:span><text:span text:style-name="Default_20_Paragraph_20_Font"><text:span text:style-name="T33">and</text:span></text:span><text:span text:style-name="Default_20_Paragraph_20_Font"><text:span text:style-name="T32"> this feature does not work properly with Small capitals.</text:span></text:span></text:p>
            <text:p text:style-name="P76"/>
          </table:table-cell>
          <table:table-cell table:style-name="Table6.F1" table:number-rows-spanned="5" office:value-type="string">
            <text:p text:style-name="P14">R</text:p>
          </table:table-cell>
        </table:table-row>
        <table:table-row table:style-name="Table6.1">
          <table:covered-table-cell/>
          <table:covered-table-cell/>
          <table:table-cell table:style-name="Table6.C11" office:value-type="string">
            <text:p text:style-name="P7">1=Through Unicode 4.0</text:p>
            <text:p text:style-name="P6"/>
          </table:table-cell>
          <table:table-cell table:style-name="Table6.C11" office:value-type="string">
            <text:p text:style-name="P77">  ◌ ◌ ◌ ◌ ◌ ◌ ◌◌ ◌ ◌     <text:s/>                                                                                                                                                                    <text:soft-page-break/>    </text:p>
          </table:table-cell>
          <table:table-cell table:style-name="Table6.C11" office:value-type="string">
            <text:p text:style-name="P78">                     </text:p>
          </table:table-cell>
          <table:covered-table-cell/>
        </table:table-row>
        <table:table-row table:style-name="Table6.1">
          <table:covered-table-cell/>
          <table:covered-table-cell/>
          <table:table-cell table:style-name="Table6.C11" office:value-type="string">
            <text:p text:style-name="P7">2=Through Unicode 4.1</text:p>
            <text:p text:style-name="P6"/>
          </table:table-cell>
          <table:table-cell table:style-name="Table6.C11" office:value-type="string">
            <text:p text:style-name="P79">  ◌ ◌ ◌ ◌ ◌ ◌ ◌◌ ◌ ◌     <text:s/>                                                                                                                                                                        </text:p>
          </table:table-cell>
          <table:table-cell table:style-name="Table6.C11" office:value-type="string">
            <text:p text:style-name="P80">                     </text:p>
          </table:table-cell>
          <table:covered-table-cell/>
        </table:table-row>
        <table:table-row table:style-name="Table6.1">
          <table:covered-table-cell/>
          <table:covered-table-cell/>
          <table:table-cell table:style-name="Table6.C11" office:value-type="string">
            <text:p text:style-name="P7">3=Through Unicode 5.0</text:p>
            <text:p text:style-name="P6"/>
          </table:table-cell>
          <table:table-cell table:style-name="Table6.C11" office:value-type="string">
            <text:p text:style-name="P81">  ◌ ◌ ◌ ◌ ◌ ◌ ◌◌ ◌ ◌     <text:s/>                                                                                                                                                                        </text:p>
          </table:table-cell>
          <table:table-cell table:style-name="Table6.C11" office:value-type="string">
            <text:p text:style-name="P82">                     </text:p>
          </table:table-cell>
          <table:covered-table-cell/>
        </table:table-row>
        <table:table-row table:style-name="Table6.14">
          <table:covered-table-cell/>
          <table:covered-table-cell/>
          <table:table-cell table:style-name="Table6.C11" office:value-type="string">
            <text:p text:style-name="P7">4=Through Unicode 5.1</text:p>
          </table:table-cell>
          <table:table-cell table:style-name="Table6.C11" office:value-type="string">
            <text:p text:style-name="P83">  ◌ ◌ ◌ ◌ ◌ ◌ ◌◌ ◌ ◌     <text:s/>                                                                                                                                                                        </text:p>
          </table:table-cell>
          <table:table-cell table:style-name="Table6.C3" office:value-type="string">
            <text:p text:style-name="P84">                     </text:p>
          </table:table-cell>
          <table:covered-table-cell/>
        </table:table-row>
        <table:table-row table:style-name="Table6.1">
          <table:table-cell table:style-name="Table6.F1" table:number-columns-spanned="6" office:value-type="string">
            <text:p text:style-name="P97"><text:span text:style-name="Default_20_Paragraph_20_Font"><text:span text:style-name="T29">Other feature interactions</text:span></text:span></text:p>
          </table:table-cell>
          <table:covered-table-cell/>
          <table:covered-table-cell/>
          <table:covered-table-cell/>
          <table:covered-table-cell/>
          <table:covered-table-cell/>
        </table:table-row>
        <table:table-row table:style-name="Table6.1">
          <table:table-cell table:style-name="Table6.A1" office:value-type="string">
            <text:p text:style-name="P95"><text:span text:style-name="Default_20_Paragraph_20_Font"><text:span text:style-name="T5">Vietnamese-style diacritics + Literacy alternates</text:span></text:span></text:p>
          </table:table-cell>
          <table:table-cell table:style-name="Table6.A1" office:value-type="string">
            <text:p text:style-name="P13">1029 + 1032</text:p>
          </table:table-cell>
          <table:table-cell table:style-name="Table6.A1" office:value-type="string">
            <text:p text:style-name="P7">True</text:p>
          </table:table-cell>
          <table:table-cell table:style-name="Table6.A1" office:value-type="string">
            <text:p text:style-name="P85">Ấấ Ầầ Ẩẩ Ẫẫ Ắắ Ằằ Ẳẳ Ẵẵ Ếế Ềề Ểể Ễễ Ốố Ồồ Ổổ Ỗỗ</text:p>
          </table:table-cell>
          <table:table-cell table:style-name="Table6.A1" office:value-type="string">
            <text:p text:style-name="P91">Ấấ Ầầ Ẩẩ Ẫẫ Ắắ Ằằ Ẳẳ Ẵẵ Ếế Ềề Ểể Ễễ Ốố Ồồ Ổổ Ỗỗ</text:p>
          </table:table-cell>
          <table:table-cell table:style-name="Table6.F1" office:value-type="string">
            <text:p text:style-name="P14">R</text:p>
          </table:table-cell>
        </table:table-row>
        <text:soft-page-break/>
        <table:table-row table:style-name="Table6.1">
          <table:table-cell table:style-name="Table6.A1" office:value-type="string">
            <text:p text:style-name="P95"><text:span text:style-name="Default_20_Paragraph_20_Font"><text:span text:style-name="T5">Vietnamese-style diacritics + Slant italic specials</text:span></text:span></text:p>
          </table:table-cell>
          <table:table-cell table:style-name="Table6.A1" office:value-type="string">
            <text:p text:style-name="P13">1029 + 1053</text:p>
          </table:table-cell>
          <table:table-cell table:style-name="Table6.A1" office:value-type="string">
            <text:p text:style-name="P7">True</text:p>
          </table:table-cell>
          <table:table-cell table:style-name="Table6.A1" office:value-type="string">
            <text:p text:style-name="P86">Ấấ Ầầ Ẩẩ Ẫẫ Ắắ Ằằ Ẳẳ Ẵẵ Ếế Ềề Ểể Ễễ Ốố Ồồ Ổổ Ỗỗ</text:p>
          </table:table-cell>
          <table:table-cell table:style-name="Table6.A1" office:value-type="string">
            <text:p text:style-name="P92">Ấấ Ầầ Ẩẩ Ẫẫ Ắắ Ằằ Ẳẳ Ẵẵ Ếế Ềề Ểể Ễễ Ốố Ồồ Ổổ Ỗỗ</text:p>
          </table:table-cell>
          <table:table-cell table:style-name="Table6.F1" office:value-type="string">
            <text:p text:style-name="P14">R</text:p>
          </table:table-cell>
        </table:table-row>
        <table:table-row table:style-name="Table6.1">
          <table:table-cell table:style-name="Table6.A1" office:value-type="string">
            <text:p text:style-name="P95"><text:span text:style-name="Default_20_Paragraph_20_Font"><text:span text:style-name="T5">Vietnamese-style diacritics + Literacy alternates + Slant italic specials </text:span></text:span><text:span text:style-name="Default_20_Paragraph_20_Font"><text:span text:style-name="T9">(Literacy alternates take precedent over Slant italic specials)</text:span></text:span></text:p>
          </table:table-cell>
          <table:table-cell table:style-name="Table6.A1" office:value-type="string">
            <text:p text:style-name="P13">1029 + 1032 + 1053</text:p>
          </table:table-cell>
          <table:table-cell table:style-name="Table6.A1" office:value-type="string">
            <text:p text:style-name="P7">True</text:p>
          </table:table-cell>
          <table:table-cell table:style-name="Table6.A1" office:value-type="string">
            <text:p text:style-name="P93">Ấấ Ầầ Ẩẩ Ẫẫ Ắắ Ằằ Ẳẳ Ẵẵ Ếế Ềề Ểể Ễễ Ốố Ồồ Ổổ Ỗỗ</text:p>
          </table:table-cell>
          <table:table-cell table:style-name="Table6.A1" office:value-type="string">
            <text:p text:style-name="P94">Ấấ Ầầ Ẩẩ Ẫẫ Ắắ Ằằ Ẳẳ Ẵẵ Ếế Ềề Ểể Ễễ Ốố Ồồ Ổổ Ỗỗ</text:p>
          </table:table-cell>
          <table:table-cell table:style-name="Table6.F1" office:value-type="string">
            <text:p text:style-name="P14">R</text:p>
          </table:table-cell>
        </table:table-row>
        <table:table-row table:style-name="Table6.1">
          <table:table-cell table:style-name="Table6.A1" office:value-type="string">
            <text:p text:style-name="P95"><text:span text:style-name="Default_20_Paragraph_20_Font"><text:span text:style-name="T5">Literacy alternates + Slant italic specials </text:span></text:span><text:span text:style-name="Default_20_Paragraph_20_Font"><text:span text:style-name="T9">(Literacy alternates take precedent over Slant italic specials)</text:span></text:span></text:p>
          </table:table-cell>
          <table:table-cell table:style-name="Table6.A1" office:value-type="string">
            <text:p text:style-name="P13">1032 + 1053</text:p>
          </table:table-cell>
          <table:table-cell table:style-name="Table6.A1" office:value-type="string">
            <text:p text:style-name="P7">True</text:p>
          </table:table-cell>
          <table:table-cell table:style-name="Table6.A1" office:value-type="string">
            <text:p text:style-name="P87">Aa Àà Áá Ââ Ãã Ää Åå Āā Ăă Ąą Ǎǎ Ǟǟ Ǡǡ Ǻǻ Ȁȁ Ȃȃ Ȧȧ Ḁḁ ẚ Ạạ Ảả Ấấ Ầầ Ẩẩ Ẫẫ Ậậ Ắắ Ằằ Ẳẳ Ẵẵ Ặặ Ⱥⱥ Gg Ĝĝ Ğğ Ġġ Ģģ Ǧǧ Ǵǵ Ǥǥ Ḡḡ</text:p>
          </table:table-cell>
          <table:table-cell table:style-name="Table6.A1" office:value-type="string">
            <text:p text:style-name="P88">Aa Àà Áá Ââ Ãã Ää Åå Āā Ăă Ąą Ǎǎ Ǟǟ Ǡǡ Ǻǻ Ȁȁ Ȃȃ Ȧȧ Ḁḁ ẚ Ạạ Ảả Ấấ Ầầ Ẩẩ Ẫẫ Ậậ Ắắ Ằằ Ẳẳ Ẵẵ Ặặ Ⱥⱥ Gg Ĝĝ Ğğ Ġġ Ģģ Ǧǧ Ǵǵ Ǥǥ Ḡḡ</text:p>
          </table:table-cell>
          <table:table-cell table:style-name="Table6.F1" office:value-type="string">
            <text:p text:style-name="P14">R</text:p>
          </table:table-cell>
        </table:table-row>
      </table:table>
      <text:p text:style-name="P98"/>
      <text:p text:style-name="Standard"><text:span text:style-name="Default_20_Paragraph_20_Font"><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Gentium Plus2" svg:font-family="'Gentium Plus'"/>
    <style:font-face style:name="Charis SIL:1052=1" svg:font-family="'Charis SIL:1052=1'" style:font-family-generic="system"/>
    <style:font-face style:name="Charis SIL:1058=1" svg:font-family="'Charis SIL:1058=1'" style:font-family-generic="system"/>
    <style:font-face style:name="Charis SIL:1058=1&amp;1028=1" svg:font-family="'Charis SIL:1058=1&amp;1028=1'" style:font-family-generic="system"/>
    <style:font-face style:name="Charis SIL:1058=1&amp;1044=1" svg:font-family="'Charis SIL:1058=1&amp;1044=1'" style:font-family-generic="system"/>
    <style:font-face style:name="MS Gothic" svg:font-family="'MS Gothic'" style:font-family-generic="modern" style:font-pitch="fixed"/>
    <style:font-face style:name="MS Mincho" svg:font-family="'MS Mincho'" style:font-family-generic="modern" style:font-pitch="fixed"/>
    <style:font-face style:name="Gentium Plus1" svg:font-family="'Gentium Plus'" style:font-pitch="variable"/>
    <style:font-face style:name="Gentium Plus:1026=1" svg:font-family="'Gentium Plus:1026=1'" style:font-pitch="variable"/>
    <style:font-face style:name="Gentium Plus:1029=1&amp;1032=1&amp;1053=1" svg:font-family="'Gentium Plus:1029=1&amp;1032=1&amp;1053=1'" style:font-pitch="variable"/>
    <style:font-face style:name="Gentium Plus:1029=1&amp;1032=1&amp;1053=1&amp;1058=1" svg:font-family="'Gentium Plus:1029=1&amp;1032=1&amp;1053=1&amp;1058=1'" style:font-pitch="variable"/>
    <style:font-face style:name="Gentium Plus:1029=1&amp;1032=1&amp;1058=1" svg:font-family="'Gentium Plus:1029=1&amp;1032=1&amp;1058=1'" style:font-pitch="variable"/>
    <style:font-face style:name="Gentium Plus:1029=1&amp;1053=1&amp;1058=1" svg:font-family="'Gentium Plus:1029=1&amp;1053=1&amp;1058=1'" style:font-pitch="variable"/>
    <style:font-face style:name="Gentium Plus:1029=1&amp;1058=1" svg:font-family="'Gentium Plus:1029=1&amp;1058=1'" style:font-pitch="variable"/>
    <style:font-face style:name="Gentium Plus:1030=1" svg:font-family="'Gentium Plus:1030=1'" style:font-pitch="variable"/>
    <style:font-face style:name="Gentium Plus:1050=1" svg:font-family="'Gentium Plus:1050=1'" style:font-pitch="variable"/>
    <style:font-face style:name="Gentium Plus:1054=1" svg:font-family="'Gentium Plus:1054=1'" style:font-pitch="variable"/>
    <style:font-face style:name="Gentium Plus:1058=11" svg:font-family="'Gentium Plus:1058=1'" style:font-pitch="variable"/>
    <style:font-face style:name="Gentium Plus:1058=1&amp;1043=1" svg:font-family="'Gentium Plus:1058=1&amp;1043=1'" style:font-pitch="variable"/>
    <style:font-face style:name="Gentium Plus:1058=1&amp;1054=1" svg:font-family="'Gentium Plus:1058=1&amp;1054=1'" style:font-pitch="variable"/>
    <style:font-face style:name="Gentium Plus:1058=1&amp;1060=1" svg:font-family="'Gentium Plus:1058=1&amp;1060=1'" style:font-pitch="variable"/>
    <style:font-face style:name="Gentium Plus:1058=1&amp;1078=1" svg:font-family="'Gentium Plus:1058=1&amp;1078=1'" style:font-pitch="variable"/>
    <style:font-face style:name="Gentium Plus:1060=1" svg:font-family="'Gentium Plus:1060=1'" style:font-pitch="variable"/>
    <style:font-face style:name="Gentium Plus:1078=1" svg:font-family="'Gentium Plus:1078=1'"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Charis SIL Literacy" svg:font-family="'Charis SIL Literacy'" style:font-family-generic="system" style:font-pitch="variable"/>
    <style:font-face style:name="Charis SIL SC" svg:font-family="'Charis SIL SC'" style:font-family-generic="system" style:font-pitch="variable"/>
    <style:font-face style:name="Charis SIL SC2nd" svg:font-family="'Charis SIL SC2nd'" style:font-family-generic="system" style:font-pitch="variable"/>
    <style:font-face style:name="Doulos SIL" svg:font-family="'Doulos SIL'" style:font-family-generic="system" style:font-pitch="variable"/>
    <style:font-face style:name="Gentium Plus" svg:font-family="'Gentium Plus'" style:font-family-generic="system" style:font-pitch="variable"/>
    <style:font-face style:name="Gentium Plus:1024=1" svg:font-family="'Gentium Plus:1024=1'" style:font-family-generic="system" style:font-pitch="variable"/>
    <style:font-face style:name="Gentium Plus:1024=2" svg:font-family="'Gentium Plus:1024=2'" style:font-family-generic="system" style:font-pitch="variable"/>
    <style:font-face style:name="Gentium Plus:1024=3" svg:font-family="'Gentium Plus:1024=3'" style:font-family-generic="system" style:font-pitch="variable"/>
    <style:font-face style:name="Gentium Plus:1025=1" svg:font-family="'Gentium Plus:1025=1'" style:font-family-generic="system" style:font-pitch="variable"/>
    <style:font-face style:name="Gentium Plus:1025=2" svg:font-family="'Gentium Plus:1025=2'" style:font-family-generic="system" style:font-pitch="variable"/>
    <style:font-face style:name="Gentium Plus:1027=1" svg:font-family="'Gentium Plus:1027=1'" style:font-family-generic="system" style:font-pitch="variable"/>
    <style:font-face style:name="Gentium Plus:1028=1" svg:font-family="'Gentium Plus:1028=1'" style:font-family-generic="system" style:font-pitch="variable"/>
    <style:font-face style:name="Gentium Plus:1029=1" svg:font-family="'Gentium Plus:1029=1'" style:font-family-generic="system" style:font-pitch="variable"/>
    <style:font-face style:name="Gentium Plus:1029=1&amp;1032=1" svg:font-family="'Gentium Plus:1029=1&amp;1032=1'" style:font-family-generic="system" style:font-pitch="variable"/>
    <style:font-face style:name="Gentium Plus:1029=1&amp;1053=1" svg:font-family="'Gentium Plus:1029=1&amp;1053=1'" style:font-family-generic="system" style:font-pitch="variable"/>
    <style:font-face style:name="Gentium Plus:1031=1" svg:font-family="'Gentium Plus:1031=1'" style:font-family-generic="system" style:font-pitch="variable"/>
    <style:font-face style:name="Gentium Plus:1032=1" svg:font-family="'Gentium Plus:1032=1'" style:font-family-generic="system" style:font-pitch="variable"/>
    <style:font-face style:name="Gentium Plus:1032=1&amp;1053=1" svg:font-family="'Gentium Plus:1032=1&amp;1053=1'" style:font-family-generic="system" style:font-pitch="variable"/>
    <style:font-face style:name="Gentium Plus:1033=1" svg:font-family="'Gentium Plus:1033=1'" style:font-family-generic="system" style:font-pitch="variable"/>
    <style:font-face style:name="Gentium Plus:1033=2" svg:font-family="'Gentium Plus:1033=2'" style:font-family-generic="system" style:font-pitch="variable"/>
    <style:font-face style:name="Gentium Plus:1034=0" svg:font-family="'Gentium Plus:1034=0'" style:font-family-generic="system" style:font-pitch="variable"/>
    <style:font-face style:name="Gentium Plus:1035=1" svg:font-family="'Gentium Plus:1035=1'" style:font-family-generic="system" style:font-pitch="variable"/>
    <style:font-face style:name="Gentium Plus:1036=1" svg:font-family="'Gentium Plus:1036=1'" style:font-family-generic="system" style:font-pitch="variable"/>
    <style:font-face style:name="Gentium Plus:1037=1" svg:font-family="'Gentium Plus:1037=1'" style:font-family-generic="system" style:font-pitch="variable"/>
    <style:font-face style:name="Gentium Plus:1038=1" svg:font-family="'Gentium Plus:1038=1'" style:font-family-generic="system" style:font-pitch="variable"/>
    <style:font-face style:name="Gentium Plus:1039=1" svg:font-family="'Gentium Plus:1039=1'" style:font-family-generic="system" style:font-pitch="variable"/>
    <style:font-face style:name="Gentium Plus:1040=1" svg:font-family="'Gentium Plus:1040=1'" style:font-family-generic="system" style:font-pitch="variable"/>
    <style:font-face style:name="Gentium Plus:1041=1" svg:font-family="'Gentium Plus:1041=1'" style:font-family-generic="system" style:font-pitch="variable"/>
    <style:font-face style:name="Gentium Plus:1042=1" svg:font-family="'Gentium Plus:1042=1'" style:font-family-generic="system" style:font-pitch="variable"/>
    <style:font-face style:name="Gentium Plus:1043=1" svg:font-family="'Gentium Plus:1043=1'" style:font-family-generic="system" style:font-pitch="variable"/>
    <style:font-face style:name="Gentium Plus:1044=1" svg:font-family="'Gentium Plus:1044=1'" style:font-family-generic="system" style:font-pitch="variable"/>
    <style:font-face style:name="Gentium Plus:1045=1" svg:font-family="'Gentium Plus:1045=1'" style:font-family-generic="system" style:font-pitch="variable"/>
    <style:font-face style:name="Gentium Plus:1047=1" svg:font-family="'Gentium Plus:1047=1'" style:font-family-generic="system" style:font-pitch="variable"/>
    <style:font-face style:name="Gentium Plus:1049=1" svg:font-family="'Gentium Plus:1049=1'" style:font-family-generic="system" style:font-pitch="variable"/>
    <style:font-face style:name="Gentium Plus:1052=1" svg:font-family="'Gentium Plus:1052=1'" style:font-family-generic="system" style:font-pitch="variable"/>
    <style:font-face style:name="Gentium Plus:1053=1" svg:font-family="'Gentium Plus:1053=1'" style:font-family-generic="system" style:font-pitch="variable"/>
    <style:font-face style:name="Gentium Plus:1056=1" svg:font-family="'Gentium Plus:1056=1'" style:font-family-generic="system" style:font-pitch="variable"/>
    <style:font-face style:name="Gentium Plus:1057=1" svg:font-family="'Gentium Plus:1057=1'" style:font-family-generic="system" style:font-pitch="variable"/>
    <style:font-face style:name="Gentium Plus:1058=1" svg:font-family="'Gentium Plus:1058=1'" style:font-family-generic="system" style:font-pitch="variable"/>
    <style:font-face style:name="Gentium Plus:1058=1&amp;1024=1" svg:font-family="'Gentium Plus:1058=1&amp;1024=1'" style:font-family-generic="system" style:font-pitch="variable"/>
    <style:font-face style:name="Gentium Plus:1058=1&amp;1024=2" svg:font-family="'Gentium Plus:1058=1&amp;1024=2'" style:font-family-generic="system" style:font-pitch="variable"/>
    <style:font-face style:name="Gentium Plus:1058=1&amp;1024=3" svg:font-family="'Gentium Plus:1058=1&amp;1024=3'" style:font-family-generic="system" style:font-pitch="variable"/>
    <style:font-face style:name="Gentium Plus:1058=1&amp;1027=1" svg:font-family="'Gentium Plus:1058=1&amp;1027=1'" style:font-family-generic="system" style:font-pitch="variable"/>
    <style:font-face style:name="Gentium Plus:1058=1&amp;1028=1" svg:font-family="'Gentium Plus:1058=1&amp;1028=1'" style:font-family-generic="system" style:font-pitch="variable"/>
    <style:font-face style:name="Gentium Plus:1058=1&amp;1031=1" svg:font-family="'Gentium Plus:1058=1&amp;1031=1'" style:font-family-generic="system" style:font-pitch="variable"/>
    <style:font-face style:name="Gentium Plus:1058=1&amp;1032=1" svg:font-family="'Gentium Plus:1058=1&amp;1032=1'" style:font-family-generic="system" style:font-pitch="variable"/>
    <style:font-face style:name="Gentium Plus:1058=1&amp;1032=1&amp;1053" svg:font-family="'Gentium Plus:1058=1&amp;1032=1&amp;1053'" style:font-family-generic="system" style:font-pitch="variable"/>
    <style:font-face style:name="Gentium Plus:1058=1&amp;1033=1" svg:font-family="'Gentium Plus:1058=1&amp;1033=1'" style:font-family-generic="system" style:font-pitch="variable"/>
    <style:font-face style:name="Gentium Plus:1058=1&amp;1033=2" svg:font-family="'Gentium Plus:1058=1&amp;1033=2'" style:font-family-generic="system" style:font-pitch="variable"/>
    <style:font-face style:name="Gentium Plus:1058=1&amp;1034=0" svg:font-family="'Gentium Plus:1058=1&amp;1034=0'" style:font-family-generic="system" style:font-pitch="variable"/>
    <style:font-face style:name="Gentium Plus:1058=1&amp;1035=1" svg:font-family="'Gentium Plus:1058=1&amp;1035=1'" style:font-family-generic="system" style:font-pitch="variable"/>
    <style:font-face style:name="Gentium Plus:1058=1&amp;1037=1" svg:font-family="'Gentium Plus:1058=1&amp;1037=1'" style:font-family-generic="system" style:font-pitch="variable"/>
    <style:font-face style:name="Gentium Plus:1058=1&amp;1038=1" svg:font-family="'Gentium Plus:1058=1&amp;1038=1'" style:font-family-generic="system" style:font-pitch="variable"/>
    <style:font-face style:name="Gentium Plus:1058=1&amp;1039=1" svg:font-family="'Gentium Plus:1058=1&amp;1039=1'" style:font-family-generic="system" style:font-pitch="variable"/>
    <style:font-face style:name="Gentium Plus:1058=1&amp;1040=1" svg:font-family="'Gentium Plus:1058=1&amp;1040=1'" style:font-family-generic="system" style:font-pitch="variable"/>
    <style:font-face style:name="Gentium Plus:1058=1&amp;1041=1" svg:font-family="'Gentium Plus:1058=1&amp;1041=1'" style:font-family-generic="system" style:font-pitch="variable"/>
    <style:font-face style:name="Gentium Plus:1058=1&amp;1042=1" svg:font-family="'Gentium Plus:1058=1&amp;1042=1'" style:font-family-generic="system" style:font-pitch="variable"/>
    <style:font-face style:name="Gentium Plus:1058=1&amp;1045=1" svg:font-family="'Gentium Plus:1058=1&amp;1045=1'" style:font-family-generic="system" style:font-pitch="variable"/>
    <style:font-face style:name="Gentium Plus:1058=1&amp;1053=1" svg:font-family="'Gentium Plus:1058=1&amp;1053=1'" style:font-family-generic="system" style:font-pitch="variable"/>
    <style:font-face style:name="Gentium Plus:1058=1&amp;1056=1" svg:font-family="'Gentium Plus:1058=1&amp;1056=1'" style:font-family-generic="system" style:font-pitch="variable"/>
    <style:font-face style:name="Gentium Plus:1058=1&amp;1059=1" svg:font-family="'Gentium Plus:1058=1&amp;1059=1'" style:font-family-generic="system" style:font-pitch="variable"/>
    <style:font-face style:name="Gentium Plus:1058=1&amp;1063=1" svg:font-family="'Gentium Plus:1058=1&amp;1063=1'" style:font-family-generic="system" style:font-pitch="variable"/>
    <style:font-face style:name="Gentium Plus:1058=1&amp;1064=1" svg:font-family="'Gentium Plus:1058=1&amp;1064=1'" style:font-family-generic="system" style:font-pitch="variable"/>
    <style:font-face style:name="Gentium Plus:1058=1&amp;1077=1" svg:font-family="'Gentium Plus:1058=1&amp;1077=1'" style:font-family-generic="system" style:font-pitch="variable"/>
    <style:font-face style:name="Gentium Plus:1058=1&amp;1077=2" svg:font-family="'Gentium Plus:1058=1&amp;1077=2'" style:font-family-generic="system" style:font-pitch="variable"/>
    <style:font-face style:name="Gentium Plus:1058=1&amp;1077=3" svg:font-family="'Gentium Plus:1058=1&amp;1077=3'" style:font-family-generic="system" style:font-pitch="variable"/>
    <style:font-face style:name="Gentium Plus:1058=1&amp;1077=4" svg:font-family="'Gentium Plus:1058=1&amp;1077=4'" style:font-family-generic="system" style:font-pitch="variable"/>
    <style:font-face style:name="Gentium Plus:1059=1" svg:font-family="'Gentium Plus:1059=1'" style:font-family-generic="system" style:font-pitch="variable"/>
    <style:font-face style:name="Gentium Plus:1062=1" svg:font-family="'Gentium Plus:1062=1'" style:font-family-generic="system" style:font-pitch="variable"/>
    <style:font-face style:name="Gentium Plus:1062=2" svg:font-family="'Gentium Plus:1062=2'" style:font-family-generic="system" style:font-pitch="variable"/>
    <style:font-face style:name="Gentium Plus:1062=3" svg:font-family="'Gentium Plus:1062=3'" style:font-family-generic="system" style:font-pitch="variable"/>
    <style:font-face style:name="Gentium Plus:1063=1" svg:font-family="'Gentium Plus:1063=1'" style:font-family-generic="system" style:font-pitch="variable"/>
    <style:font-face style:name="Gentium Plus:1064=1" svg:font-family="'Gentium Plus:1064=1'" style:font-family-generic="system" style:font-pitch="variable"/>
    <style:font-face style:name="Gentium Plus:1077=1" svg:font-family="'Gentium Plus:1077=1'" style:font-family-generic="system" style:font-pitch="variable"/>
    <style:font-face style:name="Gentium Plus:1077=2" svg:font-family="'Gentium Plus:1077=2'" style:font-family-generic="system" style:font-pitch="variable"/>
    <style:font-face style:name="Gentium Plus:1077=3" svg:font-family="'Gentium Plus:1077=3'" style:font-family-generic="system" style:font-pitch="variable"/>
    <style:font-face style:name="Gentium Plus:1077=4" svg:font-family="'Gentium Plus:1077=4'"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rial Unicode MS" style:font-size-asian="12pt" style:language-asian="zh" style:country-asian="CN"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Doulos SIL" style:font-name-asian="SimSun" style:font-name-complex="Doulos SIL"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1665in" fo:margin-bottom="0.0417in" fo:hyphenation-ladder-count="no-limit" fo:keep-with-next="always"/>
      <style:text-properties style:font-name="Arial" fo:font-size="16pt" fo:font-weight="bold" style:font-size-asian="16pt" style:font-weight-asian="bold" style:font-name-complex="Arial" style:font-size-complex="16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Normal_20__28_Web_29_" style:display-name="Normal (Web)" style:family="paragraph" style:parent-style-name="Standard">
      <style:paragraph-properties fo:margin-top="0.1945in" fo:margin-bottom="0.0799in" fo:hyphenation-ladder-count="no-limit"/>
      <style:text-properties style:font-name="Times New Roman" style:font-name-complex="Times New Roman" fo:hyphenate="false" fo:hyphenation-remain-char-count="0" fo:hyphenation-push-char-count="0"/>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parent-style-name="Default_20_Paragraph_20_Font">
      <style:text-properties style:text-position="super 67%"/>
    </style:style>
    <style:style style:name="Page_20_Number" style:display-name="Page Number" style:family="text" style:parent-style-name="Default_20_Paragraph_20_Font"/>
    <style:style style:name="Footnote_20_anchor" style:display-name="Footnote anchor" style:family="text">
      <style:text-properties style:text-position="super 67%"/>
    </style:style>
    <style:style style:name="Footnote_20_Reference" style:display-name="Footnote Reference" style:family="text" style:parent-style-name="Default_20_Paragraph_20_Font">
      <style:text-properties style:text-position="super 67%"/>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1665in" fo:margin-bottom="0in">
        <style:tab-stops>
          <style:tab-stop style:position="3in" style:type="center"/>
          <style:tab-stop style:position="9.25in" style:type="right"/>
        </style:tab-stops>
      </style:paragraph-properties>
    </style:style>
    <style:style style:name="MT1" style:family="text">
      <style:text-properties style:font-name="Arial Narrow" fo:font-size="10pt" fo:language="fr" fo:country="BE"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5in" fo:margin-right="0.75in" style:writing-mode="lr-tb" style:footnote-max-height="0in">
        <style:footnote-sep style:width="0.0071in" style:adjustment="left" style:rel-width="33%" style:color="#000000"/>
      </style:page-layout-properties>
      <style:header-style/>
      <style:footer-style>
        <style:header-footer-properties fo:min-height="0.25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Font Features for Gentium Plus</text:span></text:span><text:span text:style-name="Default_20_Paragraph_20_Font"><text:span text:style-name="MT1"><text:tab/></text:span></text:span><text:span text:style-name="Default_20_Paragraph_20_Font"><text:span text:style-name="MT1"><text:tab/>Page </text:span></text:span><text:span text:style-name="Page_20_Number"><text:span text:style-name="MT1"><text:page-number text:select-page="current">10</text:page-number></text:span></text:span><text:span text:style-name="Default_20_Paragraph_20_Font"><text:span text:style-name="MT1"><text:tab/></text:span></text:span><text:span text:style-name="Default_20_Paragraph_20_Font"><text:span text:style-name="MT1"><text:tab/></text:span></text:span><text:span text:style-name="Default_20_Paragraph_20_Font"><text:span text:style-name="MT1"><text:tab/></text:span></text:span><text:span text:style-name="Default_20_Paragraph_20_Font"><text:span text:style-name="MT1"><text:tab/></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Font Features for Charis SIL</dc:title>
    <meta:initial-creator>Lorna A. Priest</meta:initial-creator>
    <dc:creator>Lorna Priest</dc:creator>
    <meta:creation-date>2009-04-24T11:06:00Z</meta:creation-date>
    <dc:date>2010-10-25T14:52:28.28</dc:date>
    <meta:print-date>2010-10-25T14:49:10.45</meta:print-date>
    <meta:editing-cycles>53</meta:editing-cycles>
    <meta:editing-duration>PT05H07M25S</meta:editing-duration>
    <meta:printed-by>Lorna Priest</meta:printed-by>
    <meta:document-statistic meta:table-count="5" meta:image-count="0" meta:object-count="0" meta:page-count="10" meta:paragraph-count="440" meta:word-count="4717" meta:character-count="16493"/>
    <meta:user-defined meta:name="Info 1"/>
    <meta:user-defined meta:name="Info 2"/>
    <meta:user-defined meta:name="Info 3"/>
    <meta:user-defined meta:name="Info 4"/>
    <meta:template xlink:type="simple" xlink:actuate="onRequest" xlink:title="" xlink:href="Normal"/>
  </office:meta>
</office:document-meta>
</file>